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43.93pt" svg:y="0pt">
            <loext:p draw:notify-on-update-of-ranges="Sheet1.C1:Sheet1.C360 Sheet1.D1:Sheet1.D3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805.46pt" svg:y="4.51pt">
            <loext:p draw:notify-on-update-of-ranges="Sheet1.C1:Sheet1.C360 Sheet1.D1:Sheet1.D3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45.8pt" svg:y="287.63pt">
            <loext:p draw:notify-on-update-of-ranges="Sheet1.C1:Sheet1.C360 Sheet1.D1:Sheet1.D3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817.2pt" svg:y="289.16pt">
            <loext:p draw:notify-on-update-of-ranges="Sheet1.C1:Sheet1.C360 Sheet1.D1:Sheet1.D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6pt" svg:x="822.67pt" svg:y="551.93pt">
            <loext:p draw:notify-on-update-of-ranges="Sheet1.C1:Sheet1.C360 Sheet1.D1:Sheet1.D3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258.86pt" svg:y="4572.34pt">
            <loext:p draw:notify-on-update-of-ranges="Sheet1.C1:Sheet1.C360 Sheet1.D1:Sheet1.D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6961478.15" calcext:value-type="float">
            <text:p>1886961478.15</text:p>
          </table:table-cell>
          <table:table-cell office:value-type="float" office:value="0" calcext:value-type="float">
            <text:p>0</text:p>
          </table:table-cell>
          <table:table-cell table:formula="of:=[.$B1]/[.$E$1]" office:value-type="float" office:value="0.0381147277141024" calcext:value-type="float">
            <text:p>0.0381147277</text:p>
          </table:table-cell>
          <table:table-cell table:formula="of:=MAX([.B1:.B360])" office:value-type="float" office:value="49507410686.6" calcext:value-type="float">
            <text:p>49507410686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9781646.81" calcext:value-type="float">
            <text:p>1959781646.81</text:p>
          </table:table-cell>
          <table:table-cell office:value-type="float" office:value="1" calcext:value-type="float">
            <text:p>1</text:p>
          </table:table-cell>
          <table:table-cell table:formula="of:=[.$B2]/[.$E$1]" office:value-type="float" office:value="0.039585622023663" calcext:value-type="float">
            <text:p>0.0395856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33213635.46" calcext:value-type="float">
            <text:p>2033213635.46</text:p>
          </table:table-cell>
          <table:table-cell office:value-type="float" office:value="2" calcext:value-type="float">
            <text:p>2</text:p>
          </table:table-cell>
          <table:table-cell table:formula="of:=[.$B3]/[.$E$1]" office:value-type="float" office:value="0.0410688744828726" calcext:value-type="float">
            <text:p>0.04106887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26137020.59" calcext:value-type="float">
            <text:p>2126137020.59</text:p>
          </table:table-cell>
          <table:table-cell office:value-type="float" office:value="3" calcext:value-type="float">
            <text:p>3</text:p>
          </table:table-cell>
          <table:table-cell table:formula="of:=[.$B4]/[.$E$1]" office:value-type="float" office:value="0.0429458335853843" calcext:value-type="float">
            <text:p>0.04294583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3387177.95" calcext:value-type="float">
            <text:p>2193387177.95</text:p>
          </table:table-cell>
          <table:table-cell office:value-type="float" office:value="4" calcext:value-type="float">
            <text:p>4</text:p>
          </table:table-cell>
          <table:table-cell table:formula="of:=[.$B5]/[.$E$1]" office:value-type="float" office:value="0.0443042192578994" calcext:value-type="float">
            <text:p>0.04430421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9983972.97" calcext:value-type="float">
            <text:p>2289983972.97</text:p>
          </table:table-cell>
          <table:table-cell office:value-type="float" office:value="5" calcext:value-type="float">
            <text:p>5</text:p>
          </table:table-cell>
          <table:table-cell table:formula="of:=[.$B6]/[.$E$1]" office:value-type="float" office:value="0.0462553775527958" calcext:value-type="float">
            <text:p>0.04625537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7383103.95" calcext:value-type="float">
            <text:p>2357383103.95</text:p>
          </table:table-cell>
          <table:table-cell office:value-type="float" office:value="6" calcext:value-type="float">
            <text:p>6</text:p>
          </table:table-cell>
          <table:table-cell table:formula="of:=[.$B7]/[.$E$1]" office:value-type="float" office:value="0.0476167723428942" calcext:value-type="float">
            <text:p>0.04761677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5289045.54" calcext:value-type="float">
            <text:p>2455289045.54</text:p>
          </table:table-cell>
          <table:table-cell office:value-type="float" office:value="7" calcext:value-type="float">
            <text:p>7</text:p>
          </table:table-cell>
          <table:table-cell table:formula="of:=[.$B8]/[.$E$1]" office:value-type="float" office:value="0.0495943740843745" calcext:value-type="float">
            <text:p>0.04959437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49188916.77" calcext:value-type="float">
            <text:p>2549188916.77</text:p>
          </table:table-cell>
          <table:table-cell office:value-type="float" office:value="8" calcext:value-type="float">
            <text:p>8</text:p>
          </table:table-cell>
          <table:table-cell table:formula="of:=[.$B9]/[.$E$1]" office:value-type="float" office:value="0.051491057225903" calcext:value-type="float">
            <text:p>0.051491057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40642193.8" calcext:value-type="float">
            <text:p>2640642193.8</text:p>
          </table:table-cell>
          <table:table-cell office:value-type="float" office:value="9" calcext:value-type="float">
            <text:p>9</text:p>
          </table:table-cell>
          <table:table-cell table:formula="of:=[.$B10]/[.$E$1]" office:value-type="float" office:value="0.053338321620499" calcext:value-type="float">
            <text:p>0.05333832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33101351.47" calcext:value-type="float">
            <text:p>2733101351.47</text:p>
          </table:table-cell>
          <table:table-cell office:value-type="float" office:value="10" calcext:value-type="float">
            <text:p>10</text:p>
          </table:table-cell>
          <table:table-cell table:formula="of:=[.$B11]/[.$E$1]" office:value-type="float" office:value="0.0552059037943134" calcext:value-type="float">
            <text:p>0.05520590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26664758.38" calcext:value-type="float">
            <text:p>2826664758.38</text:p>
          </table:table-cell>
          <table:table-cell office:value-type="float" office:value="11" calcext:value-type="float">
            <text:p>11</text:p>
          </table:table-cell>
          <table:table-cell table:formula="of:=[.$B12]/[.$E$1]" office:value-type="float" office:value="0.0570957906943229" calcext:value-type="float">
            <text:p>0.05709579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19642365.27" calcext:value-type="float">
            <text:p>2919642365.27</text:p>
          </table:table-cell>
          <table:table-cell office:value-type="float" office:value="12" calcext:value-type="float">
            <text:p>12</text:p>
          </table:table-cell>
          <table:table-cell table:formula="of:=[.$B13]/[.$E$1]" office:value-type="float" office:value="0.0589738450219585" calcext:value-type="float">
            <text:p>0.0589738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21556295.98" calcext:value-type="float">
            <text:p>3021556295.98</text:p>
          </table:table-cell>
          <table:table-cell office:value-type="float" office:value="13" calcext:value-type="float">
            <text:p>13</text:p>
          </table:table-cell>
          <table:table-cell table:formula="of:=[.$B14]/[.$E$1]" office:value-type="float" office:value="0.0610324041204165" calcext:value-type="float">
            <text:p>0.06103240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22290523.26" calcext:value-type="float">
            <text:p>3122290523.26</text:p>
          </table:table-cell>
          <table:table-cell office:value-type="float" office:value="14" calcext:value-type="float">
            <text:p>14</text:p>
          </table:table-cell>
          <table:table-cell table:formula="of:=[.$B15]/[.$E$1]" office:value-type="float" office:value="0.0630671343937828" calcext:value-type="float">
            <text:p>0.06306713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13853919.51" calcext:value-type="float">
            <text:p>3213853919.51</text:p>
          </table:table-cell>
          <table:table-cell office:value-type="float" office:value="15" calcext:value-type="float">
            <text:p>15</text:p>
          </table:table-cell>
          <table:table-cell table:formula="of:=[.$B16]/[.$E$1]" office:value-type="float" office:value="0.0649166230860844" calcext:value-type="float">
            <text:p>0.06491662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01225926.52" calcext:value-type="float">
            <text:p>3301225926.52</text:p>
          </table:table-cell>
          <table:table-cell office:value-type="float" office:value="16" calcext:value-type="float">
            <text:p>16</text:p>
          </table:table-cell>
          <table:table-cell table:formula="of:=[.$B17]/[.$E$1]" office:value-type="float" office:value="0.0666814499230826" calcext:value-type="float">
            <text:p>0.066681449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02691584.78" calcext:value-type="float">
            <text:p>3402691584.78</text:p>
          </table:table-cell>
          <table:table-cell office:value-type="float" office:value="17" calcext:value-type="float">
            <text:p>17</text:p>
          </table:table-cell>
          <table:table-cell table:formula="of:=[.$B18]/[.$E$1]" office:value-type="float" office:value="0.0687309543680295" calcext:value-type="float">
            <text:p>0.068730954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01041870.24" calcext:value-type="float">
            <text:p>3501041870.24</text:p>
          </table:table-cell>
          <table:table-cell office:value-type="float" office:value="18" calcext:value-type="float">
            <text:p>18</text:p>
          </table:table-cell>
          <table:table-cell table:formula="of:=[.$B19]/[.$E$1]" office:value-type="float" office:value="0.0707175314096484" calcext:value-type="float">
            <text:p>0.07071753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01890075.86" calcext:value-type="float">
            <text:p>3601890075.86</text:p>
          </table:table-cell>
          <table:table-cell office:value-type="float" office:value="19" calcext:value-type="float">
            <text:p>19</text:p>
          </table:table-cell>
          <table:table-cell table:formula="of:=[.$B20]/[.$E$1]" office:value-type="float" office:value="0.0727545639310705" calcext:value-type="float">
            <text:p>0.07275456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05957856.61" calcext:value-type="float">
            <text:p>3705957856.61</text:p>
          </table:table-cell>
          <table:table-cell office:value-type="float" office:value="20" calcext:value-type="float">
            <text:p>20</text:p>
          </table:table-cell>
          <table:table-cell table:formula="of:=[.$B21]/[.$E$1]" office:value-type="float" office:value="0.0748566286382875" calcext:value-type="float">
            <text:p>0.074856628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00296949.03" calcext:value-type="float">
            <text:p>3800296949.03</text:p>
          </table:table-cell>
          <table:table-cell office:value-type="float" office:value="21" calcext:value-type="float">
            <text:p>21</text:p>
          </table:table-cell>
          <table:table-cell table:formula="of:=[.$B22]/[.$E$1]" office:value-type="float" office:value="0.0767621836069608" calcext:value-type="float">
            <text:p>0.076762183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98733111.97" calcext:value-type="float">
            <text:p>3898733111.97</text:p>
          </table:table-cell>
          <table:table-cell office:value-type="float" office:value="22" calcext:value-type="float">
            <text:p>22</text:p>
          </table:table-cell>
          <table:table-cell table:formula="of:=[.$B23]/[.$E$1]" office:value-type="float" office:value="0.0787504952874713" calcext:value-type="float">
            <text:p>0.078750495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47640256.6" calcext:value-type="float">
            <text:p>3947640256.6</text:p>
          </table:table-cell>
          <table:table-cell office:value-type="float" office:value="23" calcext:value-type="float">
            <text:p>23</text:p>
          </table:table-cell>
          <table:table-cell table:formula="of:=[.$B24]/[.$E$1]" office:value-type="float" office:value="0.0797383705156791" calcext:value-type="float">
            <text:p>0.079738370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44317086.69" calcext:value-type="float">
            <text:p>4044317086.69</text:p>
          </table:table-cell>
          <table:table-cell office:value-type="float" office:value="24" calcext:value-type="float">
            <text:p>24</text:p>
          </table:table-cell>
          <table:table-cell table:formula="of:=[.$B25]/[.$E$1]" office:value-type="float" office:value="0.0816911454386497" calcext:value-type="float">
            <text:p>0.081691145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35744430.82" calcext:value-type="float">
            <text:p>4135744430.82</text:p>
          </table:table-cell>
          <table:table-cell office:value-type="float" office:value="25" calcext:value-type="float">
            <text:p>25</text:p>
          </table:table-cell>
          <table:table-cell table:formula="of:=[.$B26]/[.$E$1]" office:value-type="float" office:value="0.0835378860146973" calcext:value-type="float">
            <text:p>0.08353788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30136796.87" calcext:value-type="float">
            <text:p>4230136796.87</text:p>
          </table:table-cell>
          <table:table-cell office:value-type="float" office:value="26" calcext:value-type="float">
            <text:p>26</text:p>
          </table:table-cell>
          <table:table-cell table:formula="of:=[.$B27]/[.$E$1]" office:value-type="float" office:value="0.0854445170572202" calcext:value-type="float">
            <text:p>0.085444517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26863375.99" calcext:value-type="float">
            <text:p>4326863375.99</text:p>
          </table:table-cell>
          <table:table-cell office:value-type="float" office:value="27" calcext:value-type="float">
            <text:p>27</text:p>
          </table:table-cell>
          <table:table-cell table:formula="of:=[.$B28]/[.$E$1]" office:value-type="float" office:value="0.0873982968606584" calcext:value-type="float">
            <text:p>0.087398296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21293026.11" calcext:value-type="float">
            <text:p>4421293026.11</text:p>
          </table:table-cell>
          <table:table-cell office:value-type="float" office:value="28" calcext:value-type="float">
            <text:p>28</text:p>
          </table:table-cell>
          <table:table-cell table:formula="of:=[.$B29]/[.$E$1]" office:value-type="float" office:value="0.0893056810039693" calcext:value-type="float">
            <text:p>0.08930568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03468304.02" calcext:value-type="float">
            <text:p>4503468304.02</text:p>
          </table:table-cell>
          <table:table-cell office:value-type="float" office:value="29" calcext:value-type="float">
            <text:p>29</text:p>
          </table:table-cell>
          <table:table-cell table:formula="of:=[.$B30]/[.$E$1]" office:value-type="float" office:value="0.0909655391296588" calcext:value-type="float">
            <text:p>0.090965539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87697914.99" calcext:value-type="float">
            <text:p>4587697914.99</text:p>
          </table:table-cell>
          <table:table-cell office:value-type="float" office:value="30" calcext:value-type="float">
            <text:p>30</text:p>
          </table:table-cell>
          <table:table-cell table:formula="of:=[.$B31]/[.$E$1]" office:value-type="float" office:value="0.092666892721007" calcext:value-type="float">
            <text:p>0.092666892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81756320.21" calcext:value-type="float">
            <text:p>4681756320.21</text:p>
          </table:table-cell>
          <table:table-cell office:value-type="float" office:value="31" calcext:value-type="float">
            <text:p>31</text:p>
          </table:table-cell>
          <table:table-cell table:formula="of:=[.$B32]/[.$E$1]" office:value-type="float" office:value="0.094566778089996" calcext:value-type="float">
            <text:p>0.094566778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62463922.14" calcext:value-type="float">
            <text:p>4762463922.14</text:p>
          </table:table-cell>
          <table:table-cell office:value-type="float" office:value="32" calcext:value-type="float">
            <text:p>32</text:p>
          </table:table-cell>
          <table:table-cell table:formula="of:=[.$B33]/[.$E$1]" office:value-type="float" office:value="0.0961969906341525" calcext:value-type="float">
            <text:p>0.096196990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47895762.12" calcext:value-type="float">
            <text:p>4847895762.12</text:p>
          </table:table-cell>
          <table:table-cell office:value-type="float" office:value="33" calcext:value-type="float">
            <text:p>33</text:p>
          </table:table-cell>
          <table:table-cell table:formula="of:=[.$B34]/[.$E$1]" office:value-type="float" office:value="0.0979226280446972" calcext:value-type="float">
            <text:p>0.09792262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28269699.75" calcext:value-type="float">
            <text:p>4928269699.75</text:p>
          </table:table-cell>
          <table:table-cell office:value-type="float" office:value="34" calcext:value-type="float">
            <text:p>34</text:p>
          </table:table-cell>
          <table:table-cell table:formula="of:=[.$B35]/[.$E$1]" office:value-type="float" office:value="0.0995461009049281" calcext:value-type="float">
            <text:p>0.09954610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6339550.58" calcext:value-type="float">
            <text:p>5006339550.58</text:p>
          </table:table-cell>
          <table:table-cell office:value-type="float" office:value="35" calcext:value-type="float">
            <text:p>35</text:p>
          </table:table-cell>
          <table:table-cell table:formula="of:=[.$B36]/[.$E$1]" office:value-type="float" office:value="0.101123033524657" calcext:value-type="float">
            <text:p>0.10112303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89642722.16" calcext:value-type="float">
            <text:p>5089642722.16</text:p>
          </table:table-cell>
          <table:table-cell office:value-type="float" office:value="36" calcext:value-type="float">
            <text:p>36</text:p>
          </table:table-cell>
          <table:table-cell table:formula="of:=[.$B37]/[.$E$1]" office:value-type="float" office:value="0.102805673970293" calcext:value-type="float">
            <text:p>0.10280567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65346197.45" calcext:value-type="float">
            <text:p>5165346197.45</text:p>
          </table:table-cell>
          <table:table-cell office:value-type="float" office:value="37" calcext:value-type="float">
            <text:p>37</text:p>
          </table:table-cell>
          <table:table-cell table:formula="of:=[.$B38]/[.$E$1]" office:value-type="float" office:value="0.104334808179497" calcext:value-type="float">
            <text:p>0.104334808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37428604.48" calcext:value-type="float">
            <text:p>5237428604.48</text:p>
          </table:table-cell>
          <table:table-cell office:value-type="float" office:value="38" calcext:value-type="float">
            <text:p>38</text:p>
          </table:table-cell>
          <table:table-cell table:formula="of:=[.$B39]/[.$E$1]" office:value-type="float" office:value="0.105790800444702" calcext:value-type="float">
            <text:p>0.105790800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06604440.76" calcext:value-type="float">
            <text:p>5306604440.76</text:p>
          </table:table-cell>
          <table:table-cell office:value-type="float" office:value="39" calcext:value-type="float">
            <text:p>39</text:p>
          </table:table-cell>
          <table:table-cell table:formula="of:=[.$B40]/[.$E$1]" office:value-type="float" office:value="0.107188082898392" calcext:value-type="float">
            <text:p>0.107188082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72477331.94" calcext:value-type="float">
            <text:p>5372477331.94</text:p>
          </table:table-cell>
          <table:table-cell office:value-type="float" office:value="40" calcext:value-type="float">
            <text:p>40</text:p>
          </table:table-cell>
          <table:table-cell table:formula="of:=[.$B41]/[.$E$1]" office:value-type="float" office:value="0.10851864917658" calcext:value-type="float">
            <text:p>0.108518649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38709189.06" calcext:value-type="float">
            <text:p>5438709189.06</text:p>
          </table:table-cell>
          <table:table-cell office:value-type="float" office:value="41" calcext:value-type="float">
            <text:p>41</text:p>
          </table:table-cell>
          <table:table-cell table:formula="of:=[.$B42]/[.$E$1]" office:value-type="float" office:value="0.109856466206423" calcext:value-type="float">
            <text:p>0.109856466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20429370.09" calcext:value-type="float">
            <text:p>5520429370.09</text:p>
          </table:table-cell>
          <table:table-cell office:value-type="float" office:value="42" calcext:value-type="float">
            <text:p>42</text:p>
          </table:table-cell>
          <table:table-cell table:formula="of:=[.$B43]/[.$E$1]" office:value-type="float" office:value="0.111507131831966" calcext:value-type="float">
            <text:p>0.111507131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78956818.11" calcext:value-type="float">
            <text:p>5578956818.11</text:p>
          </table:table-cell>
          <table:table-cell office:value-type="float" office:value="43" calcext:value-type="float">
            <text:p>43</text:p>
          </table:table-cell>
          <table:table-cell table:formula="of:=[.$B44]/[.$E$1]" office:value-type="float" office:value="0.112689327531727" calcext:value-type="float">
            <text:p>0.112689327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37296576.71" calcext:value-type="float">
            <text:p>5637296576.71</text:p>
          </table:table-cell>
          <table:table-cell office:value-type="float" office:value="44" calcext:value-type="float">
            <text:p>44</text:p>
          </table:table-cell>
          <table:table-cell table:formula="of:=[.$B45]/[.$E$1]" office:value-type="float" office:value="0.113867732093608" calcext:value-type="float">
            <text:p>0.113867732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95591166.49" calcext:value-type="float">
            <text:p>5695591166.49</text:p>
          </table:table-cell>
          <table:table-cell office:value-type="float" office:value="45" calcext:value-type="float">
            <text:p>45</text:p>
          </table:table-cell>
          <table:table-cell table:formula="of:=[.$B46]/[.$E$1]" office:value-type="float" office:value="0.115045224290666" calcext:value-type="float">
            <text:p>0.115045224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02115179.48" calcext:value-type="float">
            <text:p>5702115179.48</text:p>
          </table:table-cell>
          <table:table-cell office:value-type="float" office:value="46" calcext:value-type="float">
            <text:p>46</text:p>
          </table:table-cell>
          <table:table-cell table:formula="of:=[.$B47]/[.$E$1]" office:value-type="float" office:value="0.115177002804216" calcext:value-type="float">
            <text:p>0.11517700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61049741.79" calcext:value-type="float">
            <text:p>5761049741.79</text:p>
          </table:table-cell>
          <table:table-cell office:value-type="float" office:value="47" calcext:value-type="float">
            <text:p>47</text:p>
          </table:table-cell>
          <table:table-cell table:formula="of:=[.$B48]/[.$E$1]" office:value-type="float" office:value="0.116367421803971" calcext:value-type="float">
            <text:p>0.116367421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04265964.15" calcext:value-type="float">
            <text:p>5804265964.15</text:p>
          </table:table-cell>
          <table:table-cell office:value-type="float" office:value="48" calcext:value-type="float">
            <text:p>48</text:p>
          </table:table-cell>
          <table:table-cell table:formula="of:=[.$B49]/[.$E$1]" office:value-type="float" office:value="0.11724034611491" calcext:value-type="float">
            <text:p>0.117240346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43249252.25" calcext:value-type="float">
            <text:p>5843249252.25</text:p>
          </table:table-cell>
          <table:table-cell office:value-type="float" office:value="49" calcext:value-type="float">
            <text:p>49</text:p>
          </table:table-cell>
          <table:table-cell table:formula="of:=[.$B50]/[.$E$1]" office:value-type="float" office:value="0.118027769402846" calcext:value-type="float">
            <text:p>0.118027769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79562969.04" calcext:value-type="float">
            <text:p>5879562969.04</text:p>
          </table:table-cell>
          <table:table-cell office:value-type="float" office:value="50" calcext:value-type="float">
            <text:p>50</text:p>
          </table:table-cell>
          <table:table-cell table:formula="of:=[.$B51]/[.$E$1]" office:value-type="float" office:value="0.118761270030052" calcext:value-type="float">
            <text:p>0.1187612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19502583.96" calcext:value-type="float">
            <text:p>5919502583.96</text:p>
          </table:table-cell>
          <table:table-cell office:value-type="float" office:value="51" calcext:value-type="float">
            <text:p>51</text:p>
          </table:table-cell>
          <table:table-cell table:formula="of:=[.$B52]/[.$E$1]" office:value-type="float" office:value="0.119568010159784" calcext:value-type="float">
            <text:p>0.119568010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952217184.41" calcext:value-type="float">
            <text:p>5952217184.41</text:p>
          </table:table-cell>
          <table:table-cell office:value-type="float" office:value="52" calcext:value-type="float">
            <text:p>52</text:p>
          </table:table-cell>
          <table:table-cell table:formula="of:=[.$B53]/[.$E$1]" office:value-type="float" office:value="0.12022881224974" calcext:value-type="float">
            <text:p>0.120228812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68964229.39" calcext:value-type="float">
            <text:p>5968964229.39</text:p>
          </table:table-cell>
          <table:table-cell office:value-type="float" office:value="53" calcext:value-type="float">
            <text:p>53</text:p>
          </table:table-cell>
          <table:table-cell table:formula="of:=[.$B54]/[.$E$1]" office:value-type="float" office:value="0.12056708574754" calcext:value-type="float">
            <text:p>0.120567085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993471113.3" calcext:value-type="float">
            <text:p>5993471113.3</text:p>
          </table:table-cell>
          <table:table-cell office:value-type="float" office:value="54" calcext:value-type="float">
            <text:p>54</text:p>
          </table:table-cell>
          <table:table-cell table:formula="of:=[.$B55]/[.$E$1]" office:value-type="float" office:value="0.121062100202349" calcext:value-type="float">
            <text:p>0.121062100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99584564.57" calcext:value-type="float">
            <text:p>5999584564.57</text:p>
          </table:table-cell>
          <table:table-cell office:value-type="float" office:value="55" calcext:value-type="float">
            <text:p>55</text:p>
          </table:table-cell>
          <table:table-cell table:formula="of:=[.$B56]/[.$E$1]" office:value-type="float" office:value="0.12118558578128" calcext:value-type="float">
            <text:p>0.121185585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16342558.99" calcext:value-type="float">
            <text:p>6016342558.99</text:p>
          </table:table-cell>
          <table:table-cell office:value-type="float" office:value="56" calcext:value-type="float">
            <text:p>56</text:p>
          </table:table-cell>
          <table:table-cell table:formula="of:=[.$B57]/[.$E$1]" office:value-type="float" office:value="0.121524080446777" calcext:value-type="float">
            <text:p>0.121524080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29440907.98" calcext:value-type="float">
            <text:p>6029440907.98</text:p>
          </table:table-cell>
          <table:table-cell office:value-type="float" office:value="57" calcext:value-type="float">
            <text:p>57</text:p>
          </table:table-cell>
          <table:table-cell table:formula="of:=[.$B58]/[.$E$1]" office:value-type="float" office:value="0.121788653948165" calcext:value-type="float">
            <text:p>0.121788653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41552347.41" calcext:value-type="float">
            <text:p>6041552347.41</text:p>
          </table:table-cell>
          <table:table-cell office:value-type="float" office:value="58" calcext:value-type="float">
            <text:p>58</text:p>
          </table:table-cell>
          <table:table-cell table:formula="of:=[.$B59]/[.$E$1]" office:value-type="float" office:value="0.122033292867107" calcext:value-type="float">
            <text:p>0.122033292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46876964.54" calcext:value-type="float">
            <text:p>6046876964.54</text:p>
          </table:table-cell>
          <table:table-cell office:value-type="float" office:value="59" calcext:value-type="float">
            <text:p>59</text:p>
          </table:table-cell>
          <table:table-cell table:formula="of:=[.$B60]/[.$E$1]" office:value-type="float" office:value="0.122140844788247" calcext:value-type="float">
            <text:p>0.122140844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46294235.14" calcext:value-type="float">
            <text:p>6046294235.14</text:p>
          </table:table-cell>
          <table:table-cell office:value-type="float" office:value="60" calcext:value-type="float">
            <text:p>60</text:p>
          </table:table-cell>
          <table:table-cell table:formula="of:=[.$B61]/[.$E$1]" office:value-type="float" office:value="0.122129074239314" calcext:value-type="float">
            <text:p>0.122129074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42861341.47" calcext:value-type="float">
            <text:p>6042861341.47</text:p>
          </table:table-cell>
          <table:table-cell office:value-type="float" office:value="61" calcext:value-type="float">
            <text:p>61</text:p>
          </table:table-cell>
          <table:table-cell table:formula="of:=[.$B62]/[.$E$1]" office:value-type="float" office:value="0.122059733233142" calcext:value-type="float">
            <text:p>0.122059733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22535128.22" calcext:value-type="float">
            <text:p>6022535128.22</text:p>
          </table:table-cell>
          <table:table-cell office:value-type="float" office:value="62" calcext:value-type="float">
            <text:p>62</text:p>
          </table:table-cell>
          <table:table-cell table:formula="of:=[.$B63]/[.$E$1]" office:value-type="float" office:value="0.121649164129081" calcext:value-type="float">
            <text:p>0.121649164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13225838.71" calcext:value-type="float">
            <text:p>6013225838.71</text:p>
          </table:table-cell>
          <table:table-cell office:value-type="float" office:value="63" calcext:value-type="float">
            <text:p>63</text:p>
          </table:table-cell>
          <table:table-cell table:formula="of:=[.$B64]/[.$E$1]" office:value-type="float" office:value="0.121461125825706" calcext:value-type="float">
            <text:p>0.121461125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02848884.89" calcext:value-type="float">
            <text:p>6002848884.89</text:p>
          </table:table-cell>
          <table:table-cell office:value-type="float" office:value="64" calcext:value-type="float">
            <text:p>64</text:p>
          </table:table-cell>
          <table:table-cell table:formula="of:=[.$B65]/[.$E$1]" office:value-type="float" office:value="0.121251521774997" calcext:value-type="float">
            <text:p>0.121251521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85387413.87" calcext:value-type="float">
            <text:p>5985387413.87</text:p>
          </table:table-cell>
          <table:table-cell office:value-type="float" office:value="65" calcext:value-type="float">
            <text:p>65</text:p>
          </table:table-cell>
          <table:table-cell table:formula="of:=[.$B66]/[.$E$1]" office:value-type="float" office:value="0.120898817588334" calcext:value-type="float">
            <text:p>0.120898817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79162909.93" calcext:value-type="float">
            <text:p>5979162909.93</text:p>
          </table:table-cell>
          <table:table-cell office:value-type="float" office:value="66" calcext:value-type="float">
            <text:p>66</text:p>
          </table:table-cell>
          <table:table-cell table:formula="of:=[.$B67]/[.$E$1]" office:value-type="float" office:value="0.120773088856945" calcext:value-type="float">
            <text:p>0.120773088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53178111" calcext:value-type="float">
            <text:p>5953178111</text:p>
          </table:table-cell>
          <table:table-cell office:value-type="float" office:value="67" calcext:value-type="float">
            <text:p>67</text:p>
          </table:table-cell>
          <table:table-cell table:formula="of:=[.$B68]/[.$E$1]" office:value-type="float" office:value="0.120248222002273" calcext:value-type="float">
            <text:p>0.12024822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23581300.49" calcext:value-type="float">
            <text:p>5923581300.49</text:p>
          </table:table-cell>
          <table:table-cell office:value-type="float" office:value="68" calcext:value-type="float">
            <text:p>68</text:p>
          </table:table-cell>
          <table:table-cell table:formula="of:=[.$B69]/[.$E$1]" office:value-type="float" office:value="0.119650396139447" calcext:value-type="float">
            <text:p>0.119650396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90775367.93" calcext:value-type="float">
            <text:p>5890775367.93</text:p>
          </table:table-cell>
          <table:table-cell office:value-type="float" office:value="69" calcext:value-type="float">
            <text:p>69</text:p>
          </table:table-cell>
          <table:table-cell table:formula="of:=[.$B70]/[.$E$1]" office:value-type="float" office:value="0.118987749232549" calcext:value-type="float">
            <text:p>0.118987749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54165262.9" calcext:value-type="float">
            <text:p>5854165262.9</text:p>
          </table:table-cell>
          <table:table-cell office:value-type="float" office:value="70" calcext:value-type="float">
            <text:p>70</text:p>
          </table:table-cell>
          <table:table-cell table:formula="of:=[.$B71]/[.$E$1]" office:value-type="float" office:value="0.118248261860411" calcext:value-type="float">
            <text:p>0.118248261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831280659.93" calcext:value-type="float">
            <text:p>5831280659.93</text:p>
          </table:table-cell>
          <table:table-cell office:value-type="float" office:value="71" calcext:value-type="float">
            <text:p>71</text:p>
          </table:table-cell>
          <table:table-cell table:formula="of:=[.$B72]/[.$E$1]" office:value-type="float" office:value="0.117786015852134" calcext:value-type="float">
            <text:p>0.117786015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820657771.72" calcext:value-type="float">
            <text:p>5820657771.72</text:p>
          </table:table-cell>
          <table:table-cell office:value-type="float" office:value="72" calcext:value-type="float">
            <text:p>72</text:p>
          </table:table-cell>
          <table:table-cell table:formula="of:=[.$B73]/[.$E$1]" office:value-type="float" office:value="0.117571444173619" calcext:value-type="float">
            <text:p>0.117571444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73689462.61" calcext:value-type="float">
            <text:p>5773689462.61</text:p>
          </table:table-cell>
          <table:table-cell office:value-type="float" office:value="73" calcext:value-type="float">
            <text:p>73</text:p>
          </table:table-cell>
          <table:table-cell table:formula="of:=[.$B74]/[.$E$1]" office:value-type="float" office:value="0.116622731476699" calcext:value-type="float">
            <text:p>0.116622731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723370899.85" calcext:value-type="float">
            <text:p>5723370899.85</text:p>
          </table:table-cell>
          <table:table-cell office:value-type="float" office:value="74" calcext:value-type="float">
            <text:p>74</text:p>
          </table:table-cell>
          <table:table-cell table:formula="of:=[.$B75]/[.$E$1]" office:value-type="float" office:value="0.115606347019056" calcext:value-type="float">
            <text:p>0.11560634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24122222.9" calcext:value-type="float">
            <text:p>5724122222.9</text:p>
          </table:table-cell>
          <table:table-cell office:value-type="float" office:value="75" calcext:value-type="float">
            <text:p>75</text:p>
          </table:table-cell>
          <table:table-cell table:formula="of:=[.$B76]/[.$E$1]" office:value-type="float" office:value="0.115621522990483" calcext:value-type="float">
            <text:p>0.11562152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66911100.75" calcext:value-type="float">
            <text:p>5666911100.75</text:p>
          </table:table-cell>
          <table:table-cell office:value-type="float" office:value="76" calcext:value-type="float">
            <text:p>76</text:p>
          </table:table-cell>
          <table:table-cell table:formula="of:=[.$B77]/[.$E$1]" office:value-type="float" office:value="0.114465915751959" calcext:value-type="float">
            <text:p>0.114465915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606627740.77" calcext:value-type="float">
            <text:p>5606627740.77</text:p>
          </table:table-cell>
          <table:table-cell office:value-type="float" office:value="77" calcext:value-type="float">
            <text:p>77</text:p>
          </table:table-cell>
          <table:table-cell table:formula="of:=[.$B78]/[.$E$1]" office:value-type="float" office:value="0.113248252393202" calcext:value-type="float">
            <text:p>0.113248252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62786337.39" calcext:value-type="float">
            <text:p>5662786337.39</text:p>
          </table:table-cell>
          <table:table-cell office:value-type="float" office:value="78" calcext:value-type="float">
            <text:p>78</text:p>
          </table:table-cell>
          <table:table-cell table:formula="of:=[.$B79]/[.$E$1]" office:value-type="float" office:value="0.114382599672552" calcext:value-type="float">
            <text:p>0.114382599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687513741.36" calcext:value-type="float">
            <text:p>5687513741.36</text:p>
          </table:table-cell>
          <table:table-cell office:value-type="float" office:value="79" calcext:value-type="float">
            <text:p>79</text:p>
          </table:table-cell>
          <table:table-cell table:formula="of:=[.$B80]/[.$E$1]" office:value-type="float" office:value="0.114882068411213" calcext:value-type="float">
            <text:p>0.114882068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94090486.51" calcext:value-type="float">
            <text:p>5794090486.51</text:p>
          </table:table-cell>
          <table:table-cell office:value-type="float" office:value="80" calcext:value-type="float">
            <text:p>80</text:p>
          </table:table-cell>
          <table:table-cell table:formula="of:=[.$B81]/[.$E$1]" office:value-type="float" office:value="0.117034811680795" calcext:value-type="float">
            <text:p>0.117034811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989741851.86" calcext:value-type="float">
            <text:p>5989741851.86</text:p>
          </table:table-cell>
          <table:table-cell office:value-type="float" office:value="81" calcext:value-type="float">
            <text:p>81</text:p>
          </table:table-cell>
          <table:table-cell table:formula="of:=[.$B82]/[.$E$1]" office:value-type="float" office:value="0.120986772864718" calcext:value-type="float">
            <text:p>0.120986772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89996704.03" calcext:value-type="float">
            <text:p>6189996704.03</text:p>
          </table:table-cell>
          <table:table-cell office:value-type="float" office:value="82" calcext:value-type="float">
            <text:p>82</text:p>
          </table:table-cell>
          <table:table-cell table:formula="of:=[.$B83]/[.$E$1]" office:value-type="float" office:value="0.125031719861395" calcext:value-type="float">
            <text:p>0.125031719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468584064.17" calcext:value-type="float">
            <text:p>7468584064.17</text:p>
          </table:table-cell>
          <table:table-cell office:value-type="float" office:value="83" calcext:value-type="float">
            <text:p>83</text:p>
          </table:table-cell>
          <table:table-cell table:formula="of:=[.$B84]/[.$E$1]" office:value-type="float" office:value="0.150857901081696" calcext:value-type="float">
            <text:p>0.150857901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737086213.92" calcext:value-type="float">
            <text:p>9737086213.92</text:p>
          </table:table-cell>
          <table:table-cell office:value-type="float" office:value="84" calcext:value-type="float">
            <text:p>84</text:p>
          </table:table-cell>
          <table:table-cell table:formula="of:=[.$B85]/[.$E$1]" office:value-type="float" office:value="0.196679367369045" calcext:value-type="float">
            <text:p>0.196679367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069318329.9" calcext:value-type="float">
            <text:p>22069318329.9</text:p>
          </table:table-cell>
          <table:table-cell office:value-type="float" office:value="85" calcext:value-type="float">
            <text:p>85</text:p>
          </table:table-cell>
          <table:table-cell table:formula="of:=[.$B86]/[.$E$1]" office:value-type="float" office:value="0.445778076934923" calcext:value-type="float">
            <text:p>0.445778076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9507410686.6" calcext:value-type="float">
            <text:p>49507410686.6</text:p>
          </table:table-cell>
          <table:table-cell office:value-type="float" office:value="86" calcext:value-type="float">
            <text:p>86</text:p>
          </table:table-cell>
          <table:table-cell table:formula="of:=[.$B87]/[.$E$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520085911.8" calcext:value-type="float">
            <text:p>48520085911.8</text:p>
          </table:table-cell>
          <table:table-cell office:value-type="float" office:value="87" calcext:value-type="float">
            <text:p>87</text:p>
          </table:table-cell>
          <table:table-cell table:formula="of:=[.$B88]/[.$E$1]" office:value-type="float" office:value="0.98005703063224" calcext:value-type="float">
            <text:p>0.980057030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571906926.1" calcext:value-type="float">
            <text:p>47571906926.1</text:p>
          </table:table-cell>
          <table:table-cell office:value-type="float" office:value="88" calcext:value-type="float">
            <text:p>88</text:p>
          </table:table-cell>
          <table:table-cell table:formula="of:=[.$B89]/[.$E$1]" office:value-type="float" office:value="0.960904766909495" calcext:value-type="float">
            <text:p>0.960904766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465697153.3" calcext:value-type="float">
            <text:p>46465697153.3</text:p>
          </table:table-cell>
          <table:table-cell office:value-type="float" office:value="89" calcext:value-type="float">
            <text:p>89</text:p>
          </table:table-cell>
          <table:table-cell table:formula="of:=[.$B90]/[.$E$1]" office:value-type="float" office:value="0.938560439919689" calcext:value-type="float">
            <text:p>0.93856043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857547311.6" calcext:value-type="float">
            <text:p>44857547311.6</text:p>
          </table:table-cell>
          <table:table-cell office:value-type="float" office:value="90" calcext:value-type="float">
            <text:p>90</text:p>
          </table:table-cell>
          <table:table-cell table:formula="of:=[.$B91]/[.$E$1]" office:value-type="float" office:value="0.906077427388895" calcext:value-type="float">
            <text:p>0.906077427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032747486" calcext:value-type="float">
            <text:p>25032747486</text:p>
          </table:table-cell>
          <table:table-cell office:value-type="float" office:value="91" calcext:value-type="float">
            <text:p>91</text:p>
          </table:table-cell>
          <table:table-cell table:formula="of:=[.$B92]/[.$E$1]" office:value-type="float" office:value="0.505636371178175" calcext:value-type="float">
            <text:p>0.505636371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847790170" calcext:value-type="float">
            <text:p>22847790170</text:p>
          </table:table-cell>
          <table:table-cell office:value-type="float" office:value="92" calcext:value-type="float">
            <text:p>92</text:p>
          </table:table-cell>
          <table:table-cell table:formula="of:=[.$B93]/[.$E$1]" office:value-type="float" office:value="0.461502426669713" calcext:value-type="float">
            <text:p>0.461502426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142089870.3" calcext:value-type="float">
            <text:p>21142089870.3</text:p>
          </table:table-cell>
          <table:table-cell office:value-type="float" office:value="93" calcext:value-type="float">
            <text:p>93</text:p>
          </table:table-cell>
          <table:table-cell table:formula="of:=[.$B94]/[.$E$1]" office:value-type="float" office:value="0.42704899280912" calcext:value-type="float">
            <text:p>0.427048992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637675091.6" calcext:value-type="float">
            <text:p>20637675091.6</text:p>
          </table:table-cell>
          <table:table-cell office:value-type="float" office:value="94" calcext:value-type="float">
            <text:p>94</text:p>
          </table:table-cell>
          <table:table-cell table:formula="of:=[.$B95]/[.$E$1]" office:value-type="float" office:value="0.416860320614302" calcext:value-type="float">
            <text:p>0.416860320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120258565.3" calcext:value-type="float">
            <text:p>19120258565.3</text:p>
          </table:table-cell>
          <table:table-cell office:value-type="float" office:value="95" calcext:value-type="float">
            <text:p>95</text:p>
          </table:table-cell>
          <table:table-cell table:formula="of:=[.$B96]/[.$E$1]" office:value-type="float" office:value="0.38621002997588" calcext:value-type="float">
            <text:p>0.3862100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274687775.1" calcext:value-type="float">
            <text:p>18274687775.1</text:p>
          </table:table-cell>
          <table:table-cell office:value-type="float" office:value="96" calcext:value-type="float">
            <text:p>96</text:p>
          </table:table-cell>
          <table:table-cell table:formula="of:=[.$B97]/[.$E$1]" office:value-type="float" office:value="0.369130348803444" calcext:value-type="float">
            <text:p>0.369130348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787945561.4" calcext:value-type="float">
            <text:p>17787945561.4</text:p>
          </table:table-cell>
          <table:table-cell office:value-type="float" office:value="97" calcext:value-type="float">
            <text:p>97</text:p>
          </table:table-cell>
          <table:table-cell table:formula="of:=[.$B98]/[.$E$1]" office:value-type="float" office:value="0.359298644681787" calcext:value-type="float">
            <text:p>0.359298644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037917486.5" calcext:value-type="float">
            <text:p>17037917486.5</text:p>
          </table:table-cell>
          <table:table-cell office:value-type="float" office:value="98" calcext:value-type="float">
            <text:p>98</text:p>
          </table:table-cell>
          <table:table-cell table:formula="of:=[.$B99]/[.$E$1]" office:value-type="float" office:value="0.344148830451995" calcext:value-type="float">
            <text:p>0.344148830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550958537.3" calcext:value-type="float">
            <text:p>16550958537.3</text:p>
          </table:table-cell>
          <table:table-cell office:value-type="float" office:value="99" calcext:value-type="float">
            <text:p>99</text:p>
          </table:table-cell>
          <table:table-cell table:formula="of:=[.$B100]/[.$E$1]" office:value-type="float" office:value="0.334312748490799" calcext:value-type="float">
            <text:p>0.334312748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61259725.9" calcext:value-type="float">
            <text:p>16061259725.9</text:p>
          </table:table-cell>
          <table:table-cell office:value-type="float" office:value="100" calcext:value-type="float">
            <text:p>100</text:p>
          </table:table-cell>
          <table:table-cell table:formula="of:=[.$B101]/[.$E$1]" office:value-type="float" office:value="0.324421324063455" calcext:value-type="float">
            <text:p>0.324421324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433544143.9" calcext:value-type="float">
            <text:p>15433544143.9</text:p>
          </table:table-cell>
          <table:table-cell office:value-type="float" office:value="101" calcext:value-type="float">
            <text:p>101</text:p>
          </table:table-cell>
          <table:table-cell table:formula="of:=[.$B102]/[.$E$1]" office:value-type="float" office:value="0.311742099412146" calcext:value-type="float">
            <text:p>0.311742099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765821533.6" calcext:value-type="float">
            <text:p>14765821533.6</text:p>
          </table:table-cell>
          <table:table-cell office:value-type="float" office:value="102" calcext:value-type="float">
            <text:p>102</text:p>
          </table:table-cell>
          <table:table-cell table:formula="of:=[.$B103]/[.$E$1]" office:value-type="float" office:value="0.298254772948499" calcext:value-type="float">
            <text:p>0.298254772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138280417.9" calcext:value-type="float">
            <text:p>14138280417.9</text:p>
          </table:table-cell>
          <table:table-cell office:value-type="float" office:value="103" calcext:value-type="float">
            <text:p>103</text:p>
          </table:table-cell>
          <table:table-cell table:formula="of:=[.$B104]/[.$E$1]" office:value-type="float" office:value="0.28557907234132" calcext:value-type="float">
            <text:p>0.285579072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00656077.9" calcext:value-type="float">
            <text:p>13600656077.9</text:p>
          </table:table-cell>
          <table:table-cell office:value-type="float" office:value="104" calcext:value-type="float">
            <text:p>104</text:p>
          </table:table-cell>
          <table:table-cell table:formula="of:=[.$B105]/[.$E$1]" office:value-type="float" office:value="0.274719600344222" calcext:value-type="float">
            <text:p>0.274719600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782114162.4" calcext:value-type="float">
            <text:p>12782114162.4</text:p>
          </table:table-cell>
          <table:table-cell office:value-type="float" office:value="105" calcext:value-type="float">
            <text:p>105</text:p>
          </table:table-cell>
          <table:table-cell table:formula="of:=[.$B106]/[.$E$1]" office:value-type="float" office:value="0.25818587530896" calcext:value-type="float">
            <text:p>0.258185875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195103359.5" calcext:value-type="float">
            <text:p>12195103359.5</text:p>
          </table:table-cell>
          <table:table-cell office:value-type="float" office:value="106" calcext:value-type="float">
            <text:p>106</text:p>
          </table:table-cell>
          <table:table-cell table:formula="of:=[.$B107]/[.$E$1]" office:value-type="float" office:value="0.246328846335743" calcext:value-type="float">
            <text:p>0.246328846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651257150.1" calcext:value-type="float">
            <text:p>11651257150.1</text:p>
          </table:table-cell>
          <table:table-cell office:value-type="float" office:value="107" calcext:value-type="float">
            <text:p>107</text:p>
          </table:table-cell>
          <table:table-cell table:formula="of:=[.$B108]/[.$E$1]" office:value-type="float" office:value="0.235343698822318" calcext:value-type="float">
            <text:p>0.235343698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047384935.4" calcext:value-type="float">
            <text:p>11047384935.4</text:p>
          </table:table-cell>
          <table:table-cell office:value-type="float" office:value="108" calcext:value-type="float">
            <text:p>108</text:p>
          </table:table-cell>
          <table:table-cell table:formula="of:=[.$B109]/[.$E$1]" office:value-type="float" office:value="0.223146086256338" calcext:value-type="float">
            <text:p>0.223146086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454296689.2" calcext:value-type="float">
            <text:p>10454296689.2</text:p>
          </table:table-cell>
          <table:table-cell office:value-type="float" office:value="109" calcext:value-type="float">
            <text:p>109</text:p>
          </table:table-cell>
          <table:table-cell table:formula="of:=[.$B110]/[.$E$1]" office:value-type="float" office:value="0.211166299029039" calcext:value-type="float">
            <text:p>0.21116629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87783542.13" calcext:value-type="float">
            <text:p>9987783542.13</text:p>
          </table:table-cell>
          <table:table-cell office:value-type="float" office:value="110" calcext:value-type="float">
            <text:p>110</text:p>
          </table:table-cell>
          <table:table-cell table:formula="of:=[.$B111]/[.$E$1]" office:value-type="float" office:value="0.201743201747236" calcext:value-type="float">
            <text:p>0.201743201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84196668.57" calcext:value-type="float">
            <text:p>9484196668.57</text:p>
          </table:table-cell>
          <table:table-cell office:value-type="float" office:value="111" calcext:value-type="float">
            <text:p>111</text:p>
          </table:table-cell>
          <table:table-cell table:formula="of:=[.$B112]/[.$E$1]" office:value-type="float" office:value="0.191571252405189" calcext:value-type="float">
            <text:p>0.191571252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937009057.43" calcext:value-type="float">
            <text:p>8937009057.43</text:p>
          </table:table-cell>
          <table:table-cell office:value-type="float" office:value="112" calcext:value-type="float">
            <text:p>112</text:p>
          </table:table-cell>
          <table:table-cell table:formula="of:=[.$B113]/[.$E$1]" office:value-type="float" office:value="0.180518611930738" calcext:value-type="float">
            <text:p>0.180518611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416033134.88" calcext:value-type="float">
            <text:p>8416033134.88</text:p>
          </table:table-cell>
          <table:table-cell office:value-type="float" office:value="113" calcext:value-type="float">
            <text:p>113</text:p>
          </table:table-cell>
          <table:table-cell table:formula="of:=[.$B114]/[.$E$1]" office:value-type="float" office:value="0.169995421254336" calcext:value-type="float">
            <text:p>0.16999542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924530420.47" calcext:value-type="float">
            <text:p>7924530420.47</text:p>
          </table:table-cell>
          <table:table-cell office:value-type="float" office:value="114" calcext:value-type="float">
            <text:p>114</text:p>
          </table:table-cell>
          <table:table-cell table:formula="of:=[.$B115]/[.$E$1]" office:value-type="float" office:value="0.16006755979696" calcext:value-type="float">
            <text:p>0.160067559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452782498.48" calcext:value-type="float">
            <text:p>7452782498.48</text:p>
          </table:table-cell>
          <table:table-cell office:value-type="float" office:value="115" calcext:value-type="float">
            <text:p>115</text:p>
          </table:table-cell>
          <table:table-cell table:formula="of:=[.$B116]/[.$E$1]" office:value-type="float" office:value="0.150538725316475" calcext:value-type="float">
            <text:p>0.150538725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032659495.75" calcext:value-type="float">
            <text:p>7032659495.75</text:p>
          </table:table-cell>
          <table:table-cell office:value-type="float" office:value="116" calcext:value-type="float">
            <text:p>116</text:p>
          </table:table-cell>
          <table:table-cell table:formula="of:=[.$B117]/[.$E$1]" office:value-type="float" office:value="0.142052662383604" calcext:value-type="float">
            <text:p>0.142052662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586120934.2" calcext:value-type="float">
            <text:p>6586120934.2</text:p>
          </table:table-cell>
          <table:table-cell office:value-type="float" office:value="117" calcext:value-type="float">
            <text:p>117</text:p>
          </table:table-cell>
          <table:table-cell table:formula="of:=[.$B118]/[.$E$1]" office:value-type="float" office:value="0.133033031678682" calcext:value-type="float">
            <text:p>0.133033031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181944391.54" calcext:value-type="float">
            <text:p>6181944391.54</text:p>
          </table:table-cell>
          <table:table-cell office:value-type="float" office:value="118" calcext:value-type="float">
            <text:p>118</text:p>
          </table:table-cell>
          <table:table-cell table:formula="of:=[.$B119]/[.$E$1]" office:value-type="float" office:value="0.124869071232062" calcext:value-type="float">
            <text:p>0.124869071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759825727.09" calcext:value-type="float">
            <text:p>5759825727.09</text:p>
          </table:table-cell>
          <table:table-cell office:value-type="float" office:value="119" calcext:value-type="float">
            <text:p>119</text:p>
          </table:table-cell>
          <table:table-cell table:formula="of:=[.$B120]/[.$E$1]" office:value-type="float" office:value="0.116342697935705" calcext:value-type="float">
            <text:p>0.116342697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52937118.63" calcext:value-type="float">
            <text:p>5352937118.63</text:p>
          </table:table-cell>
          <table:table-cell office:value-type="float" office:value="120" calcext:value-type="float">
            <text:p>120</text:p>
          </table:table-cell>
          <table:table-cell table:formula="of:=[.$B121]/[.$E$1]" office:value-type="float" office:value="0.108123956482314" calcext:value-type="float">
            <text:p>0.108123956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56625942.57" calcext:value-type="float">
            <text:p>4956625942.57</text:p>
          </table:table-cell>
          <table:table-cell office:value-type="float" office:value="121" calcext:value-type="float">
            <text:p>121</text:p>
          </table:table-cell>
          <table:table-cell table:formula="of:=[.$B122]/[.$E$1]" office:value-type="float" office:value="0.100118868545706" calcext:value-type="float">
            <text:p>0.100118868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572501932.34" calcext:value-type="float">
            <text:p>4572501932.34</text:p>
          </table:table-cell>
          <table:table-cell office:value-type="float" office:value="122" calcext:value-type="float">
            <text:p>122</text:p>
          </table:table-cell>
          <table:table-cell table:formula="of:=[.$B123]/[.$E$1]" office:value-type="float" office:value="0.0923599491253059" calcext:value-type="float">
            <text:p>0.092359949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165301809.98" calcext:value-type="float">
            <text:p>4165301809.98</text:p>
          </table:table-cell>
          <table:table-cell office:value-type="float" office:value="123" calcext:value-type="float">
            <text:p>123</text:p>
          </table:table-cell>
          <table:table-cell table:formula="of:=[.$B124]/[.$E$1]" office:value-type="float" office:value="0.0841349154038348" calcext:value-type="float">
            <text:p>0.084134915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12833415.56" calcext:value-type="float">
            <text:p>3812833415.56</text:p>
          </table:table-cell>
          <table:table-cell office:value-type="float" office:value="124" calcext:value-type="float">
            <text:p>124</text:p>
          </table:table-cell>
          <table:table-cell table:formula="of:=[.$B125]/[.$E$1]" office:value-type="float" office:value="0.077015407646678" calcext:value-type="float">
            <text:p>0.077015407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03461478.38" calcext:value-type="float">
            <text:p>3503461478.38</text:p>
          </table:table-cell>
          <table:table-cell office:value-type="float" office:value="125" calcext:value-type="float">
            <text:p>125</text:p>
          </table:table-cell>
          <table:table-cell table:formula="of:=[.$B126]/[.$E$1]" office:value-type="float" office:value="0.0707664050652576" calcext:value-type="float">
            <text:p>0.070766405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90996266.36" calcext:value-type="float">
            <text:p>3190996266.36</text:p>
          </table:table-cell>
          <table:table-cell office:value-type="float" office:value="126" calcext:value-type="float">
            <text:p>126</text:p>
          </table:table-cell>
          <table:table-cell table:formula="of:=[.$B127]/[.$E$1]" office:value-type="float" office:value="0.0644549214371192" calcext:value-type="float">
            <text:p>0.064454921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94178009.74" calcext:value-type="float">
            <text:p>2894178009.74</text:p>
          </table:table-cell>
          <table:table-cell office:value-type="float" office:value="127" calcext:value-type="float">
            <text:p>127</text:p>
          </table:table-cell>
          <table:table-cell table:formula="of:=[.$B128]/[.$E$1]" office:value-type="float" office:value="0.0584594906015426" calcext:value-type="float">
            <text:p>0.058459490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98757445.76" calcext:value-type="float">
            <text:p>2598757445.76</text:p>
          </table:table-cell>
          <table:table-cell office:value-type="float" office:value="128" calcext:value-type="float">
            <text:p>128</text:p>
          </table:table-cell>
          <table:table-cell table:formula="of:=[.$B129]/[.$E$1]" office:value-type="float" office:value="0.0524922917542807" calcext:value-type="float">
            <text:p>0.052492291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26790590.61" calcext:value-type="float">
            <text:p>2326790590.61</text:p>
          </table:table-cell>
          <table:table-cell office:value-type="float" office:value="129" calcext:value-type="float">
            <text:p>129</text:p>
          </table:table-cell>
          <table:table-cell table:formula="of:=[.$B130]/[.$E$1]" office:value-type="float" office:value="0.0469988342823953" calcext:value-type="float">
            <text:p>0.046998834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72346480.84" calcext:value-type="float">
            <text:p>2072346480.84</text:p>
          </table:table-cell>
          <table:table-cell office:value-type="float" office:value="130" calcext:value-type="float">
            <text:p>130</text:p>
          </table:table-cell>
          <table:table-cell table:formula="of:=[.$B131]/[.$E$1]" office:value-type="float" office:value="0.0418593186777372" calcext:value-type="float">
            <text:p>0.041859318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11420261.08" calcext:value-type="float">
            <text:p>1811420261.08</text:p>
          </table:table-cell>
          <table:table-cell office:value-type="float" office:value="131" calcext:value-type="float">
            <text:p>131</text:p>
          </table:table-cell>
          <table:table-cell table:formula="of:=[.$B132]/[.$E$1]" office:value-type="float" office:value="0.0365888709580663" calcext:value-type="float">
            <text:p>0.03658887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82473750.05" calcext:value-type="float">
            <text:p>1582473750.05</text:p>
          </table:table-cell>
          <table:table-cell office:value-type="float" office:value="132" calcext:value-type="float">
            <text:p>132</text:p>
          </table:table-cell>
          <table:table-cell table:formula="of:=[.$B133]/[.$E$1]" office:value-type="float" office:value="0.0319643812532963" calcext:value-type="float">
            <text:p>0.031964381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72637741.98" calcext:value-type="float">
            <text:p>1372637741.98</text:p>
          </table:table-cell>
          <table:table-cell office:value-type="float" office:value="133" calcext:value-type="float">
            <text:p>133</text:p>
          </table:table-cell>
          <table:table-cell table:formula="of:=[.$B134]/[.$E$1]" office:value-type="float" office:value="0.0277259045250679" calcext:value-type="float">
            <text:p>0.027725904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63167499.95" calcext:value-type="float">
            <text:p>1163167499.95</text:p>
          </table:table-cell>
          <table:table-cell office:value-type="float" office:value="134" calcext:value-type="float">
            <text:p>134</text:p>
          </table:table-cell>
          <table:table-cell table:formula="of:=[.$B135]/[.$E$1]" office:value-type="float" office:value="0.0234948159036892" calcext:value-type="float">
            <text:p>0.023494815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80390143.744" calcext:value-type="float">
            <text:p>980390143.744</text:p>
          </table:table-cell>
          <table:table-cell office:value-type="float" office:value="135" calcext:value-type="float">
            <text:p>135</text:p>
          </table:table-cell>
          <table:table-cell table:formula="of:=[.$B136]/[.$E$1]" office:value-type="float" office:value="0.0198028967814582" calcext:value-type="float">
            <text:p>0.019802896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14121840.337" calcext:value-type="float">
            <text:p>814121840.337</text:p>
          </table:table-cell>
          <table:table-cell office:value-type="float" office:value="136" calcext:value-type="float">
            <text:p>136</text:p>
          </table:table-cell>
          <table:table-cell table:formula="of:=[.$B137]/[.$E$1]" office:value-type="float" office:value="0.0164444439538696" calcext:value-type="float">
            <text:p>0.01644444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60626299.14" calcext:value-type="float">
            <text:p>660626299.14</text:p>
          </table:table-cell>
          <table:table-cell office:value-type="float" office:value="137" calcext:value-type="float">
            <text:p>137</text:p>
          </table:table-cell>
          <table:table-cell table:formula="of:=[.$B138]/[.$E$1]" office:value-type="float" office:value="0.0133439881015391" calcext:value-type="float">
            <text:p>0.013343988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22537659.072" calcext:value-type="float">
            <text:p>522537659.072</text:p>
          </table:table-cell>
          <table:table-cell office:value-type="float" office:value="138" calcext:value-type="float">
            <text:p>138</text:p>
          </table:table-cell>
          <table:table-cell table:formula="of:=[.$B139]/[.$E$1]" office:value-type="float" office:value="0.0105547361864642" calcext:value-type="float">
            <text:p>0.010554736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02752294.429" calcext:value-type="float">
            <text:p>402752294.429</text:p>
          </table:table-cell>
          <table:table-cell office:value-type="float" office:value="139" calcext:value-type="float">
            <text:p>139</text:p>
          </table:table-cell>
          <table:table-cell table:formula="of:=[.$B140]/[.$E$1]" office:value-type="float" office:value="0.00813519206202419" calcext:value-type="float">
            <text:p>0.008135192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3190963.06" calcext:value-type="float">
            <text:p>303190963.06</text:p>
          </table:table-cell>
          <table:table-cell office:value-type="float" office:value="140" calcext:value-type="float">
            <text:p>140</text:p>
          </table:table-cell>
          <table:table-cell table:formula="of:=[.$B141]/[.$E$1]" office:value-type="float" office:value="0.00612415310869941" calcext:value-type="float">
            <text:p>0.006124153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373545.385" calcext:value-type="float">
            <text:p>210373545.385</text:p>
          </table:table-cell>
          <table:table-cell office:value-type="float" office:value="141" calcext:value-type="float">
            <text:p>141</text:p>
          </table:table-cell>
          <table:table-cell table:formula="of:=[.$B142]/[.$E$1]" office:value-type="float" office:value="0.00424933444240785" calcext:value-type="float">
            <text:p>0.004249334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0172616.06" calcext:value-type="float">
            <text:p>140172616.06</text:p>
          </table:table-cell>
          <table:table-cell office:value-type="float" office:value="142" calcext:value-type="float">
            <text:p>142</text:p>
          </table:table-cell>
          <table:table-cell table:formula="of:=[.$B143]/[.$E$1]" office:value-type="float" office:value="0.00283134613820432" calcext:value-type="float">
            <text:p>0.002831346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9454254.2701" calcext:value-type="float">
            <text:p>79454254.2701</text:p>
          </table:table-cell>
          <table:table-cell office:value-type="float" office:value="143" calcext:value-type="float">
            <text:p>143</text:p>
          </table:table-cell>
          <table:table-cell table:formula="of:=[.$B144]/[.$E$1]" office:value-type="float" office:value="0.00160489617954521" calcext:value-type="float">
            <text:p>0.001604896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722913.6642" calcext:value-type="float">
            <text:p>38722913.6642</text:p>
          </table:table-cell>
          <table:table-cell office:value-type="float" office:value="144" calcext:value-type="float">
            <text:p>144</text:p>
          </table:table-cell>
          <table:table-cell table:formula="of:=[.$B145]/[.$E$1]" office:value-type="float" office:value="0.00078216398569762" calcext:value-type="float">
            <text:p>0.00078216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456588.1066" calcext:value-type="float">
            <text:p>11456588.1066</text:p>
          </table:table-cell>
          <table:table-cell office:value-type="float" office:value="145" calcext:value-type="float">
            <text:p>145</text:p>
          </table:table-cell>
          <table:table-cell table:formula="of:=[.$B146]/[.$E$1]" office:value-type="float" office:value="0.000231411579553703" calcext:value-type="float">
            <text:p>0.000231411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70430.658626" calcext:value-type="float">
            <text:p>570430.658626</text:p>
          </table:table-cell>
          <table:table-cell office:value-type="float" office:value="146" calcext:value-type="float">
            <text:p>146</text:p>
          </table:table-cell>
          <table:table-cell table:formula="of:=[.$B147]/[.$E$1]" office:value-type="float" office:value="0.0000115221267021423" calcext:value-type="float">
            <text:p>1.15221267021423E-0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174872.47742" calcext:value-type="float">
            <text:p>5174872.47742</text:p>
          </table:table-cell>
          <table:table-cell office:value-type="float" office:value="147" calcext:value-type="float">
            <text:p>147</text:p>
          </table:table-cell>
          <table:table-cell table:formula="of:=[.$B148]/[.$E$1]" office:value-type="float" office:value="0.000104527229472348" calcext:value-type="float">
            <text:p>0.000104527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608024.3355" calcext:value-type="float">
            <text:p>25608024.3355</text:p>
          </table:table-cell>
          <table:table-cell office:value-type="float" office:value="148" calcext:value-type="float">
            <text:p>148</text:p>
          </table:table-cell>
          <table:table-cell table:formula="of:=[.$B149]/[.$E$1]" office:value-type="float" office:value="0.000517256386071333" calcext:value-type="float">
            <text:p>0.000517256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317627.9458" calcext:value-type="float">
            <text:p>63317627.9458</text:p>
          </table:table-cell>
          <table:table-cell office:value-type="float" office:value="149" calcext:value-type="float">
            <text:p>149</text:p>
          </table:table-cell>
          <table:table-cell table:formula="of:=[.$B150]/[.$E$1]" office:value-type="float" office:value="0.00127895252584757" calcext:value-type="float">
            <text:p>0.001278952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5603312.947" calcext:value-type="float">
            <text:p>115603312.947</text:p>
          </table:table-cell>
          <table:table-cell office:value-type="float" office:value="150" calcext:value-type="float">
            <text:p>150</text:p>
          </table:table-cell>
          <table:table-cell table:formula="of:=[.$B151]/[.$E$1]" office:value-type="float" office:value="0.00233507087815219" calcext:value-type="float">
            <text:p>0.002335070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8374455.937" calcext:value-type="float">
            <text:p>178374455.937</text:p>
          </table:table-cell>
          <table:table-cell office:value-type="float" office:value="151" calcext:value-type="float">
            <text:p>151</text:p>
          </table:table-cell>
          <table:table-cell table:formula="of:=[.$B152]/[.$E$1]" office:value-type="float" office:value="0.00360298495645784" calcext:value-type="float">
            <text:p>0.00360298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2633903.856" calcext:value-type="float">
            <text:p>262633903.856</text:p>
          </table:table-cell>
          <table:table-cell office:value-type="float" office:value="152" calcext:value-type="float">
            <text:p>152</text:p>
          </table:table-cell>
          <table:table-cell table:formula="of:=[.$B153]/[.$E$1]" office:value-type="float" office:value="0.00530494122422537" calcext:value-type="float">
            <text:p>0.005304941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55020129.004" calcext:value-type="float">
            <text:p>355020129.004</text:p>
          </table:table-cell>
          <table:table-cell office:value-type="float" office:value="153" calcext:value-type="float">
            <text:p>153</text:p>
          </table:table-cell>
          <table:table-cell table:formula="of:=[.$B154]/[.$E$1]" office:value-type="float" office:value="0.00717105023430547" calcext:value-type="float">
            <text:p>0.007171050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59537440.703" calcext:value-type="float">
            <text:p>459537440.703</text:p>
          </table:table-cell>
          <table:table-cell office:value-type="float" office:value="154" calcext:value-type="float">
            <text:p>154</text:p>
          </table:table-cell>
          <table:table-cell table:formula="of:=[.$B155]/[.$E$1]" office:value-type="float" office:value="0.00928219501545011" calcext:value-type="float">
            <text:p>0.00928219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9486897.173" calcext:value-type="float">
            <text:p>589486897.173</text:p>
          </table:table-cell>
          <table:table-cell office:value-type="float" office:value="155" calcext:value-type="float">
            <text:p>155</text:p>
          </table:table-cell>
          <table:table-cell table:formula="of:=[.$B156]/[.$E$1]" office:value-type="float" office:value="0.0119070435920123" calcext:value-type="float">
            <text:p>0.011907043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24399204.804" calcext:value-type="float">
            <text:p>724399204.804</text:p>
          </table:table-cell>
          <table:table-cell office:value-type="float" office:value="156" calcext:value-type="float">
            <text:p>156</text:p>
          </table:table-cell>
          <table:table-cell table:formula="of:=[.$B157]/[.$E$1]" office:value-type="float" office:value="0.0146321367802835" calcext:value-type="float">
            <text:p>0.014632136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70830677.161" calcext:value-type="float">
            <text:p>870830677.161</text:p>
          </table:table-cell>
          <table:table-cell office:value-type="float" office:value="157" calcext:value-type="float">
            <text:p>157</text:p>
          </table:table-cell>
          <table:table-cell table:formula="of:=[.$B158]/[.$E$1]" office:value-type="float" office:value="0.0175899055330055" calcext:value-type="float">
            <text:p>0.017589905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43050318.24" calcext:value-type="float">
            <text:p>1043050318.24</text:p>
          </table:table-cell>
          <table:table-cell office:value-type="float" office:value="158" calcext:value-type="float">
            <text:p>158</text:p>
          </table:table-cell>
          <table:table-cell table:formula="of:=[.$B159]/[.$E$1]" office:value-type="float" office:value="0.021068569407576" calcext:value-type="float">
            <text:p>0.021068569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30071225.96" calcext:value-type="float">
            <text:p>1230071225.96</text:p>
          </table:table-cell>
          <table:table-cell office:value-type="float" office:value="159" calcext:value-type="float">
            <text:p>159</text:p>
          </table:table-cell>
          <table:table-cell table:formula="of:=[.$B160]/[.$E$1]" office:value-type="float" office:value="0.0248462040106844" calcext:value-type="float">
            <text:p>0.02484620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19896418.64" calcext:value-type="float">
            <text:p>1419896418.64</text:p>
          </table:table-cell>
          <table:table-cell office:value-type="float" office:value="160" calcext:value-type="float">
            <text:p>160</text:p>
          </table:table-cell>
          <table:table-cell table:formula="of:=[.$B161]/[.$E$1]" office:value-type="float" office:value="0.0286804823550249" calcext:value-type="float">
            <text:p>0.028680482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5381965.73" calcext:value-type="float">
            <text:p>1615381965.73</text:p>
          </table:table-cell>
          <table:table-cell office:value-type="float" office:value="161" calcext:value-type="float">
            <text:p>161</text:p>
          </table:table-cell>
          <table:table-cell table:formula="of:=[.$B162]/[.$E$1]" office:value-type="float" office:value="0.0326290941765458" calcext:value-type="float">
            <text:p>0.032629094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53332428.35" calcext:value-type="float">
            <text:p>1853332428.35</text:p>
          </table:table-cell>
          <table:table-cell office:value-type="float" office:value="162" calcext:value-type="float">
            <text:p>162</text:p>
          </table:table-cell>
          <table:table-cell table:formula="of:=[.$B163]/[.$E$1]" office:value-type="float" office:value="0.037435454665207" calcext:value-type="float">
            <text:p>0.037435454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79400664.36" calcext:value-type="float">
            <text:p>2079400664.36</text:p>
          </table:table-cell>
          <table:table-cell office:value-type="float" office:value="163" calcext:value-type="float">
            <text:p>163</text:p>
          </table:table-cell>
          <table:table-cell table:formula="of:=[.$B164]/[.$E$1]" office:value-type="float" office:value="0.0420018061038047" calcext:value-type="float">
            <text:p>0.042001806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15405571.34" calcext:value-type="float">
            <text:p>2315405571.34</text:p>
          </table:table-cell>
          <table:table-cell office:value-type="float" office:value="164" calcext:value-type="float">
            <text:p>164</text:p>
          </table:table-cell>
          <table:table-cell table:formula="of:=[.$B165]/[.$E$1]" office:value-type="float" office:value="0.0467688683214997" calcext:value-type="float">
            <text:p>0.046768868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87094214.92" calcext:value-type="float">
            <text:p>2587094214.92</text:p>
          </table:table-cell>
          <table:table-cell office:value-type="float" office:value="165" calcext:value-type="float">
            <text:p>165</text:p>
          </table:table-cell>
          <table:table-cell table:formula="of:=[.$B166]/[.$E$1]" office:value-type="float" office:value="0.0522567061989416" calcext:value-type="float">
            <text:p>0.05225670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72926912.27" calcext:value-type="float">
            <text:p>2872926912.27</text:p>
          </table:table-cell>
          <table:table-cell office:value-type="float" office:value="166" calcext:value-type="float">
            <text:p>166</text:p>
          </table:table-cell>
          <table:table-cell table:formula="of:=[.$B167]/[.$E$1]" office:value-type="float" office:value="0.0580302397646421" calcext:value-type="float">
            <text:p>0.058030239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143327075.56" calcext:value-type="float">
            <text:p>3143327075.56</text:p>
          </table:table-cell>
          <table:table-cell office:value-type="float" office:value="167" calcext:value-type="float">
            <text:p>167</text:p>
          </table:table-cell>
          <table:table-cell table:formula="of:=[.$B168]/[.$E$1]" office:value-type="float" office:value="0.0634920516336112" calcext:value-type="float">
            <text:p>0.063492051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49393998.81" calcext:value-type="float">
            <text:p>3449393998.81</text:p>
          </table:table-cell>
          <table:table-cell office:value-type="float" office:value="168" calcext:value-type="float">
            <text:p>168</text:p>
          </table:table-cell>
          <table:table-cell table:formula="of:=[.$B169]/[.$E$1]" office:value-type="float" office:value="0.0696742962512405" calcext:value-type="float">
            <text:p>0.069674296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74424948.67" calcext:value-type="float">
            <text:p>3774424948.67</text:p>
          </table:table-cell>
          <table:table-cell office:value-type="float" office:value="169" calcext:value-type="float">
            <text:p>169</text:p>
          </table:table-cell>
          <table:table-cell table:formula="of:=[.$B170]/[.$E$1]" office:value-type="float" office:value="0.0762395951701754" calcext:value-type="float">
            <text:p>0.076239595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085332438.92" calcext:value-type="float">
            <text:p>4085332438.92</text:p>
          </table:table-cell>
          <table:table-cell office:value-type="float" office:value="170" calcext:value-type="float">
            <text:p>170</text:p>
          </table:table-cell>
          <table:table-cell table:formula="of:=[.$B171]/[.$E$1]" office:value-type="float" office:value="0.0825196143822113" calcext:value-type="float">
            <text:p>0.082519614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409609073.45" calcext:value-type="float">
            <text:p>4409609073.45</text:p>
          </table:table-cell>
          <table:table-cell office:value-type="float" office:value="171" calcext:value-type="float">
            <text:p>171</text:p>
          </table:table-cell>
          <table:table-cell table:formula="of:=[.$B172]/[.$E$1]" office:value-type="float" office:value="0.089069676888667" calcext:value-type="float">
            <text:p>0.089069676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736108560.85" calcext:value-type="float">
            <text:p>4736108560.85</text:p>
          </table:table-cell>
          <table:table-cell office:value-type="float" office:value="172" calcext:value-type="float">
            <text:p>172</text:p>
          </table:table-cell>
          <table:table-cell table:formula="of:=[.$B173]/[.$E$1]" office:value-type="float" office:value="0.0956646387917821" calcext:value-type="float">
            <text:p>0.095664638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073606261.85" calcext:value-type="float">
            <text:p>5073606261.85</text:p>
          </table:table-cell>
          <table:table-cell office:value-type="float" office:value="173" calcext:value-type="float">
            <text:p>173</text:p>
          </table:table-cell>
          <table:table-cell table:formula="of:=[.$B174]/[.$E$1]" office:value-type="float" office:value="0.102481753569537" calcext:value-type="float">
            <text:p>0.102481753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411019048.5" calcext:value-type="float">
            <text:p>5411019048.5</text:p>
          </table:table-cell>
          <table:table-cell office:value-type="float" office:value="174" calcext:value-type="float">
            <text:p>174</text:p>
          </table:table-cell>
          <table:table-cell table:formula="of:=[.$B175]/[.$E$1]" office:value-type="float" office:value="0.109297153162659" calcext:value-type="float">
            <text:p>0.109297153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764826607.71" calcext:value-type="float">
            <text:p>5764826607.71</text:p>
          </table:table-cell>
          <table:table-cell office:value-type="float" office:value="175" calcext:value-type="float">
            <text:p>175</text:p>
          </table:table-cell>
          <table:table-cell table:formula="of:=[.$B176]/[.$E$1]" office:value-type="float" office:value="0.116443710704312" calcext:value-type="float">
            <text:p>0.116443710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133624326.96" calcext:value-type="float">
            <text:p>6133624326.96</text:p>
          </table:table-cell>
          <table:table-cell office:value-type="float" office:value="176" calcext:value-type="float">
            <text:p>176</text:p>
          </table:table-cell>
          <table:table-cell table:formula="of:=[.$B177]/[.$E$1]" office:value-type="float" office:value="0.123893054431549" calcext:value-type="float">
            <text:p>0.12389305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496861329.03" calcext:value-type="float">
            <text:p>6496861329.03</text:p>
          </table:table-cell>
          <table:table-cell office:value-type="float" office:value="177" calcext:value-type="float">
            <text:p>177</text:p>
          </table:table-cell>
          <table:table-cell table:formula="of:=[.$B178]/[.$E$1]" office:value-type="float" office:value="0.131230077253636" calcext:value-type="float">
            <text:p>0.131230077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896092201.76" calcext:value-type="float">
            <text:p>6896092201.76</text:p>
          </table:table-cell>
          <table:table-cell office:value-type="float" office:value="178" calcext:value-type="float">
            <text:p>178</text:p>
          </table:table-cell>
          <table:table-cell table:formula="of:=[.$B179]/[.$E$1]" office:value-type="float" office:value="0.139294140132167" calcext:value-type="float">
            <text:p>0.139294140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320360945.89" calcext:value-type="float">
            <text:p>7320360945.89</text:p>
          </table:table-cell>
          <table:table-cell office:value-type="float" office:value="179" calcext:value-type="float">
            <text:p>179</text:p>
          </table:table-cell>
          <table:table-cell table:formula="of:=[.$B180]/[.$E$1]" office:value-type="float" office:value="0.147863942879796" calcext:value-type="float">
            <text:p>0.147863942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24388702.28" calcext:value-type="float">
            <text:p>7724388702.28</text:p>
          </table:table-cell>
          <table:table-cell office:value-type="float" office:value="180" calcext:value-type="float">
            <text:p>180</text:p>
          </table:table-cell>
          <table:table-cell table:formula="of:=[.$B181]/[.$E$1]" office:value-type="float" office:value="0.156024897993115" calcext:value-type="float">
            <text:p>0.15602489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163830572.48" calcext:value-type="float">
            <text:p>8163830572.48</text:p>
          </table:table-cell>
          <table:table-cell office:value-type="float" office:value="181" calcext:value-type="float">
            <text:p>181</text:p>
          </table:table-cell>
          <table:table-cell table:formula="of:=[.$B182]/[.$E$1]" office:value-type="float" office:value="0.164901182656472" calcext:value-type="float">
            <text:p>0.164901182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588141579.34" calcext:value-type="float">
            <text:p>8588141579.34</text:p>
          </table:table-cell>
          <table:table-cell office:value-type="float" office:value="182" calcext:value-type="float">
            <text:p>182</text:p>
          </table:table-cell>
          <table:table-cell table:formula="of:=[.$B183]/[.$E$1]" office:value-type="float" office:value="0.173471839068823" calcext:value-type="float">
            <text:p>0.173471839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042383109.03" calcext:value-type="float">
            <text:p>9042383109.03</text:p>
          </table:table-cell>
          <table:table-cell office:value-type="float" office:value="183" calcext:value-type="float">
            <text:p>183</text:p>
          </table:table-cell>
          <table:table-cell table:formula="of:=[.$B184]/[.$E$1]" office:value-type="float" office:value="0.182647061997881" calcext:value-type="float">
            <text:p>0.18264706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467174974.53" calcext:value-type="float">
            <text:p>9467174974.53</text:p>
          </table:table-cell>
          <table:table-cell office:value-type="float" office:value="184" calcext:value-type="float">
            <text:p>184</text:p>
          </table:table-cell>
          <table:table-cell table:formula="of:=[.$B185]/[.$E$1]" office:value-type="float" office:value="0.191227431272071" calcext:value-type="float">
            <text:p>0.191227431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910621718.75" calcext:value-type="float">
            <text:p>9910621718.75</text:p>
          </table:table-cell>
          <table:table-cell office:value-type="float" office:value="185" calcext:value-type="float">
            <text:p>185</text:p>
          </table:table-cell>
          <table:table-cell table:formula="of:=[.$B186]/[.$E$1]" office:value-type="float" office:value="0.200184610370513" calcext:value-type="float">
            <text:p>0.200184610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361394502.7" calcext:value-type="float">
            <text:p>10361394502.7</text:p>
          </table:table-cell>
          <table:table-cell office:value-type="float" office:value="186" calcext:value-type="float">
            <text:p>186</text:p>
          </table:table-cell>
          <table:table-cell table:formula="of:=[.$B187]/[.$E$1]" office:value-type="float" office:value="0.209289768117574" calcext:value-type="float">
            <text:p>0.209289768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836714754.6" calcext:value-type="float">
            <text:p>10836714754.6</text:p>
          </table:table-cell>
          <table:table-cell office:value-type="float" office:value="187" calcext:value-type="float">
            <text:p>187</text:p>
          </table:table-cell>
          <table:table-cell table:formula="of:=[.$B188]/[.$E$1]" office:value-type="float" office:value="0.218890760076312" calcext:value-type="float">
            <text:p>0.218890760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300851593.3" calcext:value-type="float">
            <text:p>11300851593.3</text:p>
          </table:table-cell>
          <table:table-cell office:value-type="float" office:value="188" calcext:value-type="float">
            <text:p>188</text:p>
          </table:table-cell>
          <table:table-cell table:formula="of:=[.$B189]/[.$E$1]" office:value-type="float" office:value="0.228265858314395" calcext:value-type="float">
            <text:p>0.228265858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78561644.8" calcext:value-type="float">
            <text:p>11778561644.8</text:p>
          </table:table-cell>
          <table:table-cell office:value-type="float" office:value="189" calcext:value-type="float">
            <text:p>189</text:p>
          </table:table-cell>
          <table:table-cell table:formula="of:=[.$B190]/[.$E$1]" office:value-type="float" office:value="0.237915121826156" calcext:value-type="float">
            <text:p>0.237915121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248666906.7" calcext:value-type="float">
            <text:p>12248666906.7</text:p>
          </table:table-cell>
          <table:table-cell office:value-type="float" office:value="190" calcext:value-type="float">
            <text:p>190</text:p>
          </table:table-cell>
          <table:table-cell table:formula="of:=[.$B191]/[.$E$1]" office:value-type="float" office:value="0.247410776221737" calcext:value-type="float">
            <text:p>0.247410776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714330856.6" calcext:value-type="float">
            <text:p>12714330856.6</text:p>
          </table:table-cell>
          <table:table-cell office:value-type="float" office:value="191" calcext:value-type="float">
            <text:p>191</text:p>
          </table:table-cell>
          <table:table-cell table:formula="of:=[.$B192]/[.$E$1]" office:value-type="float" office:value="0.256816720573135" calcext:value-type="float">
            <text:p>0.256816720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190101652.5" calcext:value-type="float">
            <text:p>13190101652.5</text:p>
          </table:table-cell>
          <table:table-cell office:value-type="float" office:value="192" calcext:value-type="float">
            <text:p>192</text:p>
          </table:table-cell>
          <table:table-cell table:formula="of:=[.$B193]/[.$E$1]" office:value-type="float" office:value="0.266426813068414" calcext:value-type="float">
            <text:p>0.266426813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676954639.7" calcext:value-type="float">
            <text:p>13676954639.7</text:p>
          </table:table-cell>
          <table:table-cell office:value-type="float" office:value="193" calcext:value-type="float">
            <text:p>193</text:p>
          </table:table-cell>
          <table:table-cell table:formula="of:=[.$B194]/[.$E$1]" office:value-type="float" office:value="0.276260754703576" calcext:value-type="float">
            <text:p>0.276260754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178491622.2" calcext:value-type="float">
            <text:p>14178491622.2</text:p>
          </table:table-cell>
          <table:table-cell office:value-type="float" office:value="194" calcext:value-type="float">
            <text:p>194</text:p>
          </table:table-cell>
          <table:table-cell table:formula="of:=[.$B195]/[.$E$1]" office:value-type="float" office:value="0.286391298303905" calcext:value-type="float">
            <text:p>0.286391298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659502850.1" calcext:value-type="float">
            <text:p>14659502850.1</text:p>
          </table:table-cell>
          <table:table-cell office:value-type="float" office:value="195" calcext:value-type="float">
            <text:p>195</text:p>
          </table:table-cell>
          <table:table-cell table:formula="of:=[.$B196]/[.$E$1]" office:value-type="float" office:value="0.296107242265204" calcext:value-type="float">
            <text:p>0.296107242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143656830.9" calcext:value-type="float">
            <text:p>15143656830.9</text:p>
          </table:table-cell>
          <table:table-cell office:value-type="float" office:value="196" calcext:value-type="float">
            <text:p>196</text:p>
          </table:table-cell>
          <table:table-cell table:formula="of:=[.$B197]/[.$E$1]" office:value-type="float" office:value="0.305886666680366" calcext:value-type="float">
            <text:p>0.305886666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634442555.5" calcext:value-type="float">
            <text:p>15634442555.5</text:p>
          </table:table-cell>
          <table:table-cell office:value-type="float" office:value="197" calcext:value-type="float">
            <text:p>197</text:p>
          </table:table-cell>
          <table:table-cell table:formula="of:=[.$B198]/[.$E$1]" office:value-type="float" office:value="0.315800045663299" calcext:value-type="float">
            <text:p>0.315800045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129334121" calcext:value-type="float">
            <text:p>16129334121</text:p>
          </table:table-cell>
          <table:table-cell office:value-type="float" office:value="198" calcext:value-type="float">
            <text:p>198</text:p>
          </table:table-cell>
          <table:table-cell table:formula="of:=[.$B199]/[.$E$1]" office:value-type="float" office:value="0.325796358510942" calcext:value-type="float">
            <text:p>0.325796358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649092595.2" calcext:value-type="float">
            <text:p>16649092595.2</text:p>
          </table:table-cell>
          <table:table-cell office:value-type="float" office:value="199" calcext:value-type="float">
            <text:p>199</text:p>
          </table:table-cell>
          <table:table-cell table:formula="of:=[.$B200]/[.$E$1]" office:value-type="float" office:value="0.336294957952757" calcext:value-type="float">
            <text:p>0.33629495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142734299.3" calcext:value-type="float">
            <text:p>17142734299.3</text:p>
          </table:table-cell>
          <table:table-cell office:value-type="float" office:value="200" calcext:value-type="float">
            <text:p>200</text:p>
          </table:table-cell>
          <table:table-cell table:formula="of:=[.$B201]/[.$E$1]" office:value-type="float" office:value="0.346266024854739" calcext:value-type="float">
            <text:p>0.346266024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7623152368.9" calcext:value-type="float">
            <text:p>17623152368.9</text:p>
          </table:table-cell>
          <table:table-cell office:value-type="float" office:value="201" calcext:value-type="float">
            <text:p>201</text:p>
          </table:table-cell>
          <table:table-cell table:formula="of:=[.$B202]/[.$E$1]" office:value-type="float" office:value="0.355969987613794" calcext:value-type="float">
            <text:p>0.355969987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107888856.6" calcext:value-type="float">
            <text:p>18107888856.6</text:p>
          </table:table-cell>
          <table:table-cell office:value-type="float" office:value="202" calcext:value-type="float">
            <text:p>202</text:p>
          </table:table-cell>
          <table:table-cell table:formula="of:=[.$B203]/[.$E$1]" office:value-type="float" office:value="0.365761178083612" calcext:value-type="float">
            <text:p>0.365761178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501144739.6" calcext:value-type="float">
            <text:p>18501144739.6</text:p>
          </table:table-cell>
          <table:table-cell office:value-type="float" office:value="203" calcext:value-type="float">
            <text:p>203</text:p>
          </table:table-cell>
          <table:table-cell table:formula="of:=[.$B204]/[.$E$1]" office:value-type="float" office:value="0.373704552167331" calcext:value-type="float">
            <text:p>0.373704552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993114345" calcext:value-type="float">
            <text:p>18993114345</text:p>
          </table:table-cell>
          <table:table-cell office:value-type="float" office:value="204" calcext:value-type="float">
            <text:p>204</text:p>
          </table:table-cell>
          <table:table-cell table:formula="of:=[.$B205]/[.$E$1]" office:value-type="float" office:value="0.383641844354037" calcext:value-type="float">
            <text:p>0.383641844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457486049.5" calcext:value-type="float">
            <text:p>19457486049.5</text:p>
          </table:table-cell>
          <table:table-cell office:value-type="float" office:value="205" calcext:value-type="float">
            <text:p>205</text:p>
          </table:table-cell>
          <table:table-cell table:formula="of:=[.$B206]/[.$E$1]" office:value-type="float" office:value="0.393021686645521" calcext:value-type="float">
            <text:p>0.393021686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925608691.6" calcext:value-type="float">
            <text:p>19925608691.6</text:p>
          </table:table-cell>
          <table:table-cell office:value-type="float" office:value="206" calcext:value-type="float">
            <text:p>206</text:p>
          </table:table-cell>
          <table:table-cell table:formula="of:=[.$B207]/[.$E$1]" office:value-type="float" office:value="0.402477294111308" calcext:value-type="float">
            <text:p>0.402477294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387552769.3" calcext:value-type="float">
            <text:p>20387552769.3</text:p>
          </table:table-cell>
          <table:table-cell office:value-type="float" office:value="207" calcext:value-type="float">
            <text:p>207</text:p>
          </table:table-cell>
          <table:table-cell table:formula="of:=[.$B208]/[.$E$1]" office:value-type="float" office:value="0.411808100778299" calcext:value-type="float">
            <text:p>0.411808100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48734802.6" calcext:value-type="float">
            <text:p>20848734802.6</text:p>
          </table:table-cell>
          <table:table-cell office:value-type="float" office:value="208" calcext:value-type="float">
            <text:p>208</text:p>
          </table:table-cell>
          <table:table-cell table:formula="of:=[.$B209]/[.$E$1]" office:value-type="float" office:value="0.421123514913355" calcext:value-type="float">
            <text:p>0.421123514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312050753" calcext:value-type="float">
            <text:p>21312050753</text:p>
          </table:table-cell>
          <table:table-cell office:value-type="float" office:value="209" calcext:value-type="float">
            <text:p>209</text:p>
          </table:table-cell>
          <table:table-cell table:formula="of:=[.$B210]/[.$E$1]" office:value-type="float" office:value="0.430482032031792" calcext:value-type="float">
            <text:p>0.43048203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760913493.5" calcext:value-type="float">
            <text:p>21760913493.5</text:p>
          </table:table-cell>
          <table:table-cell office:value-type="float" office:value="210" calcext:value-type="float">
            <text:p>210</text:p>
          </table:table-cell>
          <table:table-cell table:formula="of:=[.$B211]/[.$E$1]" office:value-type="float" office:value="0.439548608818476" calcext:value-type="float">
            <text:p>0.439548608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202287807.5" calcext:value-type="float">
            <text:p>22202287807.5</text:p>
          </table:table-cell>
          <table:table-cell office:value-type="float" office:value="211" calcext:value-type="float">
            <text:p>211</text:p>
          </table:table-cell>
          <table:table-cell table:formula="of:=[.$B212]/[.$E$1]" office:value-type="float" office:value="0.448463926906794" calcext:value-type="float">
            <text:p>0.448463926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610137904.7" calcext:value-type="float">
            <text:p>22610137904.7</text:p>
          </table:table-cell>
          <table:table-cell office:value-type="float" office:value="212" calcext:value-type="float">
            <text:p>212</text:p>
          </table:table-cell>
          <table:table-cell table:formula="of:=[.$B213]/[.$E$1]" office:value-type="float" office:value="0.456702089467584" calcext:value-type="float">
            <text:p>0.456702089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3030976858.8" calcext:value-type="float">
            <text:p>23030976858.8</text:p>
          </table:table-cell>
          <table:table-cell office:value-type="float" office:value="213" calcext:value-type="float">
            <text:p>213</text:p>
          </table:table-cell>
          <table:table-cell table:formula="of:=[.$B214]/[.$E$1]" office:value-type="float" office:value="0.465202613899452" calcext:value-type="float">
            <text:p>0.465202613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442808353" calcext:value-type="float">
            <text:p>23442808353</text:p>
          </table:table-cell>
          <table:table-cell office:value-type="float" office:value="214" calcext:value-type="float">
            <text:p>214</text:p>
          </table:table-cell>
          <table:table-cell table:formula="of:=[.$B215]/[.$E$1]" office:value-type="float" office:value="0.473521196683089" calcext:value-type="float">
            <text:p>0.473521196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844410555.7" calcext:value-type="float">
            <text:p>23844410555.7</text:p>
          </table:table-cell>
          <table:table-cell office:value-type="float" office:value="215" calcext:value-type="float">
            <text:p>215</text:p>
          </table:table-cell>
          <table:table-cell table:formula="of:=[.$B216]/[.$E$1]" office:value-type="float" office:value="0.481633158046658" calcext:value-type="float">
            <text:p>0.48163315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4249634691.2" calcext:value-type="float">
            <text:p>24249634691.2</text:p>
          </table:table-cell>
          <table:table-cell office:value-type="float" office:value="216" calcext:value-type="float">
            <text:p>216</text:p>
          </table:table-cell>
          <table:table-cell table:formula="of:=[.$B217]/[.$E$1]" office:value-type="float" office:value="0.489818278817065" calcext:value-type="float">
            <text:p>0.489818278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4563377019.4" calcext:value-type="float">
            <text:p>24563377019.4</text:p>
          </table:table-cell>
          <table:table-cell office:value-type="float" office:value="217" calcext:value-type="float">
            <text:p>217</text:p>
          </table:table-cell>
          <table:table-cell table:formula="of:=[.$B218]/[.$E$1]" office:value-type="float" office:value="0.496155558910062" calcext:value-type="float">
            <text:p>0.496155558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930969045.5" calcext:value-type="float">
            <text:p>24930969045.5</text:p>
          </table:table-cell>
          <table:table-cell office:value-type="float" office:value="218" calcext:value-type="float">
            <text:p>218</text:p>
          </table:table-cell>
          <table:table-cell table:formula="of:=[.$B219]/[.$E$1]" office:value-type="float" office:value="0.503580548845952" calcext:value-type="float">
            <text:p>0.503580548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305351248.9" calcext:value-type="float">
            <text:p>25305351248.9</text:p>
          </table:table-cell>
          <table:table-cell office:value-type="float" office:value="219" calcext:value-type="float">
            <text:p>219</text:p>
          </table:table-cell>
          <table:table-cell table:formula="of:=[.$B220]/[.$E$1]" office:value-type="float" office:value="0.511142693547278" calcext:value-type="float">
            <text:p>0.511142693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671268766.5" calcext:value-type="float">
            <text:p>25671268766.5</text:p>
          </table:table-cell>
          <table:table-cell office:value-type="float" office:value="220" calcext:value-type="float">
            <text:p>220</text:p>
          </table:table-cell>
          <table:table-cell table:formula="of:=[.$B221]/[.$E$1]" office:value-type="float" office:value="0.518533860092351" calcext:value-type="float">
            <text:p>0.518533860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996514187.2" calcext:value-type="float">
            <text:p>25996514187.2</text:p>
          </table:table-cell>
          <table:table-cell office:value-type="float" office:value="221" calcext:value-type="float">
            <text:p>221</text:p>
          </table:table-cell>
          <table:table-cell table:formula="of:=[.$B222]/[.$E$1]" office:value-type="float" office:value="0.525103491106967" calcext:value-type="float">
            <text:p>0.525103491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339365534.3" calcext:value-type="float">
            <text:p>26339365534.3</text:p>
          </table:table-cell>
          <table:table-cell office:value-type="float" office:value="222" calcext:value-type="float">
            <text:p>222</text:p>
          </table:table-cell>
          <table:table-cell table:formula="of:=[.$B223]/[.$E$1]" office:value-type="float" office:value="0.532028744161916" calcext:value-type="float">
            <text:p>0.532028744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6630382316.3" calcext:value-type="float">
            <text:p>26630382316.3</text:p>
          </table:table-cell>
          <table:table-cell office:value-type="float" office:value="223" calcext:value-type="float">
            <text:p>223</text:p>
          </table:table-cell>
          <table:table-cell table:formula="of:=[.$B224]/[.$E$1]" office:value-type="float" office:value="0.537906991033727" calcext:value-type="float">
            <text:p>0.53790699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6907041280.8" calcext:value-type="float">
            <text:p>26907041280.8</text:p>
          </table:table-cell>
          <table:table-cell office:value-type="float" office:value="224" calcext:value-type="float">
            <text:p>224</text:p>
          </table:table-cell>
          <table:table-cell table:formula="of:=[.$B225]/[.$E$1]" office:value-type="float" office:value="0.543495224404512" calcext:value-type="float">
            <text:p>0.543495224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157504720.6" calcext:value-type="float">
            <text:p>27157504720.6</text:p>
          </table:table-cell>
          <table:table-cell office:value-type="float" office:value="225" calcext:value-type="float">
            <text:p>225</text:p>
          </table:table-cell>
          <table:table-cell table:formula="of:=[.$B226]/[.$E$1]" office:value-type="float" office:value="0.548554334471599" calcext:value-type="float">
            <text:p>0.548554334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7416289226.1" calcext:value-type="float">
            <text:p>27416289226.1</text:p>
          </table:table-cell>
          <table:table-cell office:value-type="float" office:value="226" calcext:value-type="float">
            <text:p>226</text:p>
          </table:table-cell>
          <table:table-cell table:formula="of:=[.$B227]/[.$E$1]" office:value-type="float" office:value="0.553781521713085" calcext:value-type="float">
            <text:p>0.553781521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7581273542.9" calcext:value-type="float">
            <text:p>27581273542.9</text:p>
          </table:table-cell>
          <table:table-cell office:value-type="float" office:value="227" calcext:value-type="float">
            <text:p>227</text:p>
          </table:table-cell>
          <table:table-cell table:formula="of:=[.$B228]/[.$E$1]" office:value-type="float" office:value="0.557114039300087" calcext:value-type="float">
            <text:p>0.557114039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7849323216" calcext:value-type="float">
            <text:p>27849323216</text:p>
          </table:table-cell>
          <table:table-cell office:value-type="float" office:value="228" calcext:value-type="float">
            <text:p>228</text:p>
          </table:table-cell>
          <table:table-cell table:formula="of:=[.$B229]/[.$E$1]" office:value-type="float" office:value="0.562528373626655" calcext:value-type="float">
            <text:p>0.562528373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055784807" calcext:value-type="float">
            <text:p>28055784807</text:p>
          </table:table-cell>
          <table:table-cell office:value-type="float" office:value="229" calcext:value-type="float">
            <text:p>229</text:p>
          </table:table-cell>
          <table:table-cell table:formula="of:=[.$B230]/[.$E$1]" office:value-type="float" office:value="0.566698690517332" calcext:value-type="float">
            <text:p>0.566698690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8259489715.6" calcext:value-type="float">
            <text:p>28259489715.6</text:p>
          </table:table-cell>
          <table:table-cell office:value-type="float" office:value="230" calcext:value-type="float">
            <text:p>230</text:p>
          </table:table-cell>
          <table:table-cell table:formula="of:=[.$B231]/[.$E$1]" office:value-type="float" office:value="0.570813325190705" calcext:value-type="float">
            <text:p>0.570813325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8442650599.5" calcext:value-type="float">
            <text:p>28442650599.5</text:p>
          </table:table-cell>
          <table:table-cell office:value-type="float" office:value="231" calcext:value-type="float">
            <text:p>231</text:p>
          </table:table-cell>
          <table:table-cell table:formula="of:=[.$B232]/[.$E$1]" office:value-type="float" office:value="0.574512991187367" calcext:value-type="float">
            <text:p>0.574512991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8599566461.3" calcext:value-type="float">
            <text:p>28599566461.3</text:p>
          </table:table-cell>
          <table:table-cell office:value-type="float" office:value="232" calcext:value-type="float">
            <text:p>232</text:p>
          </table:table-cell>
          <table:table-cell table:formula="of:=[.$B233]/[.$E$1]" office:value-type="float" office:value="0.577682534082538" calcext:value-type="float">
            <text:p>0.577682534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8714810677.8" calcext:value-type="float">
            <text:p>28714810677.8</text:p>
          </table:table-cell>
          <table:table-cell office:value-type="float" office:value="233" calcext:value-type="float">
            <text:p>233</text:p>
          </table:table-cell>
          <table:table-cell table:formula="of:=[.$B234]/[.$E$1]" office:value-type="float" office:value="0.580010351572924" calcext:value-type="float">
            <text:p>0.580010351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8843504879.8" calcext:value-type="float">
            <text:p>28843504879.8</text:p>
          </table:table-cell>
          <table:table-cell office:value-type="float" office:value="234" calcext:value-type="float">
            <text:p>234</text:p>
          </table:table-cell>
          <table:table-cell table:formula="of:=[.$B235]/[.$E$1]" office:value-type="float" office:value="0.582609845269225" calcext:value-type="float">
            <text:p>0.582609845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953322995.7" calcext:value-type="float">
            <text:p>28953322995.7</text:p>
          </table:table-cell>
          <table:table-cell office:value-type="float" office:value="235" calcext:value-type="float">
            <text:p>235</text:p>
          </table:table-cell>
          <table:table-cell table:formula="of:=[.$B236]/[.$E$1]" office:value-type="float" office:value="0.584828060974247" calcext:value-type="float">
            <text:p>0.58482806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9040849066.9" calcext:value-type="float">
            <text:p>29040849066.9</text:p>
          </table:table-cell>
          <table:table-cell office:value-type="float" office:value="236" calcext:value-type="float">
            <text:p>236</text:p>
          </table:table-cell>
          <table:table-cell table:formula="of:=[.$B237]/[.$E$1]" office:value-type="float" office:value="0.586595999753233" calcext:value-type="float">
            <text:p>0.586595999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9115207392.2" calcext:value-type="float">
            <text:p>29115207392.2</text:p>
          </table:table-cell>
          <table:table-cell office:value-type="float" office:value="237" calcext:value-type="float">
            <text:p>237</text:p>
          </table:table-cell>
          <table:table-cell table:formula="of:=[.$B238]/[.$E$1]" office:value-type="float" office:value="0.588097963282909" calcext:value-type="float">
            <text:p>0.588097963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9172698048.7" calcext:value-type="float">
            <text:p>29172698048.7</text:p>
          </table:table-cell>
          <table:table-cell office:value-type="float" office:value="238" calcext:value-type="float">
            <text:p>238</text:p>
          </table:table-cell>
          <table:table-cell table:formula="of:=[.$B239]/[.$E$1]" office:value-type="float" office:value="0.589259216834705" calcext:value-type="float">
            <text:p>0.589259216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9212086779.5" calcext:value-type="float">
            <text:p>29212086779.5</text:p>
          </table:table-cell>
          <table:table-cell office:value-type="float" office:value="239" calcext:value-type="float">
            <text:p>239</text:p>
          </table:table-cell>
          <table:table-cell table:formula="of:=[.$B240]/[.$E$1]" office:value-type="float" office:value="0.590054829658194" calcext:value-type="float">
            <text:p>0.590054829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9228667533.9" calcext:value-type="float">
            <text:p>29228667533.9</text:p>
          </table:table-cell>
          <table:table-cell office:value-type="float" office:value="240" calcext:value-type="float">
            <text:p>240</text:p>
          </table:table-cell>
          <table:table-cell table:formula="of:=[.$B241]/[.$E$1]" office:value-type="float" office:value="0.590389744253202" calcext:value-type="float">
            <text:p>0.590389744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227555366.5" calcext:value-type="float">
            <text:p>29227555366.5</text:p>
          </table:table-cell>
          <table:table-cell office:value-type="float" office:value="241" calcext:value-type="float">
            <text:p>241</text:p>
          </table:table-cell>
          <table:table-cell table:formula="of:=[.$B242]/[.$E$1]" office:value-type="float" office:value="0.590367279588123" calcext:value-type="float">
            <text:p>0.590367279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182544603.7" calcext:value-type="float">
            <text:p>29182544603.7</text:p>
          </table:table-cell>
          <table:table-cell office:value-type="float" office:value="242" calcext:value-type="float">
            <text:p>242</text:p>
          </table:table-cell>
          <table:table-cell table:formula="of:=[.$B243]/[.$E$1]" office:value-type="float" office:value="0.589458107361667" calcext:value-type="float">
            <text:p>0.589458107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142593013.9" calcext:value-type="float">
            <text:p>29142593013.9</text:p>
          </table:table-cell>
          <table:table-cell office:value-type="float" office:value="243" calcext:value-type="float">
            <text:p>243</text:p>
          </table:table-cell>
          <table:table-cell table:formula="of:=[.$B244]/[.$E$1]" office:value-type="float" office:value="0.58865112535138" calcext:value-type="float">
            <text:p>0.588651125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088198008.6" calcext:value-type="float">
            <text:p>29088198008.6</text:p>
          </table:table-cell>
          <table:table-cell office:value-type="float" office:value="244" calcext:value-type="float">
            <text:p>244</text:p>
          </table:table-cell>
          <table:table-cell table:formula="of:=[.$B245]/[.$E$1]" office:value-type="float" office:value="0.587552400846389" calcext:value-type="float">
            <text:p>0.587552400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016155495.7" calcext:value-type="float">
            <text:p>29016155495.7</text:p>
          </table:table-cell>
          <table:table-cell office:value-type="float" office:value="245" calcext:value-type="float">
            <text:p>245</text:p>
          </table:table-cell>
          <table:table-cell table:formula="of:=[.$B246]/[.$E$1]" office:value-type="float" office:value="0.586097214402564" calcext:value-type="float">
            <text:p>0.586097214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8926371812.3" calcext:value-type="float">
            <text:p>28926371812.3</text:p>
          </table:table-cell>
          <table:table-cell office:value-type="float" office:value="246" calcext:value-type="float">
            <text:p>246</text:p>
          </table:table-cell>
          <table:table-cell table:formula="of:=[.$B247]/[.$E$1]" office:value-type="float" office:value="0.584283674123345" calcext:value-type="float">
            <text:p>0.584283674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8744079681.9" calcext:value-type="float">
            <text:p>28744079681.9</text:p>
          </table:table-cell>
          <table:table-cell office:value-type="float" office:value="247" calcext:value-type="float">
            <text:p>247</text:p>
          </table:table-cell>
          <table:table-cell table:formula="of:=[.$B248]/[.$E$1]" office:value-type="float" office:value="0.580601556075322" calcext:value-type="float">
            <text:p>0.580601556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8612855766.1" calcext:value-type="float">
            <text:p>28612855766.1</text:p>
          </table:table-cell>
          <table:table-cell office:value-type="float" office:value="248" calcext:value-type="float">
            <text:p>248</text:p>
          </table:table-cell>
          <table:table-cell table:formula="of:=[.$B249]/[.$E$1]" office:value-type="float" office:value="0.577950964699605" calcext:value-type="float">
            <text:p>0.577950964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8462030198.1" calcext:value-type="float">
            <text:p>28462030198.1</text:p>
          </table:table-cell>
          <table:table-cell office:value-type="float" office:value="249" calcext:value-type="float">
            <text:p>249</text:p>
          </table:table-cell>
          <table:table-cell table:formula="of:=[.$B250]/[.$E$1]" office:value-type="float" office:value="0.574904439625717" calcext:value-type="float">
            <text:p>0.574904439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302398024.4" calcext:value-type="float">
            <text:p>28302398024.4</text:p>
          </table:table-cell>
          <table:table-cell office:value-type="float" office:value="250" calcext:value-type="float">
            <text:p>250</text:p>
          </table:table-cell>
          <table:table-cell table:formula="of:=[.$B251]/[.$E$1]" office:value-type="float" office:value="0.571680029956818" calcext:value-type="float">
            <text:p>0.5716800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8043076359.8" calcext:value-type="float">
            <text:p>28043076359.8</text:p>
          </table:table-cell>
          <table:table-cell office:value-type="float" office:value="251" calcext:value-type="float">
            <text:p>251</text:p>
          </table:table-cell>
          <table:table-cell table:formula="of:=[.$B252]/[.$E$1]" office:value-type="float" office:value="0.566441992640716" calcext:value-type="float">
            <text:p>0.566441992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842353217.2" calcext:value-type="float">
            <text:p>27842353217.2</text:p>
          </table:table-cell>
          <table:table-cell office:value-type="float" office:value="252" calcext:value-type="float">
            <text:p>252</text:p>
          </table:table-cell>
          <table:table-cell table:formula="of:=[.$B253]/[.$E$1]" office:value-type="float" office:value="0.562387586647427" calcext:value-type="float">
            <text:p>0.562387586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632215744.1" calcext:value-type="float">
            <text:p>27632215744.1</text:p>
          </table:table-cell>
          <table:table-cell office:value-type="float" office:value="253" calcext:value-type="float">
            <text:p>253</text:p>
          </table:table-cell>
          <table:table-cell table:formula="of:=[.$B254]/[.$E$1]" office:value-type="float" office:value="0.558143020628205" calcext:value-type="float">
            <text:p>0.558143020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7406207957.6" calcext:value-type="float">
            <text:p>27406207957.6</text:p>
          </table:table-cell>
          <table:table-cell office:value-type="float" office:value="254" calcext:value-type="float">
            <text:p>254</text:p>
          </table:table-cell>
          <table:table-cell table:formula="of:=[.$B255]/[.$E$1]" office:value-type="float" office:value="0.55357789020903" calcext:value-type="float">
            <text:p>0.553577890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7152923810.6" calcext:value-type="float">
            <text:p>27152923810.6</text:p>
          </table:table-cell>
          <table:table-cell office:value-type="float" office:value="255" calcext:value-type="float">
            <text:p>255</text:p>
          </table:table-cell>
          <table:table-cell table:formula="of:=[.$B256]/[.$E$1]" office:value-type="float" office:value="0.548461804687947" calcext:value-type="float">
            <text:p>0.54846180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860998805.8" calcext:value-type="float">
            <text:p>26860998805.8</text:p>
          </table:table-cell>
          <table:table-cell office:value-type="float" office:value="256" calcext:value-type="float">
            <text:p>256</text:p>
          </table:table-cell>
          <table:table-cell table:formula="of:=[.$B257]/[.$E$1]" office:value-type="float" office:value="0.542565212627256" calcext:value-type="float">
            <text:p>0.542565212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569999785" calcext:value-type="float">
            <text:p>26569999785</text:p>
          </table:table-cell>
          <table:table-cell office:value-type="float" office:value="257" calcext:value-type="float">
            <text:p>257</text:p>
          </table:table-cell>
          <table:table-cell table:formula="of:=[.$B258]/[.$E$1]" office:value-type="float" office:value="0.536687324513855" calcext:value-type="float">
            <text:p>0.536687324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452813719.7" calcext:value-type="float">
            <text:p>26452813719.7</text:p>
          </table:table-cell>
          <table:table-cell office:value-type="float" office:value="258" calcext:value-type="float">
            <text:p>258</text:p>
          </table:table-cell>
          <table:table-cell table:formula="of:=[.$B259]/[.$E$1]" office:value-type="float" office:value="0.53432028362695" calcext:value-type="float">
            <text:p>0.534320283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407354746.3" calcext:value-type="float">
            <text:p>26407354746.3</text:p>
          </table:table-cell>
          <table:table-cell office:value-type="float" office:value="259" calcext:value-type="float">
            <text:p>259</text:p>
          </table:table-cell>
          <table:table-cell table:formula="of:=[.$B260]/[.$E$1]" office:value-type="float" office:value="0.533402057996291" calcext:value-type="float">
            <text:p>0.53340205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061888726" calcext:value-type="float">
            <text:p>26061888726</text:p>
          </table:table-cell>
          <table:table-cell office:value-type="float" office:value="260" calcext:value-type="float">
            <text:p>260</text:p>
          </table:table-cell>
          <table:table-cell table:formula="of:=[.$B261]/[.$E$1]" office:value-type="float" office:value="0.526423991167328" calcext:value-type="float">
            <text:p>0.526423991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206186152.3" calcext:value-type="float">
            <text:p>26206186152.3</text:p>
          </table:table-cell>
          <table:table-cell office:value-type="float" office:value="261" calcext:value-type="float">
            <text:p>261</text:p>
          </table:table-cell>
          <table:table-cell table:formula="of:=[.$B262]/[.$E$1]" office:value-type="float" office:value="0.529338654331868" calcext:value-type="float">
            <text:p>0.529338654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727519133.4" calcext:value-type="float">
            <text:p>25727519133.4</text:p>
          </table:table-cell>
          <table:table-cell office:value-type="float" office:value="262" calcext:value-type="float">
            <text:p>262</text:p>
          </table:table-cell>
          <table:table-cell table:formula="of:=[.$B263]/[.$E$1]" office:value-type="float" office:value="0.519670061039237" calcext:value-type="float">
            <text:p>0.51967006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768886782.5" calcext:value-type="float">
            <text:p>26768886782.5</text:p>
          </table:table-cell>
          <table:table-cell office:value-type="float" office:value="263" calcext:value-type="float">
            <text:p>263</text:p>
          </table:table-cell>
          <table:table-cell table:formula="of:=[.$B264]/[.$E$1]" office:value-type="float" office:value="0.54070464221926" calcext:value-type="float">
            <text:p>0.540704642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8974568622.2" calcext:value-type="float">
            <text:p>28974568622.2</text:p>
          </table:table-cell>
          <table:table-cell office:value-type="float" office:value="264" calcext:value-type="float">
            <text:p>264</text:p>
          </table:table-cell>
          <table:table-cell table:formula="of:=[.$B265]/[.$E$1]" office:value-type="float" office:value="0.585257201303045" calcext:value-type="float">
            <text:p>0.585257201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6255188602.7" calcext:value-type="float">
            <text:p>36255188602.7</text:p>
          </table:table-cell>
          <table:table-cell office:value-type="float" office:value="265" calcext:value-type="float">
            <text:p>265</text:p>
          </table:table-cell>
          <table:table-cell table:formula="of:=[.$B266]/[.$E$1]" office:value-type="float" office:value="0.732318416574209" calcext:value-type="float">
            <text:p>0.732318416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8839219023.2" calcext:value-type="float">
            <text:p>48839219023.2</text:p>
          </table:table-cell>
          <table:table-cell office:value-type="float" office:value="266" calcext:value-type="float">
            <text:p>266</text:p>
          </table:table-cell>
          <table:table-cell table:formula="of:=[.$B267]/[.$E$1]" office:value-type="float" office:value="0.986503199134572" calcext:value-type="float">
            <text:p>0.986503199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7800958517.8" calcext:value-type="float">
            <text:p>47800958517.8</text:p>
          </table:table-cell>
          <table:table-cell office:value-type="float" office:value="267" calcext:value-type="float">
            <text:p>267</text:p>
          </table:table-cell>
          <table:table-cell table:formula="of:=[.$B268]/[.$E$1]" office:value-type="float" office:value="0.965531379138318" calcext:value-type="float">
            <text:p>0.965531379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6729788847.4" calcext:value-type="float">
            <text:p>46729788847.4</text:p>
          </table:table-cell>
          <table:table-cell office:value-type="float" office:value="268" calcext:value-type="float">
            <text:p>268</text:p>
          </table:table-cell>
          <table:table-cell table:formula="of:=[.$B269]/[.$E$1]" office:value-type="float" office:value="0.943894827043503" calcext:value-type="float">
            <text:p>0.94389482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5634126014.8" calcext:value-type="float">
            <text:p>45634126014.8</text:p>
          </table:table-cell>
          <table:table-cell office:value-type="float" office:value="269" calcext:value-type="float">
            <text:p>269</text:p>
          </table:table-cell>
          <table:table-cell table:formula="of:=[.$B270]/[.$E$1]" office:value-type="float" office:value="0.921763537658649" calcext:value-type="float">
            <text:p>0.921763537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4088364338.7" calcext:value-type="float">
            <text:p>44088364338.7</text:p>
          </table:table-cell>
          <table:table-cell office:value-type="float" office:value="270" calcext:value-type="float">
            <text:p>270</text:p>
          </table:table-cell>
          <table:table-cell table:formula="of:=[.$B271]/[.$E$1]" office:value-type="float" office:value="0.890540703447317" calcext:value-type="float">
            <text:p>0.890540703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074996517.2" calcext:value-type="float">
            <text:p>11074996517.2</text:p>
          </table:table-cell>
          <table:table-cell office:value-type="float" office:value="271" calcext:value-type="float">
            <text:p>271</text:p>
          </table:table-cell>
          <table:table-cell table:formula="of:=[.$B272]/[.$E$1]" office:value-type="float" office:value="0.223703812492008" calcext:value-type="float">
            <text:p>0.223703812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353135763.87" calcext:value-type="float">
            <text:p>6353135763.87</text:p>
          </table:table-cell>
          <table:table-cell office:value-type="float" office:value="272" calcext:value-type="float">
            <text:p>272</text:p>
          </table:table-cell>
          <table:table-cell table:formula="of:=[.$B273]/[.$E$1]" office:value-type="float" office:value="0.128326965110086" calcext:value-type="float">
            <text:p>0.128326965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696068742.89" calcext:value-type="float">
            <text:p>4696068742.89</text:p>
          </table:table-cell>
          <table:table-cell office:value-type="float" office:value="273" calcext:value-type="float">
            <text:p>273</text:p>
          </table:table-cell>
          <table:table-cell table:formula="of:=[.$B274]/[.$E$1]" office:value-type="float" office:value="0.0948558746612266" calcext:value-type="float">
            <text:p>0.094855874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263546415.89" calcext:value-type="float">
            <text:p>4263546415.89</text:p>
          </table:table-cell>
          <table:table-cell office:value-type="float" office:value="274" calcext:value-type="float">
            <text:p>274</text:p>
          </table:table-cell>
          <table:table-cell table:formula="of:=[.$B275]/[.$E$1]" office:value-type="float" office:value="0.0861193578246256" calcext:value-type="float">
            <text:p>0.086119357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74871654.88" calcext:value-type="float">
            <text:p>3674871654.88</text:p>
          </table:table-cell>
          <table:table-cell office:value-type="float" office:value="275" calcext:value-type="float">
            <text:p>275</text:p>
          </table:table-cell>
          <table:table-cell table:formula="of:=[.$B276]/[.$E$1]" office:value-type="float" office:value="0.0742287185678783" calcext:value-type="float">
            <text:p>0.074228718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400176722.26" calcext:value-type="float">
            <text:p>3400176722.26</text:p>
          </table:table-cell>
          <table:table-cell office:value-type="float" office:value="276" calcext:value-type="float">
            <text:p>276</text:p>
          </table:table-cell>
          <table:table-cell table:formula="of:=[.$B277]/[.$E$1]" office:value-type="float" office:value="0.0686801566695613" calcext:value-type="float">
            <text:p>0.068680156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287822596.64" calcext:value-type="float">
            <text:p>3287822596.64</text:p>
          </table:table-cell>
          <table:table-cell office:value-type="float" office:value="277" calcext:value-type="float">
            <text:p>277</text:p>
          </table:table-cell>
          <table:table-cell table:formula="of:=[.$B278]/[.$E$1]" office:value-type="float" office:value="0.0664107161138586" calcext:value-type="float">
            <text:p>0.066410716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074521065.08" calcext:value-type="float">
            <text:p>3074521065.08</text:p>
          </table:table-cell>
          <table:table-cell office:value-type="float" office:value="278" calcext:value-type="float">
            <text:p>278</text:p>
          </table:table-cell>
          <table:table-cell table:formula="of:=[.$B279]/[.$E$1]" office:value-type="float" office:value="0.0621022392898478" calcext:value-type="float">
            <text:p>0.062102239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96464441.43" calcext:value-type="float">
            <text:p>2896464441.43</text:p>
          </table:table-cell>
          <table:table-cell office:value-type="float" office:value="279" calcext:value-type="float">
            <text:p>279</text:p>
          </table:table-cell>
          <table:table-cell table:formula="of:=[.$B280]/[.$E$1]" office:value-type="float" office:value="0.0585056742265452" calcext:value-type="float">
            <text:p>0.058505674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3310037.64" calcext:value-type="float">
            <text:p>2803310037.64</text:p>
          </table:table-cell>
          <table:table-cell office:value-type="float" office:value="280" calcext:value-type="float">
            <text:p>280</text:p>
          </table:table-cell>
          <table:table-cell table:formula="of:=[.$B281]/[.$E$1]" office:value-type="float" office:value="0.0566240487789995" calcext:value-type="float">
            <text:p>0.056624048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83018916.08" calcext:value-type="float">
            <text:p>2683018916.08</text:p>
          </table:table-cell>
          <table:table-cell office:value-type="float" office:value="281" calcext:value-type="float">
            <text:p>281</text:p>
          </table:table-cell>
          <table:table-cell table:formula="of:=[.$B282]/[.$E$1]" office:value-type="float" office:value="0.0541942888725183" calcext:value-type="float">
            <text:p>0.054194288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23356815.09" calcext:value-type="float">
            <text:p>2523356815.09</text:p>
          </table:table-cell>
          <table:table-cell office:value-type="float" office:value="282" calcext:value-type="float">
            <text:p>282</text:p>
          </table:table-cell>
          <table:table-cell table:formula="of:=[.$B283]/[.$E$1]" office:value-type="float" office:value="0.0509692747024031" calcext:value-type="float">
            <text:p>0.050969274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94982018.09" calcext:value-type="float">
            <text:p>2394982018.09</text:p>
          </table:table-cell>
          <table:table-cell office:value-type="float" office:value="283" calcext:value-type="float">
            <text:p>283</text:p>
          </table:table-cell>
          <table:table-cell table:formula="of:=[.$B284]/[.$E$1]" office:value-type="float" office:value="0.0483762326664812" calcext:value-type="float">
            <text:p>0.048376232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80839032.68" calcext:value-type="float">
            <text:p>2280839032.68</text:p>
          </table:table-cell>
          <table:table-cell office:value-type="float" office:value="284" calcext:value-type="float">
            <text:p>284</text:p>
          </table:table-cell>
          <table:table-cell table:formula="of:=[.$B285]/[.$E$1]" office:value-type="float" office:value="0.0460706589386899" calcext:value-type="float">
            <text:p>0.046070658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55286800.81" calcext:value-type="float">
            <text:p>2055286800.81</text:p>
          </table:table-cell>
          <table:table-cell office:value-type="float" office:value="285" calcext:value-type="float">
            <text:p>285</text:p>
          </table:table-cell>
          <table:table-cell table:formula="of:=[.$B286]/[.$E$1]" office:value-type="float" office:value="0.0415147302657519" calcext:value-type="float">
            <text:p>0.041514730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21922944.55" calcext:value-type="float">
            <text:p>1921922944.55</text:p>
          </table:table-cell>
          <table:table-cell office:value-type="float" office:value="286" calcext:value-type="float">
            <text:p>286</text:p>
          </table:table-cell>
          <table:table-cell table:formula="of:=[.$B287]/[.$E$1]" office:value-type="float" office:value="0.038820914240829" calcext:value-type="float">
            <text:p>0.038820914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790606556.96" calcext:value-type="float">
            <text:p>1790606556.96</text:p>
          </table:table-cell>
          <table:table-cell office:value-type="float" office:value="287" calcext:value-type="float">
            <text:p>287</text:p>
          </table:table-cell>
          <table:table-cell table:formula="of:=[.$B288]/[.$E$1]" office:value-type="float" office:value="0.0361684550277774" calcext:value-type="float">
            <text:p>0.03616845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28677042.5" calcext:value-type="float">
            <text:p>1628677042.5</text:p>
          </table:table-cell>
          <table:table-cell office:value-type="float" office:value="288" calcext:value-type="float">
            <text:p>288</text:p>
          </table:table-cell>
          <table:table-cell table:formula="of:=[.$B289]/[.$E$1]" office:value-type="float" office:value="0.032897641381613" calcext:value-type="float">
            <text:p>0.0328976414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27322442.52" calcext:value-type="float">
            <text:p>1527322442.52</text:p>
          </table:table-cell>
          <table:table-cell office:value-type="float" office:value="289" calcext:value-type="float">
            <text:p>289</text:p>
          </table:table-cell>
          <table:table-cell table:formula="of:=[.$B290]/[.$E$1]" office:value-type="float" office:value="0.030850380202441" calcext:value-type="float">
            <text:p>0.030850380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7642846.28" calcext:value-type="float">
            <text:p>1457642846.28</text:p>
          </table:table-cell>
          <table:table-cell office:value-type="float" office:value="290" calcext:value-type="float">
            <text:p>290</text:p>
          </table:table-cell>
          <table:table-cell table:formula="of:=[.$B291]/[.$E$1]" office:value-type="float" office:value="0.0294429223032368" calcext:value-type="float">
            <text:p>0.029442922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35934422.11" calcext:value-type="float">
            <text:p>1335934422.11</text:p>
          </table:table-cell>
          <table:table-cell office:value-type="float" office:value="291" calcext:value-type="float">
            <text:p>291</text:p>
          </table:table-cell>
          <table:table-cell table:formula="of:=[.$B292]/[.$E$1]" office:value-type="float" office:value="0.0269845343067314" calcext:value-type="float">
            <text:p>0.026984534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96189528.5" calcext:value-type="float">
            <text:p>1196189528.5</text:p>
          </table:table-cell>
          <table:table-cell office:value-type="float" office:value="292" calcext:value-type="float">
            <text:p>292</text:p>
          </table:table-cell>
          <table:table-cell table:formula="of:=[.$B293]/[.$E$1]" office:value-type="float" office:value="0.0241618277326665" calcext:value-type="float">
            <text:p>0.024161827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91542713.06" calcext:value-type="float">
            <text:p>1091542713.06</text:p>
          </table:table-cell>
          <table:table-cell office:value-type="float" office:value="293" calcext:value-type="float">
            <text:p>293</text:p>
          </table:table-cell>
          <table:table-cell table:formula="of:=[.$B294]/[.$E$1]" office:value-type="float" office:value="0.0220480671059503" calcext:value-type="float">
            <text:p>0.02204806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806304.85" calcext:value-type="float">
            <text:p>1000806304.85</text:p>
          </table:table-cell>
          <table:table-cell office:value-type="float" office:value="294" calcext:value-type="float">
            <text:p>294</text:p>
          </table:table-cell>
          <table:table-cell table:formula="of:=[.$B295]/[.$E$1]" office:value-type="float" office:value="0.0202152827419206" calcext:value-type="float">
            <text:p>0.020215282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01156669.507" calcext:value-type="float">
            <text:p>901156669.507</text:p>
          </table:table-cell>
          <table:table-cell office:value-type="float" office:value="295" calcext:value-type="float">
            <text:p>295</text:p>
          </table:table-cell>
          <table:table-cell table:formula="of:=[.$B296]/[.$E$1]" office:value-type="float" office:value="0.0182024601369611" calcext:value-type="float">
            <text:p>0.018202460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4169526.113" calcext:value-type="float">
            <text:p>834169526.113</text:p>
          </table:table-cell>
          <table:table-cell office:value-type="float" office:value="296" calcext:value-type="float">
            <text:p>296</text:p>
          </table:table-cell>
          <table:table-cell table:formula="of:=[.$B297]/[.$E$1]" office:value-type="float" office:value="0.016849387082544" calcext:value-type="float">
            <text:p>0.016849387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70683037.414" calcext:value-type="float">
            <text:p>770683037.414</text:p>
          </table:table-cell>
          <table:table-cell office:value-type="float" office:value="297" calcext:value-type="float">
            <text:p>297</text:p>
          </table:table-cell>
          <table:table-cell table:formula="of:=[.$B298]/[.$E$1]" office:value-type="float" office:value="0.0155670237389854" calcext:value-type="float">
            <text:p>0.015567023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07849383.03" calcext:value-type="float">
            <text:p>707849383.03</text:p>
          </table:table-cell>
          <table:table-cell office:value-type="float" office:value="298" calcext:value-type="float">
            <text:p>298</text:p>
          </table:table-cell>
          <table:table-cell table:formula="of:=[.$B299]/[.$E$1]" office:value-type="float" office:value="0.0142978469932703" calcext:value-type="float">
            <text:p>0.01429784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36921099.912" calcext:value-type="float">
            <text:p>636921099.912</text:p>
          </table:table-cell>
          <table:table-cell office:value-type="float" office:value="299" calcext:value-type="float">
            <text:p>299</text:p>
          </table:table-cell>
          <table:table-cell table:formula="of:=[.$B300]/[.$E$1]" office:value-type="float" office:value="0.0128651668725707" calcext:value-type="float">
            <text:p>0.012865166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75235733.244" calcext:value-type="float">
            <text:p>575235733.244</text:p>
          </table:table-cell>
          <table:table-cell office:value-type="float" office:value="300" calcext:value-type="float">
            <text:p>300</text:p>
          </table:table-cell>
          <table:table-cell table:formula="of:=[.$B301]/[.$E$1]" office:value-type="float" office:value="0.0116191843860599" calcext:value-type="float">
            <text:p>0.011619184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20475064.629" calcext:value-type="float">
            <text:p>520475064.629</text:p>
          </table:table-cell>
          <table:table-cell office:value-type="float" office:value="301" calcext:value-type="float">
            <text:p>301</text:p>
          </table:table-cell>
          <table:table-cell table:formula="of:=[.$B302]/[.$E$1]" office:value-type="float" office:value="0.0105130738491616" calcext:value-type="float">
            <text:p>0.010513073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72226420.956" calcext:value-type="float">
            <text:p>472226420.956</text:p>
          </table:table-cell>
          <table:table-cell office:value-type="float" office:value="302" calcext:value-type="float">
            <text:p>302</text:p>
          </table:table-cell>
          <table:table-cell table:formula="of:=[.$B303]/[.$E$1]" office:value-type="float" office:value="0.00953849967927763" calcext:value-type="float">
            <text:p>0.009538499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18192369.653" calcext:value-type="float">
            <text:p>418192369.653</text:p>
          </table:table-cell>
          <table:table-cell office:value-type="float" office:value="303" calcext:value-type="float">
            <text:p>303</text:p>
          </table:table-cell>
          <table:table-cell table:formula="of:=[.$B304]/[.$E$1]" office:value-type="float" office:value="0.00844706608269842" calcext:value-type="float">
            <text:p>0.008447066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74461053.014" calcext:value-type="float">
            <text:p>374461053.014</text:p>
          </table:table-cell>
          <table:table-cell office:value-type="float" office:value="304" calcext:value-type="float">
            <text:p>304</text:p>
          </table:table-cell>
          <table:table-cell table:formula="of:=[.$B305]/[.$E$1]" office:value-type="float" office:value="0.00756373738437818" calcext:value-type="float">
            <text:p>0.007563737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29027507.695" calcext:value-type="float">
            <text:p>329027507.695</text:p>
          </table:table-cell>
          <table:table-cell office:value-type="float" office:value="305" calcext:value-type="float">
            <text:p>305</text:p>
          </table:table-cell>
          <table:table-cell table:formula="of:=[.$B306]/[.$E$1]" office:value-type="float" office:value="0.00664602537543045" calcext:value-type="float">
            <text:p>0.006646025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78640136.797" calcext:value-type="float">
            <text:p>278640136.797</text:p>
          </table:table-cell>
          <table:table-cell office:value-type="float" office:value="306" calcext:value-type="float">
            <text:p>306</text:p>
          </table:table-cell>
          <table:table-cell table:formula="of:=[.$B307]/[.$E$1]" office:value-type="float" office:value="0.0056282510624701" calcext:value-type="float">
            <text:p>0.005628251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40498113.969" calcext:value-type="float">
            <text:p>240498113.969</text:p>
          </table:table-cell>
          <table:table-cell office:value-type="float" office:value="307" calcext:value-type="float">
            <text:p>307</text:p>
          </table:table-cell>
          <table:table-cell table:formula="of:=[.$B308]/[.$E$1]" office:value-type="float" office:value="0.00485782048856162" calcext:value-type="float">
            <text:p>0.004857820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3410228.308" calcext:value-type="float">
            <text:p>203410228.308</text:p>
          </table:table-cell>
          <table:table-cell office:value-type="float" office:value="308" calcext:value-type="float">
            <text:p>308</text:p>
          </table:table-cell>
          <table:table-cell table:formula="of:=[.$B309]/[.$E$1]" office:value-type="float" office:value="0.00410868242727662" calcext:value-type="float">
            <text:p>0.004108682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72929096.929" calcext:value-type="float">
            <text:p>172929096.929</text:p>
          </table:table-cell>
          <table:table-cell office:value-type="float" office:value="309" calcext:value-type="float">
            <text:p>309</text:p>
          </table:table-cell>
          <table:table-cell table:formula="of:=[.$B310]/[.$E$1]" office:value-type="float" office:value="0.00349299417058396" calcext:value-type="float">
            <text:p>0.003492994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2918070.519" calcext:value-type="float">
            <text:p>142918070.519</text:p>
          </table:table-cell>
          <table:table-cell office:value-type="float" office:value="310" calcext:value-type="float">
            <text:p>310</text:p>
          </table:table-cell>
          <table:table-cell table:formula="of:=[.$B311]/[.$E$1]" office:value-type="float" office:value="0.0028868015623706" calcext:value-type="float">
            <text:p>0.002886801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4716360.088" calcext:value-type="float">
            <text:p>114716360.088</text:p>
          </table:table-cell>
          <table:table-cell office:value-type="float" office:value="311" calcext:value-type="float">
            <text:p>311</text:p>
          </table:table-cell>
          <table:table-cell table:formula="of:=[.$B312]/[.$E$1]" office:value-type="float" office:value="0.00231715532072959" calcext:value-type="float">
            <text:p>0.002317155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8927822.9998" calcext:value-type="float">
            <text:p>88927822.9998</text:p>
          </table:table-cell>
          <table:table-cell office:value-type="float" office:value="312" calcext:value-type="float">
            <text:p>312</text:p>
          </table:table-cell>
          <table:table-cell table:formula="of:=[.$B313]/[.$E$1]" office:value-type="float" office:value="0.00179625275825362" calcext:value-type="float">
            <text:p>0.001796252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0461017.9861" calcext:value-type="float">
            <text:p>70461017.9861</text:p>
          </table:table-cell>
          <table:table-cell office:value-type="float" office:value="313" calcext:value-type="float">
            <text:p>313</text:p>
          </table:table-cell>
          <table:table-cell table:formula="of:=[.$B314]/[.$E$1]" office:value-type="float" office:value="0.00142324183407902" calcext:value-type="float">
            <text:p>0.001423241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0164460.8412" calcext:value-type="float">
            <text:p>50164460.8412</text:p>
          </table:table-cell>
          <table:table-cell office:value-type="float" office:value="314" calcext:value-type="float">
            <text:p>314</text:p>
          </table:table-cell>
          <table:table-cell table:formula="of:=[.$B315]/[.$E$1]" office:value-type="float" office:value="0.00101327175357159" calcext:value-type="float">
            <text:p>0.001013271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6166620.2132" calcext:value-type="float">
            <text:p>36166620.2132</text:p>
          </table:table-cell>
          <table:table-cell office:value-type="float" office:value="315" calcext:value-type="float">
            <text:p>315</text:p>
          </table:table-cell>
          <table:table-cell table:formula="of:=[.$B316]/[.$E$1]" office:value-type="float" office:value="0.00073052942401185" calcext:value-type="float">
            <text:p>0.000730529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3432596.2558" calcext:value-type="float">
            <text:p>23432596.2558</text:p>
          </table:table-cell>
          <table:table-cell office:value-type="float" office:value="316" calcext:value-type="float">
            <text:p>316</text:p>
          </table:table-cell>
          <table:table-cell table:formula="of:=[.$B317]/[.$E$1]" office:value-type="float" office:value="0.000473314922570621" calcext:value-type="float">
            <text:p>0.000473314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472023.7513" calcext:value-type="float">
            <text:p>13472023.7513</text:p>
          </table:table-cell>
          <table:table-cell office:value-type="float" office:value="317" calcext:value-type="float">
            <text:p>317</text:p>
          </table:table-cell>
          <table:table-cell table:formula="of:=[.$B318]/[.$E$1]" office:value-type="float" office:value="0.00027212135646889" calcext:value-type="float">
            <text:p>0.000272121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144119.78249" calcext:value-type="float">
            <text:p>7144119.78249</text:p>
          </table:table-cell>
          <table:table-cell office:value-type="float" office:value="318" calcext:value-type="float">
            <text:p>318</text:p>
          </table:table-cell>
          <table:table-cell table:formula="of:=[.$B319]/[.$E$1]" office:value-type="float" office:value="0.000144304048291172" calcext:value-type="float">
            <text:p>0.00014430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654421.96447" calcext:value-type="float">
            <text:p>2654421.96447</text:p>
          </table:table-cell>
          <table:table-cell office:value-type="float" office:value="319" calcext:value-type="float">
            <text:p>319</text:p>
          </table:table-cell>
          <table:table-cell table:formula="of:=[.$B320]/[.$E$1]" office:value-type="float" office:value="0.0000536166591558072" calcext:value-type="float">
            <text:p>5.36166591558072E-0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73751.27698" calcext:value-type="float">
            <text:p>1373751.27698</text:p>
          </table:table-cell>
          <table:table-cell office:value-type="float" office:value="320" calcext:value-type="float">
            <text:p>320</text:p>
          </table:table-cell>
          <table:table-cell table:formula="of:=[.$B321]/[.$E$1]" office:value-type="float" office:value="0.0000277483968142941" calcext:value-type="float">
            <text:p>2.77483968142941E-0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320149.97497" calcext:value-type="float">
            <text:p>2320149.97497</text:p>
          </table:table-cell>
          <table:table-cell office:value-type="float" office:value="321" calcext:value-type="float">
            <text:p>321</text:p>
          </table:table-cell>
          <table:table-cell table:formula="of:=[.$B322]/[.$E$1]" office:value-type="float" office:value="0.0000468647005123616" calcext:value-type="float">
            <text:p>4.68647005123616E-0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054988.31957" calcext:value-type="float">
            <text:p>6054988.31957</text:p>
          </table:table-cell>
          <table:table-cell office:value-type="float" office:value="322" calcext:value-type="float">
            <text:p>322</text:p>
          </table:table-cell>
          <table:table-cell table:formula="of:=[.$B323]/[.$E$1]" office:value-type="float" office:value="0.00012230468601762" calcext:value-type="float">
            <text:p>0.000122304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900119.3941" calcext:value-type="float">
            <text:p>12900119.3941</text:p>
          </table:table-cell>
          <table:table-cell office:value-type="float" office:value="323" calcext:value-type="float">
            <text:p>323</text:p>
          </table:table-cell>
          <table:table-cell table:formula="of:=[.$B324]/[.$E$1]" office:value-type="float" office:value="0.000260569462534861" calcext:value-type="float">
            <text:p>0.000260569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764460.1434" calcext:value-type="float">
            <text:p>21764460.1434</text:p>
          </table:table-cell>
          <table:table-cell office:value-type="float" office:value="324" calcext:value-type="float">
            <text:p>324</text:p>
          </table:table-cell>
          <table:table-cell table:formula="of:=[.$B325]/[.$E$1]" office:value-type="float" office:value="0.000439620247586305" calcext:value-type="float">
            <text:p>0.000439620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835777.5511" calcext:value-type="float">
            <text:p>34835777.5511</text:p>
          </table:table-cell>
          <table:table-cell office:value-type="float" office:value="325" calcext:value-type="float">
            <text:p>325</text:p>
          </table:table-cell>
          <table:table-cell table:formula="of:=[.$B326]/[.$E$1]" office:value-type="float" office:value="0.000703647738146178" calcext:value-type="float">
            <text:p>0.000703647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0007426.9877" calcext:value-type="float">
            <text:p>50007426.9877</text:p>
          </table:table-cell>
          <table:table-cell office:value-type="float" office:value="326" calcext:value-type="float">
            <text:p>326</text:p>
          </table:table-cell>
          <table:table-cell table:formula="of:=[.$B327]/[.$E$1]" office:value-type="float" office:value="0.00101009982736252" calcext:value-type="float">
            <text:p>0.001010099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6293519.4325" calcext:value-type="float">
            <text:p>66293519.4325</text:p>
          </table:table-cell>
          <table:table-cell office:value-type="float" office:value="327" calcext:value-type="float">
            <text:p>327</text:p>
          </table:table-cell>
          <table:table-cell table:formula="of:=[.$B328]/[.$E$1]" office:value-type="float" office:value="0.00133906254665917" calcext:value-type="float">
            <text:p>0.001339062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7484191.7527" calcext:value-type="float">
            <text:p>87484191.7527</text:p>
          </table:table-cell>
          <table:table-cell office:value-type="float" office:value="328" calcext:value-type="float">
            <text:p>328</text:p>
          </table:table-cell>
          <table:table-cell table:formula="of:=[.$B329]/[.$E$1]" office:value-type="float" office:value="0.00176709285618888" calcext:value-type="float">
            <text:p>0.001767092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3255630.188" calcext:value-type="float">
            <text:p>113255630.188</text:p>
          </table:table-cell>
          <table:table-cell office:value-type="float" office:value="329" calcext:value-type="float">
            <text:p>329</text:p>
          </table:table-cell>
          <table:table-cell table:formula="of:=[.$B330]/[.$E$1]" office:value-type="float" office:value="0.00228765004304001" calcext:value-type="float">
            <text:p>0.0022876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9694485.423" calcext:value-type="float">
            <text:p>139694485.423</text:p>
          </table:table-cell>
          <table:table-cell office:value-type="float" office:value="330" calcext:value-type="float">
            <text:p>330</text:p>
          </table:table-cell>
          <table:table-cell table:formula="of:=[.$B331]/[.$E$1]" office:value-type="float" office:value="0.00282168837928764" calcext:value-type="float">
            <text:p>0.0028216884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6758393.617" calcext:value-type="float">
            <text:p>166758393.617</text:p>
          </table:table-cell>
          <table:table-cell office:value-type="float" office:value="331" calcext:value-type="float">
            <text:p>331</text:p>
          </table:table-cell>
          <table:table-cell table:formula="of:=[.$B332]/[.$E$1]" office:value-type="float" office:value="0.00336835215787474" calcext:value-type="float">
            <text:p>0.003368352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0777955.685" calcext:value-type="float">
            <text:p>200777955.685</text:p>
          </table:table-cell>
          <table:table-cell office:value-type="float" office:value="332" calcext:value-type="float">
            <text:p>332</text:p>
          </table:table-cell>
          <table:table-cell table:formula="of:=[.$B333]/[.$E$1]" office:value-type="float" office:value="0.00405551316258485" calcext:value-type="float">
            <text:p>0.004055513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34408047.954" calcext:value-type="float">
            <text:p>234408047.954</text:p>
          </table:table-cell>
          <table:table-cell office:value-type="float" office:value="333" calcext:value-type="float">
            <text:p>333</text:p>
          </table:table-cell>
          <table:table-cell table:formula="of:=[.$B334]/[.$E$1]" office:value-type="float" office:value="0.00473480726830754" calcext:value-type="float">
            <text:p>0.004734807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66187210.86" calcext:value-type="float">
            <text:p>266187210.86</text:p>
          </table:table-cell>
          <table:table-cell office:value-type="float" office:value="334" calcext:value-type="float">
            <text:p>334</text:p>
          </table:table-cell>
          <table:table-cell table:formula="of:=[.$B335]/[.$E$1]" office:value-type="float" office:value="0.00537671445887288" calcext:value-type="float">
            <text:p>0.005376714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9682217.794" calcext:value-type="float">
            <text:p>309682217.794</text:p>
          </table:table-cell>
          <table:table-cell office:value-type="float" office:value="335" calcext:value-type="float">
            <text:p>335</text:p>
          </table:table-cell>
          <table:table-cell table:formula="of:=[.$B336]/[.$E$1]" office:value-type="float" office:value="0.00625526993836138" calcext:value-type="float">
            <text:p>0.0062552699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6840914.922" calcext:value-type="float">
            <text:p>346840914.922</text:p>
          </table:table-cell>
          <table:table-cell office:value-type="float" office:value="336" calcext:value-type="float">
            <text:p>336</text:p>
          </table:table-cell>
          <table:table-cell table:formula="of:=[.$B337]/[.$E$1]" office:value-type="float" office:value="0.00700583832019876" calcext:value-type="float">
            <text:p>0.007005838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83963118.866" calcext:value-type="float">
            <text:p>383963118.866</text:p>
          </table:table-cell>
          <table:table-cell office:value-type="float" office:value="337" calcext:value-type="float">
            <text:p>337</text:p>
          </table:table-cell>
          <table:table-cell table:formula="of:=[.$B338]/[.$E$1]" office:value-type="float" office:value="0.00775566957635144" calcext:value-type="float">
            <text:p>0.007755669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34013042.437" calcext:value-type="float">
            <text:p>434013042.437</text:p>
          </table:table-cell>
          <table:table-cell office:value-type="float" office:value="338" calcext:value-type="float">
            <text:p>338</text:p>
          </table:table-cell>
          <table:table-cell table:formula="of:=[.$B339]/[.$E$1]" office:value-type="float" office:value="0.00876662779203827" calcext:value-type="float">
            <text:p>0.008766627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85518810.255" calcext:value-type="float">
            <text:p>485518810.255</text:p>
          </table:table-cell>
          <table:table-cell office:value-type="float" office:value="339" calcext:value-type="float">
            <text:p>339</text:p>
          </table:table-cell>
          <table:table-cell table:formula="of:=[.$B340]/[.$E$1]" office:value-type="float" office:value="0.00980699260012832" calcext:value-type="float">
            <text:p>0.009806992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38447766.57" calcext:value-type="float">
            <text:p>538447766.57</text:p>
          </table:table-cell>
          <table:table-cell office:value-type="float" office:value="340" calcext:value-type="float">
            <text:p>340</text:p>
          </table:table-cell>
          <table:table-cell table:formula="of:=[.$B341]/[.$E$1]" office:value-type="float" office:value="0.0108761043872517" calcext:value-type="float">
            <text:p>0.0108761044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83478579.514" calcext:value-type="float">
            <text:p>583478579.514</text:p>
          </table:table-cell>
          <table:table-cell office:value-type="float" office:value="341" calcext:value-type="float">
            <text:p>341</text:p>
          </table:table-cell>
          <table:table-cell table:formula="of:=[.$B342]/[.$E$1]" office:value-type="float" office:value="0.0117856816064898" calcext:value-type="float">
            <text:p>0.011785681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44928853.379" calcext:value-type="float">
            <text:p>644928853.379</text:p>
          </table:table-cell>
          <table:table-cell office:value-type="float" office:value="342" calcext:value-type="float">
            <text:p>342</text:p>
          </table:table-cell>
          <table:table-cell table:formula="of:=[.$B343]/[.$E$1]" office:value-type="float" office:value="0.0130269154543677" calcext:value-type="float">
            <text:p>0.013026915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04657615.775" calcext:value-type="float">
            <text:p>704657615.775</text:p>
          </table:table-cell>
          <table:table-cell office:value-type="float" office:value="343" calcext:value-type="float">
            <text:p>343</text:p>
          </table:table-cell>
          <table:table-cell table:formula="of:=[.$B344]/[.$E$1]" office:value-type="float" office:value="0.0142333764986365" calcext:value-type="float">
            <text:p>0.014233376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57637034.568" calcext:value-type="float">
            <text:p>757637034.568</text:p>
          </table:table-cell>
          <table:table-cell office:value-type="float" office:value="344" calcext:value-type="float">
            <text:p>344</text:p>
          </table:table-cell>
          <table:table-cell table:formula="of:=[.$B345]/[.$E$1]" office:value-type="float" office:value="0.0153035075771609" calcext:value-type="float">
            <text:p>0.015303507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22077084.29" calcext:value-type="float">
            <text:p>822077084.29</text:p>
          </table:table-cell>
          <table:table-cell office:value-type="float" office:value="345" calcext:value-type="float">
            <text:p>345</text:p>
          </table:table-cell>
          <table:table-cell table:formula="of:=[.$B346]/[.$E$1]" office:value-type="float" office:value="0.0166051318961932" calcext:value-type="float">
            <text:p>0.0166051319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89492275.398" calcext:value-type="float">
            <text:p>889492275.398</text:p>
          </table:table-cell>
          <table:table-cell office:value-type="float" office:value="346" calcext:value-type="float">
            <text:p>346</text:p>
          </table:table-cell>
          <table:table-cell table:formula="of:=[.$B347]/[.$E$1]" office:value-type="float" office:value="0.017966851084756" calcext:value-type="float">
            <text:p>0.017966851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34354119.833" calcext:value-type="float">
            <text:p>934354119.833</text:p>
          </table:table-cell>
          <table:table-cell office:value-type="float" office:value="347" calcext:value-type="float">
            <text:p>347</text:p>
          </table:table-cell>
          <table:table-cell table:formula="of:=[.$B348]/[.$E$1]" office:value-type="float" office:value="0.0188730153097241" calcext:value-type="float">
            <text:p>0.0188730153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05384020.96" calcext:value-type="float">
            <text:p>1005384020.96</text:p>
          </table:table-cell>
          <table:table-cell office:value-type="float" office:value="348" calcext:value-type="float">
            <text:p>348</text:p>
          </table:table-cell>
          <table:table-cell table:formula="of:=[.$B349]/[.$E$1]" office:value-type="float" office:value="0.0203077480122006" calcext:value-type="float">
            <text:p>0.020307748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79510876.87" calcext:value-type="float">
            <text:p>1079510876.87</text:p>
          </table:table-cell>
          <table:table-cell office:value-type="float" office:value="349" calcext:value-type="float">
            <text:p>349</text:p>
          </table:table-cell>
          <table:table-cell table:formula="of:=[.$B350]/[.$E$1]" office:value-type="float" office:value="0.0218050360925498" calcext:value-type="float">
            <text:p>0.021805036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43509497.45" calcext:value-type="float">
            <text:p>1143509497.45</text:p>
          </table:table-cell>
          <table:table-cell office:value-type="float" office:value="350" calcext:value-type="float">
            <text:p>350</text:p>
          </table:table-cell>
          <table:table-cell table:formula="of:=[.$B351]/[.$E$1]" office:value-type="float" office:value="0.0230977439860233" calcext:value-type="float">
            <text:p>0.02309774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18497498.93" calcext:value-type="float">
            <text:p>1218497498.93</text:p>
          </table:table-cell>
          <table:table-cell office:value-type="float" office:value="351" calcext:value-type="float">
            <text:p>351</text:p>
          </table:table-cell>
          <table:table-cell table:formula="of:=[.$B352]/[.$E$1]" office:value-type="float" office:value="0.0246124263424628" calcext:value-type="float">
            <text:p>0.024612426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86352541.96" calcext:value-type="float">
            <text:p>1286352541.96</text:p>
          </table:table-cell>
          <table:table-cell office:value-type="float" office:value="352" calcext:value-type="float">
            <text:p>352</text:p>
          </table:table-cell>
          <table:table-cell table:formula="of:=[.$B353]/[.$E$1]" office:value-type="float" office:value="0.0259830300983237" calcext:value-type="float">
            <text:p>0.025983030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56674181.68" calcext:value-type="float">
            <text:p>1356674181.68</text:p>
          </table:table-cell>
          <table:table-cell office:value-type="float" office:value="353" calcext:value-type="float">
            <text:p>353</text:p>
          </table:table-cell>
          <table:table-cell table:formula="of:=[.$B354]/[.$E$1]" office:value-type="float" office:value="0.0274034566313363" calcext:value-type="float">
            <text:p>0.027403456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20292134.38" calcext:value-type="float">
            <text:p>1420292134.38</text:p>
          </table:table-cell>
          <table:table-cell office:value-type="float" office:value="354" calcext:value-type="float">
            <text:p>354</text:p>
          </table:table-cell>
          <table:table-cell table:formula="of:=[.$B355]/[.$E$1]" office:value-type="float" office:value="0.0286884754157508" calcext:value-type="float">
            <text:p>0.028688475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93866230.75" calcext:value-type="float">
            <text:p>1493866230.75</text:p>
          </table:table-cell>
          <table:table-cell office:value-type="float" office:value="355" calcext:value-type="float">
            <text:p>355</text:p>
          </table:table-cell>
          <table:table-cell table:formula="of:=[.$B356]/[.$E$1]" office:value-type="float" office:value="0.0301745983082557" calcext:value-type="float">
            <text:p>0.030174598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73601438.39" calcext:value-type="float">
            <text:p>1573601438.39</text:p>
          </table:table-cell>
          <table:table-cell office:value-type="float" office:value="356" calcext:value-type="float">
            <text:p>356</text:p>
          </table:table-cell>
          <table:table-cell table:formula="of:=[.$B357]/[.$E$1]" office:value-type="float" office:value="0.03178516946385" calcext:value-type="float">
            <text:p>0.031785169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37074013.31" calcext:value-type="float">
            <text:p>1637074013.31</text:p>
          </table:table-cell>
          <table:table-cell office:value-type="float" office:value="357" calcext:value-type="float">
            <text:p>357</text:p>
          </table:table-cell>
          <table:table-cell table:formula="of:=[.$B358]/[.$E$1]" office:value-type="float" office:value="0.0330672517630396" calcext:value-type="float">
            <text:p>0.0330672518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16132197.08" calcext:value-type="float">
            <text:p>1716132197.08</text:p>
          </table:table-cell>
          <table:table-cell office:value-type="float" office:value="358" calcext:value-type="float">
            <text:p>358</text:p>
          </table:table-cell>
          <table:table-cell table:formula="of:=[.$B359]/[.$E$1]" office:value-type="float" office:value="0.034664147716061" calcext:value-type="float">
            <text:p>0.034664147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804934210.73" calcext:value-type="float">
            <text:p>1804934210.73</text:p>
          </table:table-cell>
          <table:table-cell office:value-type="float" office:value="359" calcext:value-type="float">
            <text:p>359</text:p>
          </table:table-cell>
          <table:table-cell table:formula="of:=[.$B360]/[.$E$1]" office:value-type="float" office:value="0.0364578592517369" calcext:value-type="float">
            <text:p>0.03645785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25:17.424747121</meta:creation-date>
    <dc:date>2020-06-08T17:24:35.182202621</dc:date>
    <meta:editing-duration>PT8M18S</meta:editing-duration>
    <meta:editing-cycles>1</meta:editing-cycles>
    <meta:document-statistic meta:table-count="1" meta:cell-count="1441" meta:object-count="6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C1:Sheet1.D360" svg:x="0.32cm" svg:y="0.18cm" svg:width="12.508cm" svg:height="8.64cm">
          <chartooo:coordinate-region svg:x="1.788cm" svg:y="0.379cm" svg:width="10.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360" chart:class="chart:scatter">
            <chart:domain table:cell-range-address="Sheet1.C1:Sheet1.C360"/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360</svg:desc>
                </draw:g>
              </table:table-cell>
              <table:table-cell office:value-type="float" office:value="0.0381147277141024">
                <text:p>0.0381147277141024</text:p>
                <draw:g>
                  <svg:desc>Sheet1.D1:Sheet1.D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9585622023663">
                <text:p>0.03958562202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10688744828726">
                <text:p>0.0410688744828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29458335853843">
                <text:p>0.0429458335853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443042192578994">
                <text:p>0.0443042192578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462553775527958">
                <text:p>0.046255377552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476167723428942">
                <text:p>0.0476167723428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495943740843745">
                <text:p>0.0495943740843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51491057225903">
                <text:p>0.051491057225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53338321620499">
                <text:p>0.053338321620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552059037943134">
                <text:p>0.0552059037943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570957906943229">
                <text:p>0.0570957906943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589738450219585">
                <text:p>0.0589738450219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610324041204165">
                <text:p>0.0610324041204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630671343937828">
                <text:p>0.0630671343937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649166230860844">
                <text:p>0.0649166230860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666814499230826">
                <text:p>0.0666814499230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87309543680295">
                <text:p>0.0687309543680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707175314096484">
                <text:p>0.0707175314096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27545639310705">
                <text:p>0.0727545639310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48566286382875">
                <text:p>0.0748566286382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67621836069608">
                <text:p>0.0767621836069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787504952874713">
                <text:p>0.0787504952874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797383705156791">
                <text:p>0.0797383705156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16911454386497">
                <text:p>0.0816911454386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35378860146973">
                <text:p>0.0835378860146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54445170572202">
                <text:p>0.0854445170572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73982968606584">
                <text:p>0.0873982968606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893056810039693">
                <text:p>0.0893056810039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09655391296588">
                <text:p>0.0909655391296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2666892721007">
                <text:p>0.092666892721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4566778089996">
                <text:p>0.094566778089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61969906341525">
                <text:p>0.0961969906341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79226280446972">
                <text:p>0.0979226280446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95461009049281">
                <text:p>0.0995461009049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01123033524657">
                <text:p>0.1011230335246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02805673970293">
                <text:p>0.102805673970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04334808179497">
                <text:p>0.1043348081794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05790800444702">
                <text:p>0.105790800444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07188082898392">
                <text:p>0.107188082898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0851864917658">
                <text:p>0.10851864917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09856466206423">
                <text:p>0.109856466206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11507131831966">
                <text:p>0.111507131831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12689327531727">
                <text:p>0.112689327531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13867732093608">
                <text:p>0.113867732093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15045224290666">
                <text:p>0.11504522429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15177002804216">
                <text:p>0.115177002804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16367421803971">
                <text:p>0.116367421803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1724034611491">
                <text:p>0.11724034611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18027769402846">
                <text:p>0.118027769402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18761270030052">
                <text:p>0.118761270030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19568010159784">
                <text:p>0.119568010159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2022881224974">
                <text:p>0.12022881224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2056708574754">
                <text:p>0.120567085747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21062100202349">
                <text:p>0.121062100202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2118558578128">
                <text:p>0.12118558578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21524080446777">
                <text:p>0.121524080446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21788653948165">
                <text:p>0.121788653948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22033292867107">
                <text:p>0.122033292867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2140844788247">
                <text:p>0.122140844788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22129074239314">
                <text:p>0.122129074239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22059733233142">
                <text:p>0.1220597332331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21649164129081">
                <text:p>0.121649164129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21461125825706">
                <text:p>0.121461125825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21251521774997">
                <text:p>0.1212515217749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20898817588334">
                <text:p>0.120898817588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20773088856945">
                <text:p>0.120773088856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20248222002273">
                <text:p>0.120248222002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19650396139447">
                <text:p>0.1196503961394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18987749232549">
                <text:p>0.118987749232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18248261860411">
                <text:p>0.1182482618604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17786015852134">
                <text:p>0.117786015852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17571444173619">
                <text:p>0.117571444173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16622731476699">
                <text:p>0.116622731476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15606347019056">
                <text:p>0.115606347019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15621522990483">
                <text:p>0.1156215229904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14465915751959">
                <text:p>0.1144659157519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13248252393202">
                <text:p>0.113248252393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14382599672552">
                <text:p>0.1143825996725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14882068411213">
                <text:p>0.114882068411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17034811680795">
                <text:p>0.1170348116807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20986772864718">
                <text:p>0.1209867728647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25031719861395">
                <text:p>0.125031719861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0857901081696">
                <text:p>0.150857901081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96679367369045">
                <text:p>0.196679367369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445778076934923">
                <text:p>0.445778076934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8005703063224">
                <text:p>0.980057030632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60904766909495">
                <text:p>0.960904766909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38560439919689">
                <text:p>0.938560439919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06077427388895">
                <text:p>0.906077427388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05636371178175">
                <text:p>0.505636371178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461502426669713">
                <text:p>0.461502426669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2704899280912">
                <text:p>0.42704899280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416860320614302">
                <text:p>0.4168603206143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8621002997588">
                <text:p>0.386210029975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69130348803444">
                <text:p>0.369130348803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59298644681787">
                <text:p>0.3592986446817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44148830451995">
                <text:p>0.344148830451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34312748490799">
                <text:p>0.3343127484907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4421324063455">
                <text:p>0.324421324063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11742099412146">
                <text:p>0.311742099412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98254772948499">
                <text:p>0.2982547729484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8557907234132">
                <text:p>0.28557907234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74719600344222">
                <text:p>0.274719600344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5818587530896">
                <text:p>0.25818587530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46328846335743">
                <text:p>0.246328846335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35343698822318">
                <text:p>0.235343698822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23146086256338">
                <text:p>0.223146086256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11166299029039">
                <text:p>0.2111662990290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01743201747236">
                <text:p>0.201743201747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191571252405189">
                <text:p>0.191571252405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180518611930738">
                <text:p>0.180518611930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169995421254336">
                <text:p>0.169995421254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16006755979696">
                <text:p>0.16006755979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150538725316475">
                <text:p>0.150538725316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142052662383604">
                <text:p>0.142052662383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133033031678682">
                <text:p>0.133033031678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124869071232062">
                <text:p>0.1248690712320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116342697935705">
                <text:p>0.116342697935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108123956482314">
                <text:p>0.1081239564823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100118868545706">
                <text:p>0.1001188685457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923599491253059">
                <text:p>0.09235994912530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841349154038348">
                <text:p>0.08413491540383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77015407646678">
                <text:p>0.0770154076466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707664050652576">
                <text:p>0.0707664050652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644549214371192">
                <text:p>0.0644549214371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584594906015426">
                <text:p>0.05845949060154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524922917542807">
                <text:p>0.05249229175428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469988342823953">
                <text:p>0.04699883428239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418593186777372">
                <text:p>0.04185931867773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365888709580663">
                <text:p>0.03658887095806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319643812532963">
                <text:p>0.03196438125329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277259045250679">
                <text:p>0.02772590452506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234948159036892">
                <text:p>0.02349481590368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198028967814582">
                <text:p>0.01980289678145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164444439538696">
                <text:p>0.01644444395386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133439881015391">
                <text:p>0.01334398810153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105547361864642">
                <text:p>0.01055473618646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0813519206202419">
                <text:p>0.008135192062024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0612415310869941">
                <text:p>0.006124153108699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0424933444240785">
                <text:p>0.004249334442407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0283134613820432">
                <text:p>0.00283134613820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0160489617954521">
                <text:p>0.001604896179545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0078216398569762">
                <text:p>0.000782163985697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00231411579553703">
                <text:p>0.0002314115795537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000115221267021423">
                <text:p>0.0000115221267021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00104527229472348">
                <text:p>0.0001045272294723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00517256386071333">
                <text:p>0.000517256386071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0127895252584757">
                <text:p>0.001278952525847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0233507087815219">
                <text:p>0.002335070878152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0360298495645784">
                <text:p>0.003602984956457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0530494122422537">
                <text:p>0.005304941224225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0717105023430547">
                <text:p>0.00717105023430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0928219501545011">
                <text:p>0.009282195015450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119070435920123">
                <text:p>0.0119070435920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146321367802835">
                <text:p>0.01463213678028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175899055330055">
                <text:p>0.0175899055330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21068569407576">
                <text:p>0.021068569407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248462040106844">
                <text:p>0.02484620401068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286804823550249">
                <text:p>0.0286804823550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326290941765458">
                <text:p>0.03262909417654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37435454665207">
                <text:p>0.0374354546652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420018061038047">
                <text:p>0.0420018061038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467688683214997">
                <text:p>0.04676886832149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522567061989416">
                <text:p>0.05225670619894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580302397646421">
                <text:p>0.05803023976464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634920516336112">
                <text:p>0.06349205163361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696742962512405">
                <text:p>0.06967429625124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762395951701754">
                <text:p>0.07623959517017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825196143822113">
                <text:p>0.08251961438221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89069676888667">
                <text:p>0.089069676888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956646387917821">
                <text:p>0.09566463879178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102481753569537">
                <text:p>0.1024817535695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109297153162659">
                <text:p>0.1092971531626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116443710704312">
                <text:p>0.1164437107043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123893054431549">
                <text:p>0.1238930544315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131230077253636">
                <text:p>0.131230077253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139294140132167">
                <text:p>0.1392941401321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147863942879796">
                <text:p>0.1478639428797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156024897993115">
                <text:p>0.1560248979931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164901182656472">
                <text:p>0.1649011826564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173471839068823">
                <text:p>0.1734718390688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182647061997881">
                <text:p>0.1826470619978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191227431272071">
                <text:p>0.1912274312720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200184610370513">
                <text:p>0.2001846103705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209289768117574">
                <text:p>0.2092897681175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218890760076312">
                <text:p>0.2188907600763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228265858314395">
                <text:p>0.228265858314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37915121826156">
                <text:p>0.2379151218261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247410776221737">
                <text:p>0.247410776221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56816720573135">
                <text:p>0.256816720573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66426813068414">
                <text:p>0.2664268130684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76260754703576">
                <text:p>0.2762607547035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86391298303905">
                <text:p>0.286391298303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107242265204">
                <text:p>0.296107242265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305886666680366">
                <text:p>0.3058866666803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315800045663299">
                <text:p>0.3158000456632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325796358510942">
                <text:p>0.3257963585109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36294957952757">
                <text:p>0.3362949579527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346266024854739">
                <text:p>0.3462660248547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355969987613794">
                <text:p>0.3559699876137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365761178083612">
                <text:p>0.3657611780836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373704552167331">
                <text:p>0.3737045521673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383641844354037">
                <text:p>0.3836418443540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393021686645521">
                <text:p>0.3930216866455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402477294111308">
                <text:p>0.4024772941113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411808100778299">
                <text:p>0.4118081007782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421123514913355">
                <text:p>0.421123514913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430482032031792">
                <text:p>0.4304820320317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439548608818476">
                <text:p>0.439548608818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448463926906794">
                <text:p>0.4484639269067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456702089467584">
                <text:p>0.4567020894675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465202613899452">
                <text:p>0.4652026138994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473521196683089">
                <text:p>0.4735211966830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481633158046658">
                <text:p>0.4816331580466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489818278817065">
                <text:p>0.4898182788170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496155558910062">
                <text:p>0.4961555589100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503580548845952">
                <text:p>0.503580548845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511142693547278">
                <text:p>0.5111426935472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518533860092351">
                <text:p>0.518533860092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525103491106967">
                <text:p>0.5251034911069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532028744161916">
                <text:p>0.5320287441619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537906991033727">
                <text:p>0.537906991033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543495224404512">
                <text:p>0.5434952244045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548554334471599">
                <text:p>0.548554334471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553781521713085">
                <text:p>0.5537815217130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557114039300087">
                <text:p>0.557114039300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562528373626655">
                <text:p>0.5625283736266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566698690517332">
                <text:p>0.5666986905173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570813325190705">
                <text:p>0.5708133251907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574512991187367">
                <text:p>0.5745129911873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577682534082538">
                <text:p>0.5776825340825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580010351572924">
                <text:p>0.5800103515729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582609845269225">
                <text:p>0.5826098452692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584828060974247">
                <text:p>0.5848280609742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586595999753233">
                <text:p>0.586595999753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588097963282909">
                <text:p>0.5880979632829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589259216834705">
                <text:p>0.5892592168347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590054829658194">
                <text:p>0.590054829658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590389744253202">
                <text:p>0.5903897442532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590367279588123">
                <text:p>0.5903672795881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589458107361667">
                <text:p>0.589458107361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58865112535138">
                <text:p>0.588651125351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587552400846389">
                <text:p>0.5875524008463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586097214402564">
                <text:p>0.5860972144025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584283674123345">
                <text:p>0.584283674123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580601556075322">
                <text:p>0.5806015560753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577950964699605">
                <text:p>0.5779509646996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574904439625717">
                <text:p>0.5749044396257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571680029956818">
                <text:p>0.5716800299568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566441992640716">
                <text:p>0.5664419926407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562387586647427">
                <text:p>0.5623875866474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558143020628205">
                <text:p>0.5581430206282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55357789020903">
                <text:p>0.553577890209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548461804687947">
                <text:p>0.5484618046879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542565212627256">
                <text:p>0.5425652126272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536687324513855">
                <text:p>0.536687324513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53432028362695">
                <text:p>0.534320283626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533402057996291">
                <text:p>0.5334020579962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526423991167328">
                <text:p>0.5264239911673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529338654331868">
                <text:p>0.5293386543318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519670061039237">
                <text:p>0.5196700610392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54070464221926">
                <text:p>0.540704642219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585257201303045">
                <text:p>0.585257201303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732318416574209">
                <text:p>0.7323184165742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986503199134572">
                <text:p>0.9865031991345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965531379138318">
                <text:p>0.9655313791383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943894827043503">
                <text:p>0.9438948270435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921763537658649">
                <text:p>0.9217635376586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890540703447317">
                <text:p>0.8905407034473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223703812492008">
                <text:p>0.2237038124920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28326965110086">
                <text:p>0.1283269651100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948558746612266">
                <text:p>0.09485587466122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861193578246256">
                <text:p>0.08611935782462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742287185678783">
                <text:p>0.07422871856787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686801566695613">
                <text:p>0.06868015666956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664107161138586">
                <text:p>0.06641071611385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621022392898478">
                <text:p>0.06210223928984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585056742265452">
                <text:p>0.05850567422654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566240487789995">
                <text:p>0.05662404877899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541942888725183">
                <text:p>0.05419428887251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509692747024031">
                <text:p>0.05096927470240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483762326664812">
                <text:p>0.04837623266648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460706589386899">
                <text:p>0.04607065893868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415147302657519">
                <text:p>0.0415147302657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8820914240829">
                <text:p>0.0388209142408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61684550277774">
                <text:p>0.03616845502777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32897641381613">
                <text:p>0.0328976413816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0850380202441">
                <text:p>0.0308503802024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294429223032368">
                <text:p>0.02944292230323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269845343067314">
                <text:p>0.02698453430673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241618277326665">
                <text:p>0.02416182773266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220480671059503">
                <text:p>0.02204806710595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202152827419206">
                <text:p>0.02021528274192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182024601369611">
                <text:p>0.01820246013696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16849387082544">
                <text:p>0.0168493870825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155670237389854">
                <text:p>0.01556702373898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142978469932703">
                <text:p>0.01429784699327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128651668725707">
                <text:p>0.01286516687257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116191843860599">
                <text:p>0.01161918438605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105130738491616">
                <text:p>0.01051307384916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0953849967927763">
                <text:p>0.009538499679277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0844706608269842">
                <text:p>0.008447066082698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0756373738437818">
                <text:p>0.007563737384378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0664602537543045">
                <text:p>0.006646025375430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056282510624701">
                <text:p>0.00562825106247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0485782048856162">
                <text:p>0.004857820488561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0410868242727662">
                <text:p>0.004108682427276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0349299417058396">
                <text:p>0.003492994170583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028868015623706">
                <text:p>0.00288680156237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0231715532072959">
                <text:p>0.002317155320729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0179625275825362">
                <text:p>0.001796252758253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0142324183407902">
                <text:p>0.001423241834079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0101327175357159">
                <text:p>0.001013271753571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0073052942401185">
                <text:p>0.000730529424011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00473314922570621">
                <text:p>0.0004733149225706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0027212135646889">
                <text:p>0.000272121356468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00144304048291172">
                <text:p>0.0001443040482911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000536166591558072">
                <text:p>0.00005361665915580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000277483968142941">
                <text:p>0.00002774839681429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000468647005123616">
                <text:p>0.00004686470051236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0012230468601762">
                <text:p>0.000122304686017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00260569462534861">
                <text:p>0.0002605694625348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0439620247586305">
                <text:p>0.0004396202475863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00703647738146178">
                <text:p>0.0007036477381461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0101009982736252">
                <text:p>0.001010099827362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0133906254665917">
                <text:p>0.001339062546659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0176709285618888">
                <text:p>0.001767092856188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0228765004304001">
                <text:p>0.00228765004304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0282168837928764">
                <text:p>0.002821688379287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0336835215787474">
                <text:p>0.003368352157874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0405551316258485">
                <text:p>0.004055513162584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0473480726830754">
                <text:p>0.004734807268307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0537671445887288">
                <text:p>0.005376714458872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0625526993836138">
                <text:p>0.006255269938361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0700583832019876">
                <text:p>0.007005838320198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0775566957635144">
                <text:p>0.007755669576351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0876662779203827">
                <text:p>0.008766627792038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0980699260012832">
                <text:p>0.009806992600128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108761043872517">
                <text:p>0.01087610438725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117856816064898">
                <text:p>0.01178568160648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130269154543677">
                <text:p>0.01302691545436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142333764986365">
                <text:p>0.01423337649863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153035075771609">
                <text:p>0.01530350757716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166051318961932">
                <text:p>0.01660513189619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17966851084756">
                <text:p>0.0179668510847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188730153097241">
                <text:p>0.01887301530972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203077480122006">
                <text:p>0.02030774801220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218050360925498">
                <text:p>0.02180503609254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230977439860233">
                <text:p>0.02309774398602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246124263424628">
                <text:p>0.02461242634246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259830300983237">
                <text:p>0.02598303009832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274034566313363">
                <text:p>0.02740345663133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286884754157508">
                <text:p>0.02868847541575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301745983082557">
                <text:p>0.03017459830825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3178516946385">
                <text:p>0.031785169463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330672517630396">
                <text:p>0.03306725176303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34664147716061">
                <text:p>0.0346641477160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364578592517369">
                <text:p>0.0364578592517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C1:Sheet1.D360" svg:x="0.319cm" svg:y="0.18cm" svg:width="12.508cm" svg:height="8.646cm">
          <chartooo:coordinate-region svg:x="1.046cm" svg:y="0.38cm" svg:width="11.5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360" chart:class="chart:scatter">
            <chart:domain table:cell-range-address="Sheet1.C1:Sheet1.C360"/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360</svg:desc>
                </draw:g>
              </table:table-cell>
              <table:table-cell office:value-type="float" office:value="0.0381147277141024">
                <text:p>0.0381147277141024</text:p>
                <draw:g>
                  <svg:desc>Sheet1.D1:Sheet1.D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9585622023663">
                <text:p>0.03958562202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10688744828726">
                <text:p>0.0410688744828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29458335853843">
                <text:p>0.0429458335853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443042192578994">
                <text:p>0.0443042192578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462553775527958">
                <text:p>0.046255377552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476167723428942">
                <text:p>0.0476167723428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495943740843745">
                <text:p>0.0495943740843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51491057225903">
                <text:p>0.051491057225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53338321620499">
                <text:p>0.053338321620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552059037943134">
                <text:p>0.0552059037943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570957906943229">
                <text:p>0.0570957906943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589738450219585">
                <text:p>0.0589738450219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610324041204165">
                <text:p>0.0610324041204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630671343937828">
                <text:p>0.0630671343937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649166230860844">
                <text:p>0.0649166230860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666814499230826">
                <text:p>0.0666814499230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87309543680295">
                <text:p>0.0687309543680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707175314096484">
                <text:p>0.0707175314096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27545639310705">
                <text:p>0.0727545639310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48566286382875">
                <text:p>0.0748566286382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67621836069608">
                <text:p>0.0767621836069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787504952874713">
                <text:p>0.0787504952874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797383705156791">
                <text:p>0.0797383705156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16911454386497">
                <text:p>0.0816911454386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35378860146973">
                <text:p>0.0835378860146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54445170572202">
                <text:p>0.0854445170572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73982968606584">
                <text:p>0.0873982968606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893056810039693">
                <text:p>0.0893056810039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09655391296588">
                <text:p>0.0909655391296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2666892721007">
                <text:p>0.092666892721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4566778089996">
                <text:p>0.094566778089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61969906341525">
                <text:p>0.0961969906341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79226280446972">
                <text:p>0.0979226280446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95461009049281">
                <text:p>0.0995461009049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01123033524657">
                <text:p>0.1011230335246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02805673970293">
                <text:p>0.102805673970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04334808179497">
                <text:p>0.1043348081794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05790800444702">
                <text:p>0.105790800444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07188082898392">
                <text:p>0.107188082898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0851864917658">
                <text:p>0.10851864917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09856466206423">
                <text:p>0.109856466206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11507131831966">
                <text:p>0.111507131831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12689327531727">
                <text:p>0.112689327531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13867732093608">
                <text:p>0.113867732093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15045224290666">
                <text:p>0.11504522429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15177002804216">
                <text:p>0.115177002804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16367421803971">
                <text:p>0.116367421803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1724034611491">
                <text:p>0.11724034611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18027769402846">
                <text:p>0.118027769402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18761270030052">
                <text:p>0.118761270030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19568010159784">
                <text:p>0.119568010159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2022881224974">
                <text:p>0.12022881224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2056708574754">
                <text:p>0.120567085747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21062100202349">
                <text:p>0.121062100202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2118558578128">
                <text:p>0.12118558578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21524080446777">
                <text:p>0.121524080446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21788653948165">
                <text:p>0.121788653948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22033292867107">
                <text:p>0.122033292867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2140844788247">
                <text:p>0.122140844788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22129074239314">
                <text:p>0.122129074239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22059733233142">
                <text:p>0.1220597332331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21649164129081">
                <text:p>0.121649164129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21461125825706">
                <text:p>0.121461125825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21251521774997">
                <text:p>0.1212515217749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20898817588334">
                <text:p>0.120898817588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20773088856945">
                <text:p>0.120773088856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20248222002273">
                <text:p>0.120248222002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19650396139447">
                <text:p>0.1196503961394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18987749232549">
                <text:p>0.118987749232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18248261860411">
                <text:p>0.1182482618604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17786015852134">
                <text:p>0.117786015852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17571444173619">
                <text:p>0.117571444173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16622731476699">
                <text:p>0.116622731476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15606347019056">
                <text:p>0.115606347019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15621522990483">
                <text:p>0.1156215229904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14465915751959">
                <text:p>0.1144659157519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13248252393202">
                <text:p>0.113248252393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14382599672552">
                <text:p>0.1143825996725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14882068411213">
                <text:p>0.114882068411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17034811680795">
                <text:p>0.1170348116807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20986772864718">
                <text:p>0.1209867728647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25031719861395">
                <text:p>0.125031719861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0857901081696">
                <text:p>0.150857901081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96679367369045">
                <text:p>0.196679367369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445778076934923">
                <text:p>0.445778076934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8005703063224">
                <text:p>0.980057030632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60904766909495">
                <text:p>0.960904766909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38560439919689">
                <text:p>0.938560439919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06077427388895">
                <text:p>0.906077427388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05636371178175">
                <text:p>0.505636371178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461502426669713">
                <text:p>0.461502426669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2704899280912">
                <text:p>0.42704899280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416860320614302">
                <text:p>0.4168603206143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8621002997588">
                <text:p>0.386210029975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69130348803444">
                <text:p>0.369130348803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59298644681787">
                <text:p>0.3592986446817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44148830451995">
                <text:p>0.344148830451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34312748490799">
                <text:p>0.3343127484907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4421324063455">
                <text:p>0.324421324063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11742099412146">
                <text:p>0.311742099412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98254772948499">
                <text:p>0.2982547729484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8557907234132">
                <text:p>0.28557907234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74719600344222">
                <text:p>0.274719600344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5818587530896">
                <text:p>0.25818587530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46328846335743">
                <text:p>0.246328846335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35343698822318">
                <text:p>0.235343698822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23146086256338">
                <text:p>0.223146086256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11166299029039">
                <text:p>0.2111662990290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01743201747236">
                <text:p>0.201743201747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191571252405189">
                <text:p>0.191571252405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180518611930738">
                <text:p>0.180518611930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169995421254336">
                <text:p>0.169995421254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16006755979696">
                <text:p>0.16006755979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150538725316475">
                <text:p>0.150538725316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142052662383604">
                <text:p>0.142052662383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133033031678682">
                <text:p>0.133033031678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124869071232062">
                <text:p>0.1248690712320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116342697935705">
                <text:p>0.116342697935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108123956482314">
                <text:p>0.1081239564823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100118868545706">
                <text:p>0.1001188685457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923599491253059">
                <text:p>0.09235994912530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841349154038348">
                <text:p>0.08413491540383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77015407646678">
                <text:p>0.0770154076466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707664050652576">
                <text:p>0.0707664050652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644549214371192">
                <text:p>0.0644549214371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584594906015426">
                <text:p>0.05845949060154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524922917542807">
                <text:p>0.05249229175428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469988342823953">
                <text:p>0.04699883428239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418593186777372">
                <text:p>0.04185931867773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365888709580663">
                <text:p>0.03658887095806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319643812532963">
                <text:p>0.03196438125329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277259045250679">
                <text:p>0.02772590452506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234948159036892">
                <text:p>0.02349481590368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198028967814582">
                <text:p>0.01980289678145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164444439538696">
                <text:p>0.01644444395386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133439881015391">
                <text:p>0.01334398810153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105547361864642">
                <text:p>0.01055473618646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0813519206202419">
                <text:p>0.008135192062024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0612415310869941">
                <text:p>0.006124153108699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0424933444240785">
                <text:p>0.004249334442407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0283134613820432">
                <text:p>0.00283134613820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0160489617954521">
                <text:p>0.001604896179545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0078216398569762">
                <text:p>0.000782163985697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00231411579553703">
                <text:p>0.0002314115795537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000115221267021423">
                <text:p>0.0000115221267021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00104527229472348">
                <text:p>0.0001045272294723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00517256386071333">
                <text:p>0.000517256386071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0127895252584757">
                <text:p>0.001278952525847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0233507087815219">
                <text:p>0.002335070878152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0360298495645784">
                <text:p>0.003602984956457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0530494122422537">
                <text:p>0.005304941224225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0717105023430547">
                <text:p>0.00717105023430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0928219501545011">
                <text:p>0.009282195015450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119070435920123">
                <text:p>0.0119070435920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146321367802835">
                <text:p>0.01463213678028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175899055330055">
                <text:p>0.0175899055330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21068569407576">
                <text:p>0.021068569407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248462040106844">
                <text:p>0.02484620401068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286804823550249">
                <text:p>0.0286804823550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326290941765458">
                <text:p>0.03262909417654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37435454665207">
                <text:p>0.0374354546652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420018061038047">
                <text:p>0.0420018061038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467688683214997">
                <text:p>0.04676886832149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522567061989416">
                <text:p>0.05225670619894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580302397646421">
                <text:p>0.05803023976464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634920516336112">
                <text:p>0.06349205163361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696742962512405">
                <text:p>0.06967429625124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762395951701754">
                <text:p>0.07623959517017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825196143822113">
                <text:p>0.08251961438221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89069676888667">
                <text:p>0.089069676888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956646387917821">
                <text:p>0.09566463879178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102481753569537">
                <text:p>0.1024817535695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109297153162659">
                <text:p>0.1092971531626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116443710704312">
                <text:p>0.1164437107043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123893054431549">
                <text:p>0.1238930544315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131230077253636">
                <text:p>0.131230077253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139294140132167">
                <text:p>0.1392941401321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147863942879796">
                <text:p>0.1478639428797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156024897993115">
                <text:p>0.1560248979931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164901182656472">
                <text:p>0.1649011826564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173471839068823">
                <text:p>0.1734718390688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182647061997881">
                <text:p>0.1826470619978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191227431272071">
                <text:p>0.1912274312720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200184610370513">
                <text:p>0.2001846103705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209289768117574">
                <text:p>0.2092897681175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218890760076312">
                <text:p>0.2188907600763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228265858314395">
                <text:p>0.228265858314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37915121826156">
                <text:p>0.2379151218261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247410776221737">
                <text:p>0.247410776221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56816720573135">
                <text:p>0.256816720573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66426813068414">
                <text:p>0.2664268130684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76260754703576">
                <text:p>0.2762607547035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86391298303905">
                <text:p>0.286391298303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107242265204">
                <text:p>0.296107242265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305886666680366">
                <text:p>0.3058866666803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315800045663299">
                <text:p>0.3158000456632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325796358510942">
                <text:p>0.3257963585109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36294957952757">
                <text:p>0.3362949579527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346266024854739">
                <text:p>0.3462660248547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355969987613794">
                <text:p>0.3559699876137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365761178083612">
                <text:p>0.3657611780836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373704552167331">
                <text:p>0.3737045521673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383641844354037">
                <text:p>0.3836418443540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393021686645521">
                <text:p>0.3930216866455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402477294111308">
                <text:p>0.4024772941113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411808100778299">
                <text:p>0.4118081007782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421123514913355">
                <text:p>0.421123514913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430482032031792">
                <text:p>0.4304820320317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439548608818476">
                <text:p>0.439548608818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448463926906794">
                <text:p>0.4484639269067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456702089467584">
                <text:p>0.4567020894675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465202613899452">
                <text:p>0.4652026138994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473521196683089">
                <text:p>0.4735211966830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481633158046658">
                <text:p>0.4816331580466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489818278817065">
                <text:p>0.4898182788170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496155558910062">
                <text:p>0.4961555589100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503580548845952">
                <text:p>0.503580548845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511142693547278">
                <text:p>0.5111426935472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518533860092351">
                <text:p>0.518533860092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525103491106967">
                <text:p>0.5251034911069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532028744161916">
                <text:p>0.5320287441619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537906991033727">
                <text:p>0.537906991033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543495224404512">
                <text:p>0.5434952244045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548554334471599">
                <text:p>0.548554334471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553781521713085">
                <text:p>0.5537815217130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557114039300087">
                <text:p>0.557114039300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562528373626655">
                <text:p>0.5625283736266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566698690517332">
                <text:p>0.5666986905173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570813325190705">
                <text:p>0.5708133251907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574512991187367">
                <text:p>0.5745129911873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577682534082538">
                <text:p>0.5776825340825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580010351572924">
                <text:p>0.5800103515729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582609845269225">
                <text:p>0.5826098452692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584828060974247">
                <text:p>0.5848280609742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586595999753233">
                <text:p>0.586595999753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588097963282909">
                <text:p>0.5880979632829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589259216834705">
                <text:p>0.5892592168347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590054829658194">
                <text:p>0.590054829658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590389744253202">
                <text:p>0.5903897442532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590367279588123">
                <text:p>0.5903672795881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589458107361667">
                <text:p>0.589458107361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58865112535138">
                <text:p>0.588651125351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587552400846389">
                <text:p>0.5875524008463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586097214402564">
                <text:p>0.5860972144025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584283674123345">
                <text:p>0.584283674123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580601556075322">
                <text:p>0.5806015560753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577950964699605">
                <text:p>0.5779509646996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574904439625717">
                <text:p>0.5749044396257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571680029956818">
                <text:p>0.5716800299568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566441992640716">
                <text:p>0.5664419926407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562387586647427">
                <text:p>0.5623875866474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558143020628205">
                <text:p>0.5581430206282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55357789020903">
                <text:p>0.553577890209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548461804687947">
                <text:p>0.5484618046879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542565212627256">
                <text:p>0.5425652126272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536687324513855">
                <text:p>0.536687324513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53432028362695">
                <text:p>0.534320283626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533402057996291">
                <text:p>0.5334020579962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526423991167328">
                <text:p>0.5264239911673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529338654331868">
                <text:p>0.5293386543318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519670061039237">
                <text:p>0.5196700610392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54070464221926">
                <text:p>0.540704642219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585257201303045">
                <text:p>0.585257201303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732318416574209">
                <text:p>0.7323184165742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986503199134572">
                <text:p>0.9865031991345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965531379138318">
                <text:p>0.9655313791383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943894827043503">
                <text:p>0.9438948270435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921763537658649">
                <text:p>0.9217635376586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890540703447317">
                <text:p>0.8905407034473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223703812492008">
                <text:p>0.2237038124920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28326965110086">
                <text:p>0.1283269651100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948558746612266">
                <text:p>0.09485587466122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861193578246256">
                <text:p>0.08611935782462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742287185678783">
                <text:p>0.07422871856787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686801566695613">
                <text:p>0.06868015666956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664107161138586">
                <text:p>0.06641071611385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621022392898478">
                <text:p>0.06210223928984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585056742265452">
                <text:p>0.05850567422654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566240487789995">
                <text:p>0.05662404877899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541942888725183">
                <text:p>0.05419428887251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509692747024031">
                <text:p>0.05096927470240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483762326664812">
                <text:p>0.04837623266648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460706589386899">
                <text:p>0.04607065893868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415147302657519">
                <text:p>0.0415147302657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8820914240829">
                <text:p>0.0388209142408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61684550277774">
                <text:p>0.03616845502777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32897641381613">
                <text:p>0.0328976413816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0850380202441">
                <text:p>0.0308503802024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294429223032368">
                <text:p>0.02944292230323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269845343067314">
                <text:p>0.02698453430673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241618277326665">
                <text:p>0.02416182773266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220480671059503">
                <text:p>0.02204806710595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202152827419206">
                <text:p>0.02021528274192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182024601369611">
                <text:p>0.01820246013696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16849387082544">
                <text:p>0.0168493870825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155670237389854">
                <text:p>0.01556702373898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142978469932703">
                <text:p>0.01429784699327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128651668725707">
                <text:p>0.01286516687257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116191843860599">
                <text:p>0.01161918438605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105130738491616">
                <text:p>0.01051307384916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0953849967927763">
                <text:p>0.009538499679277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0844706608269842">
                <text:p>0.008447066082698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0756373738437818">
                <text:p>0.007563737384378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0664602537543045">
                <text:p>0.006646025375430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056282510624701">
                <text:p>0.00562825106247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0485782048856162">
                <text:p>0.004857820488561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0410868242727662">
                <text:p>0.004108682427276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0349299417058396">
                <text:p>0.003492994170583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028868015623706">
                <text:p>0.00288680156237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0231715532072959">
                <text:p>0.002317155320729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0179625275825362">
                <text:p>0.001796252758253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0142324183407902">
                <text:p>0.001423241834079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0101327175357159">
                <text:p>0.001013271753571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0073052942401185">
                <text:p>0.000730529424011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00473314922570621">
                <text:p>0.0004733149225706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0027212135646889">
                <text:p>0.000272121356468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00144304048291172">
                <text:p>0.0001443040482911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000536166591558072">
                <text:p>0.00005361665915580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000277483968142941">
                <text:p>0.00002774839681429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000468647005123616">
                <text:p>0.00004686470051236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0012230468601762">
                <text:p>0.000122304686017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00260569462534861">
                <text:p>0.0002605694625348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0439620247586305">
                <text:p>0.0004396202475863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00703647738146178">
                <text:p>0.0007036477381461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0101009982736252">
                <text:p>0.001010099827362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0133906254665917">
                <text:p>0.001339062546659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0176709285618888">
                <text:p>0.001767092856188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0228765004304001">
                <text:p>0.00228765004304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0282168837928764">
                <text:p>0.002821688379287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0336835215787474">
                <text:p>0.003368352157874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0405551316258485">
                <text:p>0.004055513162584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0473480726830754">
                <text:p>0.004734807268307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0537671445887288">
                <text:p>0.005376714458872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0625526993836138">
                <text:p>0.006255269938361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0700583832019876">
                <text:p>0.007005838320198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0775566957635144">
                <text:p>0.007755669576351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0876662779203827">
                <text:p>0.008766627792038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0980699260012832">
                <text:p>0.009806992600128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108761043872517">
                <text:p>0.01087610438725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117856816064898">
                <text:p>0.01178568160648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130269154543677">
                <text:p>0.01302691545436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142333764986365">
                <text:p>0.01423337649863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153035075771609">
                <text:p>0.01530350757716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166051318961932">
                <text:p>0.01660513189619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17966851084756">
                <text:p>0.0179668510847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188730153097241">
                <text:p>0.01887301530972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203077480122006">
                <text:p>0.02030774801220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218050360925498">
                <text:p>0.02180503609254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230977439860233">
                <text:p>0.02309774398602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246124263424628">
                <text:p>0.02461242634246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259830300983237">
                <text:p>0.02598303009832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274034566313363">
                <text:p>0.02740345663133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286884754157508">
                <text:p>0.02868847541575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301745983082557">
                <text:p>0.03017459830825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3178516946385">
                <text:p>0.031785169463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330672517630396">
                <text:p>0.03306725176303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34664147716061">
                <text:p>0.0346641477160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364578592517369">
                <text:p>0.03645785925173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148cm" svg:y="3.952cm" style:legend-expansion="high" chart:style-name="ch2"/>
        <chart:plot-area chart:style-name="ch3" table:cell-range-address="Sheet1.C1:Sheet1.D360" svg:x="0.32cm" svg:y="0.18cm" svg:width="12.508cm" svg:height="8.64cm">
          <chartooo:coordinate-region svg:x="3.203cm" svg:y="1.154cm" svg:width="6.693cm" svg:height="6.6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360" chart:class="chart:radar">
            <chart:data-point chart:repeated="360"/>
          </chart:series>
          <chart:series chart:style-name="ch8" chart:values-cell-range-address="Sheet1.D1:Sheet1.D360" chart:class="chart:radar">
            <chart:data-point chart:repeated="3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360</svg:desc>
                </draw:g>
              </table:table-cell>
              <table:table-cell office:value-type="float" office:value="0.0381147277141024">
                <text:p>0.0381147277141024</text:p>
                <draw:g>
                  <svg:desc>Sheet1.D1:Sheet1.D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9585622023663">
                <text:p>0.03958562202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10688744828726">
                <text:p>0.0410688744828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29458335853843">
                <text:p>0.0429458335853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443042192578994">
                <text:p>0.0443042192578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462553775527958">
                <text:p>0.046255377552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476167723428942">
                <text:p>0.0476167723428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495943740843745">
                <text:p>0.0495943740843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51491057225903">
                <text:p>0.051491057225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53338321620499">
                <text:p>0.053338321620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552059037943134">
                <text:p>0.0552059037943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570957906943229">
                <text:p>0.0570957906943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589738450219585">
                <text:p>0.0589738450219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610324041204165">
                <text:p>0.0610324041204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630671343937828">
                <text:p>0.0630671343937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649166230860844">
                <text:p>0.0649166230860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666814499230826">
                <text:p>0.0666814499230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87309543680295">
                <text:p>0.0687309543680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707175314096484">
                <text:p>0.0707175314096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27545639310705">
                <text:p>0.0727545639310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48566286382875">
                <text:p>0.0748566286382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67621836069608">
                <text:p>0.0767621836069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787504952874713">
                <text:p>0.0787504952874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797383705156791">
                <text:p>0.0797383705156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16911454386497">
                <text:p>0.0816911454386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35378860146973">
                <text:p>0.0835378860146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54445170572202">
                <text:p>0.0854445170572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73982968606584">
                <text:p>0.0873982968606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893056810039693">
                <text:p>0.0893056810039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09655391296588">
                <text:p>0.0909655391296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2666892721007">
                <text:p>0.092666892721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4566778089996">
                <text:p>0.094566778089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61969906341525">
                <text:p>0.0961969906341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79226280446972">
                <text:p>0.0979226280446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95461009049281">
                <text:p>0.0995461009049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01123033524657">
                <text:p>0.1011230335246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02805673970293">
                <text:p>0.102805673970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04334808179497">
                <text:p>0.1043348081794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05790800444702">
                <text:p>0.105790800444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07188082898392">
                <text:p>0.107188082898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0851864917658">
                <text:p>0.10851864917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09856466206423">
                <text:p>0.109856466206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11507131831966">
                <text:p>0.111507131831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12689327531727">
                <text:p>0.112689327531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13867732093608">
                <text:p>0.113867732093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15045224290666">
                <text:p>0.11504522429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15177002804216">
                <text:p>0.115177002804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16367421803971">
                <text:p>0.116367421803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1724034611491">
                <text:p>0.11724034611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18027769402846">
                <text:p>0.118027769402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18761270030052">
                <text:p>0.118761270030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19568010159784">
                <text:p>0.119568010159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2022881224974">
                <text:p>0.12022881224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2056708574754">
                <text:p>0.120567085747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21062100202349">
                <text:p>0.121062100202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2118558578128">
                <text:p>0.12118558578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21524080446777">
                <text:p>0.121524080446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21788653948165">
                <text:p>0.121788653948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22033292867107">
                <text:p>0.122033292867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2140844788247">
                <text:p>0.122140844788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22129074239314">
                <text:p>0.122129074239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22059733233142">
                <text:p>0.1220597332331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21649164129081">
                <text:p>0.121649164129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21461125825706">
                <text:p>0.121461125825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21251521774997">
                <text:p>0.1212515217749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20898817588334">
                <text:p>0.120898817588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20773088856945">
                <text:p>0.120773088856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20248222002273">
                <text:p>0.120248222002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19650396139447">
                <text:p>0.1196503961394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18987749232549">
                <text:p>0.118987749232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18248261860411">
                <text:p>0.1182482618604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17786015852134">
                <text:p>0.117786015852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17571444173619">
                <text:p>0.117571444173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16622731476699">
                <text:p>0.116622731476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15606347019056">
                <text:p>0.115606347019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15621522990483">
                <text:p>0.1156215229904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14465915751959">
                <text:p>0.1144659157519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13248252393202">
                <text:p>0.113248252393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14382599672552">
                <text:p>0.1143825996725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14882068411213">
                <text:p>0.114882068411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17034811680795">
                <text:p>0.1170348116807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20986772864718">
                <text:p>0.1209867728647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25031719861395">
                <text:p>0.125031719861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0857901081696">
                <text:p>0.150857901081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96679367369045">
                <text:p>0.196679367369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445778076934923">
                <text:p>0.445778076934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8005703063224">
                <text:p>0.980057030632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60904766909495">
                <text:p>0.960904766909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38560439919689">
                <text:p>0.938560439919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06077427388895">
                <text:p>0.906077427388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05636371178175">
                <text:p>0.505636371178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461502426669713">
                <text:p>0.461502426669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2704899280912">
                <text:p>0.42704899280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416860320614302">
                <text:p>0.4168603206143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8621002997588">
                <text:p>0.386210029975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69130348803444">
                <text:p>0.369130348803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59298644681787">
                <text:p>0.3592986446817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44148830451995">
                <text:p>0.344148830451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34312748490799">
                <text:p>0.3343127484907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4421324063455">
                <text:p>0.324421324063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11742099412146">
                <text:p>0.311742099412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98254772948499">
                <text:p>0.2982547729484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8557907234132">
                <text:p>0.28557907234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74719600344222">
                <text:p>0.274719600344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5818587530896">
                <text:p>0.25818587530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46328846335743">
                <text:p>0.246328846335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35343698822318">
                <text:p>0.235343698822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23146086256338">
                <text:p>0.223146086256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11166299029039">
                <text:p>0.2111662990290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01743201747236">
                <text:p>0.201743201747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191571252405189">
                <text:p>0.191571252405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180518611930738">
                <text:p>0.180518611930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169995421254336">
                <text:p>0.169995421254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16006755979696">
                <text:p>0.16006755979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150538725316475">
                <text:p>0.150538725316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142052662383604">
                <text:p>0.142052662383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133033031678682">
                <text:p>0.133033031678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124869071232062">
                <text:p>0.1248690712320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116342697935705">
                <text:p>0.116342697935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108123956482314">
                <text:p>0.1081239564823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100118868545706">
                <text:p>0.1001188685457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923599491253059">
                <text:p>0.09235994912530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841349154038348">
                <text:p>0.08413491540383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77015407646678">
                <text:p>0.0770154076466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707664050652576">
                <text:p>0.0707664050652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644549214371192">
                <text:p>0.0644549214371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584594906015426">
                <text:p>0.05845949060154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524922917542807">
                <text:p>0.05249229175428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469988342823953">
                <text:p>0.04699883428239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418593186777372">
                <text:p>0.04185931867773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365888709580663">
                <text:p>0.03658887095806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319643812532963">
                <text:p>0.03196438125329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277259045250679">
                <text:p>0.02772590452506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234948159036892">
                <text:p>0.02349481590368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198028967814582">
                <text:p>0.01980289678145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164444439538696">
                <text:p>0.01644444395386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133439881015391">
                <text:p>0.01334398810153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105547361864642">
                <text:p>0.01055473618646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0813519206202419">
                <text:p>0.008135192062024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0612415310869941">
                <text:p>0.006124153108699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0424933444240785">
                <text:p>0.004249334442407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0283134613820432">
                <text:p>0.00283134613820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0160489617954521">
                <text:p>0.001604896179545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0078216398569762">
                <text:p>0.000782163985697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00231411579553703">
                <text:p>0.0002314115795537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000115221267021423">
                <text:p>0.0000115221267021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00104527229472348">
                <text:p>0.0001045272294723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00517256386071333">
                <text:p>0.000517256386071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0127895252584757">
                <text:p>0.001278952525847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0233507087815219">
                <text:p>0.002335070878152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0360298495645784">
                <text:p>0.003602984956457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0530494122422537">
                <text:p>0.005304941224225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0717105023430547">
                <text:p>0.00717105023430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0928219501545011">
                <text:p>0.009282195015450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119070435920123">
                <text:p>0.0119070435920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146321367802835">
                <text:p>0.01463213678028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175899055330055">
                <text:p>0.0175899055330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21068569407576">
                <text:p>0.021068569407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248462040106844">
                <text:p>0.02484620401068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286804823550249">
                <text:p>0.0286804823550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326290941765458">
                <text:p>0.03262909417654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37435454665207">
                <text:p>0.0374354546652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420018061038047">
                <text:p>0.0420018061038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467688683214997">
                <text:p>0.04676886832149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522567061989416">
                <text:p>0.05225670619894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580302397646421">
                <text:p>0.05803023976464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634920516336112">
                <text:p>0.06349205163361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696742962512405">
                <text:p>0.06967429625124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762395951701754">
                <text:p>0.07623959517017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825196143822113">
                <text:p>0.08251961438221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89069676888667">
                <text:p>0.089069676888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956646387917821">
                <text:p>0.09566463879178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102481753569537">
                <text:p>0.1024817535695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109297153162659">
                <text:p>0.1092971531626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116443710704312">
                <text:p>0.1164437107043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123893054431549">
                <text:p>0.1238930544315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131230077253636">
                <text:p>0.131230077253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139294140132167">
                <text:p>0.1392941401321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147863942879796">
                <text:p>0.1478639428797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156024897993115">
                <text:p>0.1560248979931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164901182656472">
                <text:p>0.1649011826564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173471839068823">
                <text:p>0.1734718390688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182647061997881">
                <text:p>0.1826470619978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191227431272071">
                <text:p>0.1912274312720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200184610370513">
                <text:p>0.2001846103705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209289768117574">
                <text:p>0.2092897681175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218890760076312">
                <text:p>0.2188907600763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228265858314395">
                <text:p>0.228265858314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37915121826156">
                <text:p>0.2379151218261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247410776221737">
                <text:p>0.247410776221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56816720573135">
                <text:p>0.256816720573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66426813068414">
                <text:p>0.2664268130684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76260754703576">
                <text:p>0.2762607547035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86391298303905">
                <text:p>0.286391298303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107242265204">
                <text:p>0.296107242265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305886666680366">
                <text:p>0.3058866666803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315800045663299">
                <text:p>0.3158000456632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325796358510942">
                <text:p>0.3257963585109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36294957952757">
                <text:p>0.3362949579527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346266024854739">
                <text:p>0.3462660248547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355969987613794">
                <text:p>0.3559699876137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365761178083612">
                <text:p>0.3657611780836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373704552167331">
                <text:p>0.3737045521673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383641844354037">
                <text:p>0.3836418443540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393021686645521">
                <text:p>0.3930216866455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402477294111308">
                <text:p>0.4024772941113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411808100778299">
                <text:p>0.4118081007782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421123514913355">
                <text:p>0.421123514913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430482032031792">
                <text:p>0.4304820320317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439548608818476">
                <text:p>0.439548608818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448463926906794">
                <text:p>0.4484639269067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456702089467584">
                <text:p>0.4567020894675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465202613899452">
                <text:p>0.4652026138994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473521196683089">
                <text:p>0.4735211966830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481633158046658">
                <text:p>0.4816331580466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489818278817065">
                <text:p>0.4898182788170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496155558910062">
                <text:p>0.4961555589100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503580548845952">
                <text:p>0.503580548845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511142693547278">
                <text:p>0.5111426935472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518533860092351">
                <text:p>0.518533860092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525103491106967">
                <text:p>0.5251034911069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532028744161916">
                <text:p>0.5320287441619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537906991033727">
                <text:p>0.537906991033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543495224404512">
                <text:p>0.5434952244045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548554334471599">
                <text:p>0.548554334471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553781521713085">
                <text:p>0.5537815217130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557114039300087">
                <text:p>0.557114039300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562528373626655">
                <text:p>0.5625283736266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566698690517332">
                <text:p>0.5666986905173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570813325190705">
                <text:p>0.5708133251907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574512991187367">
                <text:p>0.5745129911873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577682534082538">
                <text:p>0.5776825340825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580010351572924">
                <text:p>0.5800103515729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582609845269225">
                <text:p>0.5826098452692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584828060974247">
                <text:p>0.5848280609742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586595999753233">
                <text:p>0.586595999753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588097963282909">
                <text:p>0.5880979632829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589259216834705">
                <text:p>0.5892592168347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590054829658194">
                <text:p>0.590054829658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590389744253202">
                <text:p>0.5903897442532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590367279588123">
                <text:p>0.5903672795881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589458107361667">
                <text:p>0.589458107361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58865112535138">
                <text:p>0.588651125351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587552400846389">
                <text:p>0.5875524008463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586097214402564">
                <text:p>0.5860972144025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584283674123345">
                <text:p>0.584283674123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580601556075322">
                <text:p>0.5806015560753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577950964699605">
                <text:p>0.5779509646996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574904439625717">
                <text:p>0.5749044396257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571680029956818">
                <text:p>0.5716800299568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566441992640716">
                <text:p>0.5664419926407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562387586647427">
                <text:p>0.5623875866474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558143020628205">
                <text:p>0.5581430206282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55357789020903">
                <text:p>0.553577890209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548461804687947">
                <text:p>0.5484618046879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542565212627256">
                <text:p>0.5425652126272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536687324513855">
                <text:p>0.536687324513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53432028362695">
                <text:p>0.534320283626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533402057996291">
                <text:p>0.5334020579962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526423991167328">
                <text:p>0.5264239911673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529338654331868">
                <text:p>0.5293386543318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519670061039237">
                <text:p>0.5196700610392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54070464221926">
                <text:p>0.540704642219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585257201303045">
                <text:p>0.585257201303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732318416574209">
                <text:p>0.7323184165742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986503199134572">
                <text:p>0.9865031991345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965531379138318">
                <text:p>0.9655313791383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943894827043503">
                <text:p>0.9438948270435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921763537658649">
                <text:p>0.9217635376586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890540703447317">
                <text:p>0.8905407034473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223703812492008">
                <text:p>0.2237038124920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28326965110086">
                <text:p>0.1283269651100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948558746612266">
                <text:p>0.09485587466122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861193578246256">
                <text:p>0.08611935782462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742287185678783">
                <text:p>0.07422871856787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686801566695613">
                <text:p>0.06868015666956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664107161138586">
                <text:p>0.06641071611385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621022392898478">
                <text:p>0.06210223928984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585056742265452">
                <text:p>0.05850567422654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566240487789995">
                <text:p>0.05662404877899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541942888725183">
                <text:p>0.05419428887251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509692747024031">
                <text:p>0.05096927470240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483762326664812">
                <text:p>0.04837623266648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460706589386899">
                <text:p>0.04607065893868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415147302657519">
                <text:p>0.0415147302657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8820914240829">
                <text:p>0.0388209142408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61684550277774">
                <text:p>0.03616845502777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32897641381613">
                <text:p>0.0328976413816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0850380202441">
                <text:p>0.0308503802024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294429223032368">
                <text:p>0.02944292230323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269845343067314">
                <text:p>0.02698453430673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241618277326665">
                <text:p>0.02416182773266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220480671059503">
                <text:p>0.02204806710595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202152827419206">
                <text:p>0.02021528274192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182024601369611">
                <text:p>0.01820246013696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16849387082544">
                <text:p>0.0168493870825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155670237389854">
                <text:p>0.01556702373898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142978469932703">
                <text:p>0.01429784699327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128651668725707">
                <text:p>0.01286516687257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116191843860599">
                <text:p>0.01161918438605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105130738491616">
                <text:p>0.01051307384916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0953849967927763">
                <text:p>0.009538499679277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0844706608269842">
                <text:p>0.008447066082698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0756373738437818">
                <text:p>0.007563737384378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0664602537543045">
                <text:p>0.006646025375430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056282510624701">
                <text:p>0.00562825106247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0485782048856162">
                <text:p>0.004857820488561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0410868242727662">
                <text:p>0.004108682427276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0349299417058396">
                <text:p>0.003492994170583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028868015623706">
                <text:p>0.00288680156237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0231715532072959">
                <text:p>0.002317155320729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0179625275825362">
                <text:p>0.001796252758253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0142324183407902">
                <text:p>0.001423241834079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0101327175357159">
                <text:p>0.001013271753571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0073052942401185">
                <text:p>0.000730529424011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00473314922570621">
                <text:p>0.0004733149225706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0027212135646889">
                <text:p>0.000272121356468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00144304048291172">
                <text:p>0.0001443040482911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000536166591558072">
                <text:p>0.00005361665915580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000277483968142941">
                <text:p>0.00002774839681429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000468647005123616">
                <text:p>0.00004686470051236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0012230468601762">
                <text:p>0.000122304686017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00260569462534861">
                <text:p>0.0002605694625348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0439620247586305">
                <text:p>0.0004396202475863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00703647738146178">
                <text:p>0.0007036477381461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0101009982736252">
                <text:p>0.001010099827362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0133906254665917">
                <text:p>0.001339062546659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0176709285618888">
                <text:p>0.001767092856188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0228765004304001">
                <text:p>0.00228765004304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0282168837928764">
                <text:p>0.002821688379287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0336835215787474">
                <text:p>0.003368352157874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0405551316258485">
                <text:p>0.004055513162584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0473480726830754">
                <text:p>0.004734807268307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0537671445887288">
                <text:p>0.005376714458872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0625526993836138">
                <text:p>0.006255269938361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0700583832019876">
                <text:p>0.007005838320198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0775566957635144">
                <text:p>0.007755669576351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0876662779203827">
                <text:p>0.008766627792038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0980699260012832">
                <text:p>0.009806992600128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108761043872517">
                <text:p>0.01087610438725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117856816064898">
                <text:p>0.01178568160648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130269154543677">
                <text:p>0.01302691545436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142333764986365">
                <text:p>0.01423337649863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153035075771609">
                <text:p>0.01530350757716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166051318961932">
                <text:p>0.01660513189619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17966851084756">
                <text:p>0.0179668510847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188730153097241">
                <text:p>0.01887301530972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203077480122006">
                <text:p>0.02030774801220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218050360925498">
                <text:p>0.02180503609254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230977439860233">
                <text:p>0.02309774398602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246124263424628">
                <text:p>0.02461242634246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259830300983237">
                <text:p>0.02598303009832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274034566313363">
                <text:p>0.02740345663133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286884754157508">
                <text:p>0.02868847541575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301745983082557">
                <text:p>0.03017459830825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3178516946385">
                <text:p>0.031785169463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330672517630396">
                <text:p>0.03306725176303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34664147716061">
                <text:p>0.0346641477160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364578592517369">
                <text:p>0.03645785925173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radar" chart:style-name="ch1">
        <chart:legend chart:legend-position="end" svg:x="13.146cm" svg:y="3.955cm" style:legend-expansion="high" chart:style-name="ch2"/>
        <chart:plot-area chart:style-name="ch3" table:cell-range-address="Sheet1.C1:Sheet1.D360" svg:x="0.319cm" svg:y="0.18cm" svg:width="12.508cm" svg:height="8.646cm">
          <chartooo:coordinate-region svg:x="3.2cm" svg:y="1.155cm" svg:width="6.697cm" svg:height="6.6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360" chart:class="chart:radar">
            <chart:data-point chart:repeated="360"/>
          </chart:series>
          <chart:series chart:style-name="ch7" chart:values-cell-range-address="Sheet1.D1:Sheet1.D360" chart:class="chart:radar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360</svg:desc>
                </draw:g>
              </table:table-cell>
              <table:table-cell office:value-type="float" office:value="0.0381147277141024">
                <text:p>0.0381147277141024</text:p>
                <draw:g>
                  <svg:desc>Sheet1.D1:Sheet1.D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9585622023663">
                <text:p>0.03958562202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10688744828726">
                <text:p>0.0410688744828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29458335853843">
                <text:p>0.0429458335853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443042192578994">
                <text:p>0.0443042192578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462553775527958">
                <text:p>0.046255377552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476167723428942">
                <text:p>0.0476167723428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495943740843745">
                <text:p>0.0495943740843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51491057225903">
                <text:p>0.051491057225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53338321620499">
                <text:p>0.053338321620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552059037943134">
                <text:p>0.0552059037943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570957906943229">
                <text:p>0.0570957906943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589738450219585">
                <text:p>0.0589738450219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610324041204165">
                <text:p>0.0610324041204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630671343937828">
                <text:p>0.0630671343937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649166230860844">
                <text:p>0.0649166230860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666814499230826">
                <text:p>0.0666814499230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87309543680295">
                <text:p>0.0687309543680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707175314096484">
                <text:p>0.0707175314096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27545639310705">
                <text:p>0.0727545639310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48566286382875">
                <text:p>0.0748566286382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67621836069608">
                <text:p>0.0767621836069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787504952874713">
                <text:p>0.0787504952874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797383705156791">
                <text:p>0.0797383705156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16911454386497">
                <text:p>0.0816911454386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35378860146973">
                <text:p>0.0835378860146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54445170572202">
                <text:p>0.0854445170572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73982968606584">
                <text:p>0.0873982968606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893056810039693">
                <text:p>0.0893056810039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09655391296588">
                <text:p>0.0909655391296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2666892721007">
                <text:p>0.092666892721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4566778089996">
                <text:p>0.094566778089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61969906341525">
                <text:p>0.0961969906341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79226280446972">
                <text:p>0.0979226280446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95461009049281">
                <text:p>0.0995461009049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01123033524657">
                <text:p>0.1011230335246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02805673970293">
                <text:p>0.102805673970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04334808179497">
                <text:p>0.1043348081794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05790800444702">
                <text:p>0.105790800444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07188082898392">
                <text:p>0.107188082898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0851864917658">
                <text:p>0.10851864917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09856466206423">
                <text:p>0.109856466206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11507131831966">
                <text:p>0.111507131831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12689327531727">
                <text:p>0.112689327531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13867732093608">
                <text:p>0.113867732093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15045224290666">
                <text:p>0.11504522429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15177002804216">
                <text:p>0.115177002804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16367421803971">
                <text:p>0.116367421803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1724034611491">
                <text:p>0.11724034611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18027769402846">
                <text:p>0.118027769402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18761270030052">
                <text:p>0.118761270030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19568010159784">
                <text:p>0.119568010159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2022881224974">
                <text:p>0.12022881224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2056708574754">
                <text:p>0.120567085747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21062100202349">
                <text:p>0.121062100202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2118558578128">
                <text:p>0.12118558578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21524080446777">
                <text:p>0.121524080446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21788653948165">
                <text:p>0.121788653948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22033292867107">
                <text:p>0.122033292867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2140844788247">
                <text:p>0.122140844788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22129074239314">
                <text:p>0.122129074239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22059733233142">
                <text:p>0.1220597332331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21649164129081">
                <text:p>0.121649164129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21461125825706">
                <text:p>0.121461125825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21251521774997">
                <text:p>0.1212515217749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20898817588334">
                <text:p>0.120898817588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20773088856945">
                <text:p>0.120773088856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20248222002273">
                <text:p>0.120248222002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19650396139447">
                <text:p>0.1196503961394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18987749232549">
                <text:p>0.118987749232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18248261860411">
                <text:p>0.1182482618604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17786015852134">
                <text:p>0.117786015852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17571444173619">
                <text:p>0.117571444173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16622731476699">
                <text:p>0.116622731476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15606347019056">
                <text:p>0.115606347019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15621522990483">
                <text:p>0.1156215229904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14465915751959">
                <text:p>0.1144659157519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13248252393202">
                <text:p>0.113248252393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14382599672552">
                <text:p>0.1143825996725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14882068411213">
                <text:p>0.114882068411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17034811680795">
                <text:p>0.1170348116807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20986772864718">
                <text:p>0.1209867728647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25031719861395">
                <text:p>0.125031719861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0857901081696">
                <text:p>0.150857901081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96679367369045">
                <text:p>0.196679367369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445778076934923">
                <text:p>0.445778076934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8005703063224">
                <text:p>0.980057030632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60904766909495">
                <text:p>0.960904766909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38560439919689">
                <text:p>0.938560439919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06077427388895">
                <text:p>0.906077427388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05636371178175">
                <text:p>0.505636371178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461502426669713">
                <text:p>0.461502426669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2704899280912">
                <text:p>0.42704899280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416860320614302">
                <text:p>0.4168603206143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8621002997588">
                <text:p>0.386210029975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69130348803444">
                <text:p>0.369130348803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59298644681787">
                <text:p>0.3592986446817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44148830451995">
                <text:p>0.344148830451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34312748490799">
                <text:p>0.3343127484907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4421324063455">
                <text:p>0.324421324063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11742099412146">
                <text:p>0.311742099412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98254772948499">
                <text:p>0.2982547729484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8557907234132">
                <text:p>0.28557907234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74719600344222">
                <text:p>0.274719600344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5818587530896">
                <text:p>0.25818587530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46328846335743">
                <text:p>0.246328846335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35343698822318">
                <text:p>0.235343698822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23146086256338">
                <text:p>0.223146086256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11166299029039">
                <text:p>0.2111662990290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01743201747236">
                <text:p>0.201743201747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191571252405189">
                <text:p>0.191571252405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180518611930738">
                <text:p>0.180518611930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169995421254336">
                <text:p>0.169995421254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16006755979696">
                <text:p>0.16006755979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150538725316475">
                <text:p>0.150538725316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142052662383604">
                <text:p>0.142052662383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133033031678682">
                <text:p>0.133033031678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124869071232062">
                <text:p>0.1248690712320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116342697935705">
                <text:p>0.116342697935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108123956482314">
                <text:p>0.1081239564823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100118868545706">
                <text:p>0.1001188685457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923599491253059">
                <text:p>0.09235994912530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841349154038348">
                <text:p>0.08413491540383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77015407646678">
                <text:p>0.0770154076466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707664050652576">
                <text:p>0.0707664050652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644549214371192">
                <text:p>0.0644549214371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584594906015426">
                <text:p>0.05845949060154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524922917542807">
                <text:p>0.05249229175428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469988342823953">
                <text:p>0.04699883428239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418593186777372">
                <text:p>0.04185931867773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365888709580663">
                <text:p>0.03658887095806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319643812532963">
                <text:p>0.03196438125329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277259045250679">
                <text:p>0.02772590452506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234948159036892">
                <text:p>0.02349481590368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198028967814582">
                <text:p>0.01980289678145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164444439538696">
                <text:p>0.01644444395386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133439881015391">
                <text:p>0.01334398810153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105547361864642">
                <text:p>0.01055473618646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0813519206202419">
                <text:p>0.008135192062024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0612415310869941">
                <text:p>0.006124153108699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0424933444240785">
                <text:p>0.004249334442407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0283134613820432">
                <text:p>0.00283134613820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0160489617954521">
                <text:p>0.001604896179545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0078216398569762">
                <text:p>0.000782163985697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00231411579553703">
                <text:p>0.0002314115795537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000115221267021423">
                <text:p>0.0000115221267021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00104527229472348">
                <text:p>0.0001045272294723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00517256386071333">
                <text:p>0.000517256386071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0127895252584757">
                <text:p>0.001278952525847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0233507087815219">
                <text:p>0.002335070878152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0360298495645784">
                <text:p>0.003602984956457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0530494122422537">
                <text:p>0.005304941224225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0717105023430547">
                <text:p>0.00717105023430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0928219501545011">
                <text:p>0.009282195015450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119070435920123">
                <text:p>0.0119070435920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146321367802835">
                <text:p>0.01463213678028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175899055330055">
                <text:p>0.0175899055330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21068569407576">
                <text:p>0.021068569407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248462040106844">
                <text:p>0.02484620401068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286804823550249">
                <text:p>0.0286804823550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326290941765458">
                <text:p>0.03262909417654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37435454665207">
                <text:p>0.0374354546652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420018061038047">
                <text:p>0.0420018061038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467688683214997">
                <text:p>0.04676886832149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522567061989416">
                <text:p>0.05225670619894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580302397646421">
                <text:p>0.05803023976464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634920516336112">
                <text:p>0.06349205163361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696742962512405">
                <text:p>0.06967429625124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762395951701754">
                <text:p>0.07623959517017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825196143822113">
                <text:p>0.08251961438221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89069676888667">
                <text:p>0.089069676888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956646387917821">
                <text:p>0.09566463879178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102481753569537">
                <text:p>0.1024817535695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109297153162659">
                <text:p>0.1092971531626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116443710704312">
                <text:p>0.1164437107043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123893054431549">
                <text:p>0.1238930544315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131230077253636">
                <text:p>0.131230077253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139294140132167">
                <text:p>0.1392941401321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147863942879796">
                <text:p>0.1478639428797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156024897993115">
                <text:p>0.1560248979931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164901182656472">
                <text:p>0.1649011826564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173471839068823">
                <text:p>0.1734718390688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182647061997881">
                <text:p>0.1826470619978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191227431272071">
                <text:p>0.1912274312720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200184610370513">
                <text:p>0.2001846103705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209289768117574">
                <text:p>0.2092897681175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218890760076312">
                <text:p>0.2188907600763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228265858314395">
                <text:p>0.228265858314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37915121826156">
                <text:p>0.2379151218261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247410776221737">
                <text:p>0.247410776221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56816720573135">
                <text:p>0.256816720573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66426813068414">
                <text:p>0.2664268130684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76260754703576">
                <text:p>0.2762607547035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86391298303905">
                <text:p>0.286391298303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107242265204">
                <text:p>0.296107242265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305886666680366">
                <text:p>0.3058866666803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315800045663299">
                <text:p>0.3158000456632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325796358510942">
                <text:p>0.3257963585109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36294957952757">
                <text:p>0.3362949579527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346266024854739">
                <text:p>0.3462660248547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355969987613794">
                <text:p>0.3559699876137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365761178083612">
                <text:p>0.3657611780836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373704552167331">
                <text:p>0.3737045521673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383641844354037">
                <text:p>0.3836418443540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393021686645521">
                <text:p>0.3930216866455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402477294111308">
                <text:p>0.4024772941113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411808100778299">
                <text:p>0.4118081007782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421123514913355">
                <text:p>0.421123514913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430482032031792">
                <text:p>0.4304820320317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439548608818476">
                <text:p>0.439548608818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448463926906794">
                <text:p>0.4484639269067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456702089467584">
                <text:p>0.4567020894675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465202613899452">
                <text:p>0.4652026138994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473521196683089">
                <text:p>0.4735211966830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481633158046658">
                <text:p>0.4816331580466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489818278817065">
                <text:p>0.4898182788170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496155558910062">
                <text:p>0.4961555589100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503580548845952">
                <text:p>0.503580548845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511142693547278">
                <text:p>0.5111426935472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518533860092351">
                <text:p>0.518533860092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525103491106967">
                <text:p>0.5251034911069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532028744161916">
                <text:p>0.5320287441619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537906991033727">
                <text:p>0.537906991033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543495224404512">
                <text:p>0.5434952244045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548554334471599">
                <text:p>0.548554334471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553781521713085">
                <text:p>0.5537815217130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557114039300087">
                <text:p>0.557114039300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562528373626655">
                <text:p>0.5625283736266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566698690517332">
                <text:p>0.5666986905173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570813325190705">
                <text:p>0.5708133251907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574512991187367">
                <text:p>0.5745129911873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577682534082538">
                <text:p>0.5776825340825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580010351572924">
                <text:p>0.5800103515729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582609845269225">
                <text:p>0.5826098452692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584828060974247">
                <text:p>0.5848280609742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586595999753233">
                <text:p>0.586595999753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588097963282909">
                <text:p>0.5880979632829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589259216834705">
                <text:p>0.5892592168347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590054829658194">
                <text:p>0.590054829658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590389744253202">
                <text:p>0.5903897442532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590367279588123">
                <text:p>0.5903672795881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589458107361667">
                <text:p>0.589458107361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58865112535138">
                <text:p>0.588651125351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587552400846389">
                <text:p>0.5875524008463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586097214402564">
                <text:p>0.5860972144025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584283674123345">
                <text:p>0.584283674123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580601556075322">
                <text:p>0.5806015560753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577950964699605">
                <text:p>0.5779509646996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574904439625717">
                <text:p>0.5749044396257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571680029956818">
                <text:p>0.5716800299568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566441992640716">
                <text:p>0.5664419926407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562387586647427">
                <text:p>0.5623875866474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558143020628205">
                <text:p>0.5581430206282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55357789020903">
                <text:p>0.553577890209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548461804687947">
                <text:p>0.5484618046879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542565212627256">
                <text:p>0.5425652126272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536687324513855">
                <text:p>0.536687324513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53432028362695">
                <text:p>0.534320283626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533402057996291">
                <text:p>0.5334020579962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526423991167328">
                <text:p>0.5264239911673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529338654331868">
                <text:p>0.5293386543318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519670061039237">
                <text:p>0.5196700610392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54070464221926">
                <text:p>0.540704642219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585257201303045">
                <text:p>0.585257201303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732318416574209">
                <text:p>0.7323184165742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986503199134572">
                <text:p>0.9865031991345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965531379138318">
                <text:p>0.9655313791383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943894827043503">
                <text:p>0.9438948270435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921763537658649">
                <text:p>0.9217635376586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890540703447317">
                <text:p>0.8905407034473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223703812492008">
                <text:p>0.2237038124920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28326965110086">
                <text:p>0.1283269651100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948558746612266">
                <text:p>0.09485587466122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861193578246256">
                <text:p>0.08611935782462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742287185678783">
                <text:p>0.07422871856787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686801566695613">
                <text:p>0.06868015666956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664107161138586">
                <text:p>0.06641071611385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621022392898478">
                <text:p>0.06210223928984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585056742265452">
                <text:p>0.05850567422654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566240487789995">
                <text:p>0.05662404877899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541942888725183">
                <text:p>0.05419428887251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509692747024031">
                <text:p>0.05096927470240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483762326664812">
                <text:p>0.04837623266648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460706589386899">
                <text:p>0.04607065893868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415147302657519">
                <text:p>0.0415147302657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8820914240829">
                <text:p>0.0388209142408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61684550277774">
                <text:p>0.03616845502777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32897641381613">
                <text:p>0.0328976413816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0850380202441">
                <text:p>0.0308503802024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294429223032368">
                <text:p>0.02944292230323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269845343067314">
                <text:p>0.02698453430673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241618277326665">
                <text:p>0.02416182773266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220480671059503">
                <text:p>0.02204806710595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202152827419206">
                <text:p>0.02021528274192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182024601369611">
                <text:p>0.01820246013696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16849387082544">
                <text:p>0.0168493870825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155670237389854">
                <text:p>0.01556702373898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142978469932703">
                <text:p>0.01429784699327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128651668725707">
                <text:p>0.01286516687257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116191843860599">
                <text:p>0.01161918438605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105130738491616">
                <text:p>0.01051307384916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0953849967927763">
                <text:p>0.009538499679277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0844706608269842">
                <text:p>0.008447066082698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0756373738437818">
                <text:p>0.007563737384378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0664602537543045">
                <text:p>0.006646025375430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056282510624701">
                <text:p>0.00562825106247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0485782048856162">
                <text:p>0.004857820488561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0410868242727662">
                <text:p>0.004108682427276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0349299417058396">
                <text:p>0.003492994170583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028868015623706">
                <text:p>0.00288680156237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0231715532072959">
                <text:p>0.002317155320729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0179625275825362">
                <text:p>0.001796252758253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0142324183407902">
                <text:p>0.001423241834079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0101327175357159">
                <text:p>0.001013271753571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0073052942401185">
                <text:p>0.000730529424011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00473314922570621">
                <text:p>0.0004733149225706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0027212135646889">
                <text:p>0.000272121356468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00144304048291172">
                <text:p>0.0001443040482911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000536166591558072">
                <text:p>0.00005361665915580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000277483968142941">
                <text:p>0.00002774839681429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000468647005123616">
                <text:p>0.00004686470051236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0012230468601762">
                <text:p>0.000122304686017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00260569462534861">
                <text:p>0.0002605694625348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0439620247586305">
                <text:p>0.0004396202475863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00703647738146178">
                <text:p>0.0007036477381461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0101009982736252">
                <text:p>0.001010099827362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0133906254665917">
                <text:p>0.001339062546659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0176709285618888">
                <text:p>0.001767092856188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0228765004304001">
                <text:p>0.00228765004304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0282168837928764">
                <text:p>0.002821688379287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0336835215787474">
                <text:p>0.003368352157874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0405551316258485">
                <text:p>0.004055513162584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0473480726830754">
                <text:p>0.004734807268307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0537671445887288">
                <text:p>0.005376714458872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0625526993836138">
                <text:p>0.006255269938361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0700583832019876">
                <text:p>0.007005838320198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0775566957635144">
                <text:p>0.007755669576351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0876662779203827">
                <text:p>0.008766627792038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0980699260012832">
                <text:p>0.009806992600128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108761043872517">
                <text:p>0.01087610438725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117856816064898">
                <text:p>0.01178568160648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130269154543677">
                <text:p>0.01302691545436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142333764986365">
                <text:p>0.01423337649863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153035075771609">
                <text:p>0.01530350757716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166051318961932">
                <text:p>0.01660513189619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17966851084756">
                <text:p>0.0179668510847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188730153097241">
                <text:p>0.01887301530972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203077480122006">
                <text:p>0.02030774801220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218050360925498">
                <text:p>0.02180503609254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230977439860233">
                <text:p>0.02309774398602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246124263424628">
                <text:p>0.02461242634246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259830300983237">
                <text:p>0.02598303009832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274034566313363">
                <text:p>0.02740345663133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286884754157508">
                <text:p>0.02868847541575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301745983082557">
                <text:p>0.03017459830825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3178516946385">
                <text:p>0.031785169463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330672517630396">
                <text:p>0.03306725176303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34664147716061">
                <text:p>0.0346641477160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364578592517369">
                <text:p>0.03645785925173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radar" chart:style-name="ch1">
        <chart:legend chart:legend-position="end" svg:x="13.146cm" svg:y="3.955cm" style:legend-expansion="high" chart:style-name="ch2"/>
        <chart:plot-area chart:style-name="ch3" table:cell-range-address="Sheet1.C1:Sheet1.D360" svg:x="0.319cm" svg:y="0.18cm" svg:width="12.508cm" svg:height="8.646cm">
          <chartooo:coordinate-region svg:x="3.2cm" svg:y="1.155cm" svg:width="6.697cm" svg:height="6.6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360" chart:class="chart:radar">
            <chart:data-point chart:repeated="360"/>
          </chart:series>
          <chart:series chart:style-name="ch7" chart:values-cell-range-address="Sheet1.D1:Sheet1.D360" chart:class="chart:radar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360</svg:desc>
                </draw:g>
              </table:table-cell>
              <table:table-cell office:value-type="float" office:value="0.0381147277141024">
                <text:p>0.0381147277141024</text:p>
                <draw:g>
                  <svg:desc>Sheet1.D1:Sheet1.D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9585622023663">
                <text:p>0.03958562202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10688744828726">
                <text:p>0.0410688744828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29458335853843">
                <text:p>0.0429458335853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443042192578994">
                <text:p>0.0443042192578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462553775527958">
                <text:p>0.046255377552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476167723428942">
                <text:p>0.0476167723428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495943740843745">
                <text:p>0.0495943740843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51491057225903">
                <text:p>0.051491057225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53338321620499">
                <text:p>0.053338321620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552059037943134">
                <text:p>0.0552059037943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570957906943229">
                <text:p>0.0570957906943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589738450219585">
                <text:p>0.0589738450219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610324041204165">
                <text:p>0.0610324041204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630671343937828">
                <text:p>0.0630671343937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649166230860844">
                <text:p>0.0649166230860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666814499230826">
                <text:p>0.0666814499230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87309543680295">
                <text:p>0.0687309543680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707175314096484">
                <text:p>0.0707175314096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27545639310705">
                <text:p>0.0727545639310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48566286382875">
                <text:p>0.0748566286382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67621836069608">
                <text:p>0.0767621836069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787504952874713">
                <text:p>0.0787504952874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797383705156791">
                <text:p>0.0797383705156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16911454386497">
                <text:p>0.0816911454386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35378860146973">
                <text:p>0.0835378860146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54445170572202">
                <text:p>0.0854445170572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73982968606584">
                <text:p>0.0873982968606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893056810039693">
                <text:p>0.0893056810039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09655391296588">
                <text:p>0.0909655391296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2666892721007">
                <text:p>0.092666892721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4566778089996">
                <text:p>0.094566778089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61969906341525">
                <text:p>0.0961969906341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79226280446972">
                <text:p>0.0979226280446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95461009049281">
                <text:p>0.0995461009049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01123033524657">
                <text:p>0.1011230335246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02805673970293">
                <text:p>0.102805673970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04334808179497">
                <text:p>0.1043348081794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05790800444702">
                <text:p>0.105790800444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07188082898392">
                <text:p>0.107188082898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0851864917658">
                <text:p>0.10851864917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09856466206423">
                <text:p>0.109856466206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11507131831966">
                <text:p>0.111507131831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12689327531727">
                <text:p>0.112689327531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13867732093608">
                <text:p>0.113867732093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15045224290666">
                <text:p>0.11504522429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15177002804216">
                <text:p>0.115177002804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16367421803971">
                <text:p>0.116367421803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1724034611491">
                <text:p>0.11724034611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18027769402846">
                <text:p>0.118027769402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18761270030052">
                <text:p>0.118761270030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19568010159784">
                <text:p>0.119568010159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2022881224974">
                <text:p>0.12022881224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2056708574754">
                <text:p>0.120567085747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21062100202349">
                <text:p>0.121062100202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2118558578128">
                <text:p>0.12118558578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21524080446777">
                <text:p>0.121524080446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21788653948165">
                <text:p>0.121788653948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22033292867107">
                <text:p>0.122033292867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2140844788247">
                <text:p>0.122140844788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22129074239314">
                <text:p>0.122129074239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22059733233142">
                <text:p>0.1220597332331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21649164129081">
                <text:p>0.121649164129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21461125825706">
                <text:p>0.121461125825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21251521774997">
                <text:p>0.1212515217749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20898817588334">
                <text:p>0.120898817588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20773088856945">
                <text:p>0.120773088856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20248222002273">
                <text:p>0.120248222002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19650396139447">
                <text:p>0.1196503961394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18987749232549">
                <text:p>0.118987749232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18248261860411">
                <text:p>0.1182482618604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17786015852134">
                <text:p>0.117786015852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17571444173619">
                <text:p>0.117571444173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16622731476699">
                <text:p>0.116622731476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15606347019056">
                <text:p>0.115606347019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15621522990483">
                <text:p>0.1156215229904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14465915751959">
                <text:p>0.1144659157519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13248252393202">
                <text:p>0.113248252393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14382599672552">
                <text:p>0.1143825996725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14882068411213">
                <text:p>0.114882068411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17034811680795">
                <text:p>0.1170348116807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20986772864718">
                <text:p>0.1209867728647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25031719861395">
                <text:p>0.125031719861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0857901081696">
                <text:p>0.150857901081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96679367369045">
                <text:p>0.196679367369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445778076934923">
                <text:p>0.445778076934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8005703063224">
                <text:p>0.980057030632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60904766909495">
                <text:p>0.960904766909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38560439919689">
                <text:p>0.938560439919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06077427388895">
                <text:p>0.906077427388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05636371178175">
                <text:p>0.505636371178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461502426669713">
                <text:p>0.461502426669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2704899280912">
                <text:p>0.42704899280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416860320614302">
                <text:p>0.4168603206143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8621002997588">
                <text:p>0.386210029975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69130348803444">
                <text:p>0.369130348803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59298644681787">
                <text:p>0.3592986446817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44148830451995">
                <text:p>0.344148830451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34312748490799">
                <text:p>0.3343127484907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4421324063455">
                <text:p>0.324421324063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11742099412146">
                <text:p>0.311742099412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98254772948499">
                <text:p>0.2982547729484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8557907234132">
                <text:p>0.28557907234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74719600344222">
                <text:p>0.274719600344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5818587530896">
                <text:p>0.25818587530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46328846335743">
                <text:p>0.246328846335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35343698822318">
                <text:p>0.235343698822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23146086256338">
                <text:p>0.223146086256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11166299029039">
                <text:p>0.2111662990290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01743201747236">
                <text:p>0.201743201747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191571252405189">
                <text:p>0.191571252405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180518611930738">
                <text:p>0.180518611930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169995421254336">
                <text:p>0.169995421254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16006755979696">
                <text:p>0.16006755979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150538725316475">
                <text:p>0.150538725316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142052662383604">
                <text:p>0.142052662383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133033031678682">
                <text:p>0.133033031678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124869071232062">
                <text:p>0.1248690712320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116342697935705">
                <text:p>0.116342697935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108123956482314">
                <text:p>0.1081239564823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100118868545706">
                <text:p>0.1001188685457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923599491253059">
                <text:p>0.09235994912530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841349154038348">
                <text:p>0.08413491540383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77015407646678">
                <text:p>0.0770154076466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707664050652576">
                <text:p>0.0707664050652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644549214371192">
                <text:p>0.0644549214371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584594906015426">
                <text:p>0.05845949060154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524922917542807">
                <text:p>0.05249229175428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469988342823953">
                <text:p>0.04699883428239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418593186777372">
                <text:p>0.04185931867773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365888709580663">
                <text:p>0.03658887095806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319643812532963">
                <text:p>0.03196438125329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277259045250679">
                <text:p>0.02772590452506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234948159036892">
                <text:p>0.02349481590368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198028967814582">
                <text:p>0.01980289678145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164444439538696">
                <text:p>0.01644444395386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133439881015391">
                <text:p>0.01334398810153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105547361864642">
                <text:p>0.01055473618646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0813519206202419">
                <text:p>0.008135192062024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0612415310869941">
                <text:p>0.006124153108699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0424933444240785">
                <text:p>0.004249334442407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0283134613820432">
                <text:p>0.00283134613820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0160489617954521">
                <text:p>0.001604896179545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0078216398569762">
                <text:p>0.000782163985697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00231411579553703">
                <text:p>0.0002314115795537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000115221267021423">
                <text:p>0.0000115221267021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00104527229472348">
                <text:p>0.0001045272294723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00517256386071333">
                <text:p>0.000517256386071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0127895252584757">
                <text:p>0.001278952525847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0233507087815219">
                <text:p>0.002335070878152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0360298495645784">
                <text:p>0.003602984956457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0530494122422537">
                <text:p>0.005304941224225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0717105023430547">
                <text:p>0.00717105023430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0928219501545011">
                <text:p>0.009282195015450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119070435920123">
                <text:p>0.0119070435920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146321367802835">
                <text:p>0.01463213678028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175899055330055">
                <text:p>0.0175899055330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21068569407576">
                <text:p>0.021068569407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248462040106844">
                <text:p>0.02484620401068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286804823550249">
                <text:p>0.0286804823550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326290941765458">
                <text:p>0.03262909417654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37435454665207">
                <text:p>0.0374354546652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420018061038047">
                <text:p>0.0420018061038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467688683214997">
                <text:p>0.04676886832149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522567061989416">
                <text:p>0.05225670619894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580302397646421">
                <text:p>0.05803023976464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634920516336112">
                <text:p>0.06349205163361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696742962512405">
                <text:p>0.06967429625124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762395951701754">
                <text:p>0.07623959517017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825196143822113">
                <text:p>0.08251961438221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89069676888667">
                <text:p>0.089069676888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956646387917821">
                <text:p>0.09566463879178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102481753569537">
                <text:p>0.1024817535695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109297153162659">
                <text:p>0.1092971531626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116443710704312">
                <text:p>0.1164437107043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123893054431549">
                <text:p>0.1238930544315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131230077253636">
                <text:p>0.131230077253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139294140132167">
                <text:p>0.1392941401321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147863942879796">
                <text:p>0.1478639428797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156024897993115">
                <text:p>0.1560248979931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164901182656472">
                <text:p>0.1649011826564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173471839068823">
                <text:p>0.1734718390688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182647061997881">
                <text:p>0.1826470619978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191227431272071">
                <text:p>0.1912274312720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200184610370513">
                <text:p>0.2001846103705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209289768117574">
                <text:p>0.2092897681175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218890760076312">
                <text:p>0.2188907600763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228265858314395">
                <text:p>0.228265858314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37915121826156">
                <text:p>0.2379151218261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247410776221737">
                <text:p>0.247410776221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56816720573135">
                <text:p>0.256816720573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66426813068414">
                <text:p>0.2664268130684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76260754703576">
                <text:p>0.2762607547035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86391298303905">
                <text:p>0.286391298303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107242265204">
                <text:p>0.296107242265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305886666680366">
                <text:p>0.3058866666803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315800045663299">
                <text:p>0.3158000456632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325796358510942">
                <text:p>0.3257963585109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36294957952757">
                <text:p>0.3362949579527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346266024854739">
                <text:p>0.3462660248547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355969987613794">
                <text:p>0.3559699876137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365761178083612">
                <text:p>0.3657611780836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373704552167331">
                <text:p>0.3737045521673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383641844354037">
                <text:p>0.3836418443540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393021686645521">
                <text:p>0.3930216866455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402477294111308">
                <text:p>0.4024772941113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411808100778299">
                <text:p>0.4118081007782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421123514913355">
                <text:p>0.421123514913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430482032031792">
                <text:p>0.4304820320317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439548608818476">
                <text:p>0.439548608818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448463926906794">
                <text:p>0.4484639269067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456702089467584">
                <text:p>0.4567020894675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465202613899452">
                <text:p>0.4652026138994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473521196683089">
                <text:p>0.4735211966830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481633158046658">
                <text:p>0.4816331580466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489818278817065">
                <text:p>0.4898182788170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496155558910062">
                <text:p>0.4961555589100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503580548845952">
                <text:p>0.503580548845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511142693547278">
                <text:p>0.5111426935472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518533860092351">
                <text:p>0.518533860092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525103491106967">
                <text:p>0.5251034911069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532028744161916">
                <text:p>0.5320287441619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537906991033727">
                <text:p>0.537906991033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543495224404512">
                <text:p>0.5434952244045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548554334471599">
                <text:p>0.548554334471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553781521713085">
                <text:p>0.5537815217130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557114039300087">
                <text:p>0.557114039300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562528373626655">
                <text:p>0.5625283736266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566698690517332">
                <text:p>0.5666986905173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570813325190705">
                <text:p>0.5708133251907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574512991187367">
                <text:p>0.5745129911873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577682534082538">
                <text:p>0.5776825340825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580010351572924">
                <text:p>0.5800103515729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582609845269225">
                <text:p>0.5826098452692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584828060974247">
                <text:p>0.5848280609742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586595999753233">
                <text:p>0.586595999753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588097963282909">
                <text:p>0.5880979632829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589259216834705">
                <text:p>0.5892592168347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590054829658194">
                <text:p>0.590054829658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590389744253202">
                <text:p>0.5903897442532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590367279588123">
                <text:p>0.5903672795881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589458107361667">
                <text:p>0.589458107361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58865112535138">
                <text:p>0.588651125351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587552400846389">
                <text:p>0.5875524008463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586097214402564">
                <text:p>0.5860972144025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584283674123345">
                <text:p>0.584283674123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580601556075322">
                <text:p>0.5806015560753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577950964699605">
                <text:p>0.5779509646996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574904439625717">
                <text:p>0.5749044396257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571680029956818">
                <text:p>0.5716800299568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566441992640716">
                <text:p>0.5664419926407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562387586647427">
                <text:p>0.5623875866474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558143020628205">
                <text:p>0.5581430206282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55357789020903">
                <text:p>0.553577890209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548461804687947">
                <text:p>0.5484618046879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542565212627256">
                <text:p>0.5425652126272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536687324513855">
                <text:p>0.536687324513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53432028362695">
                <text:p>0.534320283626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533402057996291">
                <text:p>0.5334020579962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526423991167328">
                <text:p>0.5264239911673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529338654331868">
                <text:p>0.5293386543318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519670061039237">
                <text:p>0.5196700610392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54070464221926">
                <text:p>0.540704642219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585257201303045">
                <text:p>0.585257201303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732318416574209">
                <text:p>0.7323184165742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986503199134572">
                <text:p>0.9865031991345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965531379138318">
                <text:p>0.9655313791383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943894827043503">
                <text:p>0.9438948270435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921763537658649">
                <text:p>0.9217635376586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890540703447317">
                <text:p>0.8905407034473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223703812492008">
                <text:p>0.2237038124920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28326965110086">
                <text:p>0.1283269651100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948558746612266">
                <text:p>0.09485587466122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861193578246256">
                <text:p>0.08611935782462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742287185678783">
                <text:p>0.07422871856787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686801566695613">
                <text:p>0.06868015666956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664107161138586">
                <text:p>0.06641071611385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621022392898478">
                <text:p>0.06210223928984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585056742265452">
                <text:p>0.05850567422654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566240487789995">
                <text:p>0.05662404877899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541942888725183">
                <text:p>0.05419428887251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509692747024031">
                <text:p>0.05096927470240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483762326664812">
                <text:p>0.04837623266648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460706589386899">
                <text:p>0.04607065893868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415147302657519">
                <text:p>0.0415147302657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8820914240829">
                <text:p>0.0388209142408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61684550277774">
                <text:p>0.03616845502777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32897641381613">
                <text:p>0.0328976413816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0850380202441">
                <text:p>0.0308503802024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294429223032368">
                <text:p>0.02944292230323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269845343067314">
                <text:p>0.02698453430673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241618277326665">
                <text:p>0.02416182773266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220480671059503">
                <text:p>0.02204806710595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202152827419206">
                <text:p>0.02021528274192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182024601369611">
                <text:p>0.01820246013696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16849387082544">
                <text:p>0.0168493870825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155670237389854">
                <text:p>0.01556702373898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142978469932703">
                <text:p>0.01429784699327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128651668725707">
                <text:p>0.01286516687257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116191843860599">
                <text:p>0.01161918438605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105130738491616">
                <text:p>0.01051307384916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0953849967927763">
                <text:p>0.009538499679277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0844706608269842">
                <text:p>0.008447066082698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0756373738437818">
                <text:p>0.007563737384378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0664602537543045">
                <text:p>0.006646025375430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056282510624701">
                <text:p>0.00562825106247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0485782048856162">
                <text:p>0.004857820488561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0410868242727662">
                <text:p>0.004108682427276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0349299417058396">
                <text:p>0.003492994170583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028868015623706">
                <text:p>0.00288680156237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0231715532072959">
                <text:p>0.002317155320729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0179625275825362">
                <text:p>0.001796252758253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0142324183407902">
                <text:p>0.001423241834079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0101327175357159">
                <text:p>0.001013271753571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0073052942401185">
                <text:p>0.000730529424011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00473314922570621">
                <text:p>0.0004733149225706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0027212135646889">
                <text:p>0.000272121356468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00144304048291172">
                <text:p>0.0001443040482911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000536166591558072">
                <text:p>0.00005361665915580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000277483968142941">
                <text:p>0.00002774839681429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000468647005123616">
                <text:p>0.00004686470051236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0012230468601762">
                <text:p>0.000122304686017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00260569462534861">
                <text:p>0.0002605694625348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0439620247586305">
                <text:p>0.0004396202475863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00703647738146178">
                <text:p>0.0007036477381461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0101009982736252">
                <text:p>0.001010099827362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0133906254665917">
                <text:p>0.001339062546659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0176709285618888">
                <text:p>0.001767092856188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0228765004304001">
                <text:p>0.00228765004304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0282168837928764">
                <text:p>0.002821688379287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0336835215787474">
                <text:p>0.003368352157874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0405551316258485">
                <text:p>0.004055513162584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0473480726830754">
                <text:p>0.004734807268307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0537671445887288">
                <text:p>0.005376714458872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0625526993836138">
                <text:p>0.006255269938361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0700583832019876">
                <text:p>0.007005838320198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0775566957635144">
                <text:p>0.007755669576351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0876662779203827">
                <text:p>0.008766627792038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0980699260012832">
                <text:p>0.009806992600128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108761043872517">
                <text:p>0.01087610438725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117856816064898">
                <text:p>0.01178568160648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130269154543677">
                <text:p>0.01302691545436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142333764986365">
                <text:p>0.01423337649863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153035075771609">
                <text:p>0.01530350757716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166051318961932">
                <text:p>0.01660513189619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17966851084756">
                <text:p>0.0179668510847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188730153097241">
                <text:p>0.01887301530972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203077480122006">
                <text:p>0.02030774801220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218050360925498">
                <text:p>0.02180503609254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230977439860233">
                <text:p>0.02309774398602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246124263424628">
                <text:p>0.02461242634246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259830300983237">
                <text:p>0.02598303009832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274034566313363">
                <text:p>0.02740345663133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286884754157508">
                <text:p>0.02868847541575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301745983082557">
                <text:p>0.03017459830825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3178516946385">
                <text:p>0.031785169463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330672517630396">
                <text:p>0.03306725176303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34664147716061">
                <text:p>0.0346641477160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364578592517369">
                <text:p>0.03645785925173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148cm" svg:y="3.952cm" style:legend-expansion="high" chart:style-name="ch2"/>
        <chart:plot-area chart:style-name="ch3" table:cell-range-address="Sheet1.C1:Sheet1.D360" svg:x="0.32cm" svg:y="0.18cm" svg:width="12.508cm" svg:height="8.64cm">
          <chartooo:coordinate-region svg:x="3.203cm" svg:y="1.154cm" svg:width="6.693cm" svg:height="6.6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360" chart:class="chart:radar">
            <chart:data-point chart:repeated="360"/>
          </chart:series>
          <chart:series chart:style-name="ch7" chart:values-cell-range-address="Sheet1.D1:Sheet1.D360" chart:class="chart:radar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360</svg:desc>
                </draw:g>
              </table:table-cell>
              <table:table-cell office:value-type="float" office:value="0.0381147277141024">
                <text:p>0.0381147277141024</text:p>
                <draw:g>
                  <svg:desc>Sheet1.D1:Sheet1.D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9585622023663">
                <text:p>0.03958562202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10688744828726">
                <text:p>0.0410688744828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29458335853843">
                <text:p>0.0429458335853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443042192578994">
                <text:p>0.0443042192578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462553775527958">
                <text:p>0.046255377552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476167723428942">
                <text:p>0.0476167723428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495943740843745">
                <text:p>0.0495943740843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51491057225903">
                <text:p>0.051491057225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53338321620499">
                <text:p>0.053338321620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552059037943134">
                <text:p>0.0552059037943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570957906943229">
                <text:p>0.0570957906943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589738450219585">
                <text:p>0.0589738450219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610324041204165">
                <text:p>0.0610324041204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630671343937828">
                <text:p>0.0630671343937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649166230860844">
                <text:p>0.0649166230860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666814499230826">
                <text:p>0.0666814499230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87309543680295">
                <text:p>0.0687309543680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707175314096484">
                <text:p>0.0707175314096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27545639310705">
                <text:p>0.0727545639310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48566286382875">
                <text:p>0.0748566286382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67621836069608">
                <text:p>0.0767621836069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787504952874713">
                <text:p>0.0787504952874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797383705156791">
                <text:p>0.0797383705156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16911454386497">
                <text:p>0.0816911454386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35378860146973">
                <text:p>0.0835378860146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54445170572202">
                <text:p>0.0854445170572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73982968606584">
                <text:p>0.0873982968606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893056810039693">
                <text:p>0.0893056810039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09655391296588">
                <text:p>0.0909655391296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2666892721007">
                <text:p>0.092666892721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4566778089996">
                <text:p>0.094566778089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61969906341525">
                <text:p>0.0961969906341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79226280446972">
                <text:p>0.0979226280446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95461009049281">
                <text:p>0.0995461009049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01123033524657">
                <text:p>0.1011230335246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02805673970293">
                <text:p>0.102805673970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04334808179497">
                <text:p>0.1043348081794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05790800444702">
                <text:p>0.105790800444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07188082898392">
                <text:p>0.107188082898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0851864917658">
                <text:p>0.10851864917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09856466206423">
                <text:p>0.109856466206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11507131831966">
                <text:p>0.111507131831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12689327531727">
                <text:p>0.112689327531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13867732093608">
                <text:p>0.113867732093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15045224290666">
                <text:p>0.11504522429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15177002804216">
                <text:p>0.115177002804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16367421803971">
                <text:p>0.116367421803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1724034611491">
                <text:p>0.11724034611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18027769402846">
                <text:p>0.118027769402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18761270030052">
                <text:p>0.118761270030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19568010159784">
                <text:p>0.119568010159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2022881224974">
                <text:p>0.12022881224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2056708574754">
                <text:p>0.120567085747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21062100202349">
                <text:p>0.121062100202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2118558578128">
                <text:p>0.12118558578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21524080446777">
                <text:p>0.121524080446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21788653948165">
                <text:p>0.121788653948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22033292867107">
                <text:p>0.122033292867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2140844788247">
                <text:p>0.122140844788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22129074239314">
                <text:p>0.122129074239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22059733233142">
                <text:p>0.1220597332331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21649164129081">
                <text:p>0.121649164129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21461125825706">
                <text:p>0.121461125825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21251521774997">
                <text:p>0.1212515217749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20898817588334">
                <text:p>0.120898817588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20773088856945">
                <text:p>0.120773088856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20248222002273">
                <text:p>0.120248222002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19650396139447">
                <text:p>0.1196503961394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18987749232549">
                <text:p>0.118987749232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18248261860411">
                <text:p>0.1182482618604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17786015852134">
                <text:p>0.117786015852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17571444173619">
                <text:p>0.117571444173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16622731476699">
                <text:p>0.116622731476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15606347019056">
                <text:p>0.115606347019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15621522990483">
                <text:p>0.1156215229904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14465915751959">
                <text:p>0.1144659157519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13248252393202">
                <text:p>0.113248252393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14382599672552">
                <text:p>0.1143825996725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14882068411213">
                <text:p>0.114882068411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17034811680795">
                <text:p>0.1170348116807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20986772864718">
                <text:p>0.1209867728647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25031719861395">
                <text:p>0.125031719861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0857901081696">
                <text:p>0.150857901081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96679367369045">
                <text:p>0.196679367369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445778076934923">
                <text:p>0.445778076934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8005703063224">
                <text:p>0.980057030632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60904766909495">
                <text:p>0.960904766909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38560439919689">
                <text:p>0.938560439919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06077427388895">
                <text:p>0.906077427388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05636371178175">
                <text:p>0.505636371178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461502426669713">
                <text:p>0.461502426669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2704899280912">
                <text:p>0.42704899280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416860320614302">
                <text:p>0.4168603206143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8621002997588">
                <text:p>0.386210029975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69130348803444">
                <text:p>0.369130348803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59298644681787">
                <text:p>0.3592986446817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44148830451995">
                <text:p>0.344148830451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34312748490799">
                <text:p>0.3343127484907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4421324063455">
                <text:p>0.324421324063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11742099412146">
                <text:p>0.311742099412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98254772948499">
                <text:p>0.2982547729484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8557907234132">
                <text:p>0.28557907234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74719600344222">
                <text:p>0.274719600344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5818587530896">
                <text:p>0.25818587530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46328846335743">
                <text:p>0.246328846335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35343698822318">
                <text:p>0.235343698822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23146086256338">
                <text:p>0.223146086256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11166299029039">
                <text:p>0.2111662990290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01743201747236">
                <text:p>0.201743201747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191571252405189">
                <text:p>0.191571252405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180518611930738">
                <text:p>0.180518611930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169995421254336">
                <text:p>0.169995421254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16006755979696">
                <text:p>0.16006755979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150538725316475">
                <text:p>0.150538725316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142052662383604">
                <text:p>0.142052662383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133033031678682">
                <text:p>0.133033031678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124869071232062">
                <text:p>0.1248690712320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116342697935705">
                <text:p>0.116342697935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108123956482314">
                <text:p>0.1081239564823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100118868545706">
                <text:p>0.1001188685457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923599491253059">
                <text:p>0.09235994912530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841349154038348">
                <text:p>0.08413491540383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77015407646678">
                <text:p>0.0770154076466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707664050652576">
                <text:p>0.0707664050652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644549214371192">
                <text:p>0.0644549214371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584594906015426">
                <text:p>0.05845949060154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524922917542807">
                <text:p>0.05249229175428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469988342823953">
                <text:p>0.04699883428239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418593186777372">
                <text:p>0.04185931867773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365888709580663">
                <text:p>0.03658887095806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319643812532963">
                <text:p>0.03196438125329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277259045250679">
                <text:p>0.02772590452506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234948159036892">
                <text:p>0.02349481590368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198028967814582">
                <text:p>0.01980289678145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164444439538696">
                <text:p>0.01644444395386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133439881015391">
                <text:p>0.01334398810153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105547361864642">
                <text:p>0.01055473618646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0813519206202419">
                <text:p>0.008135192062024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0612415310869941">
                <text:p>0.006124153108699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0424933444240785">
                <text:p>0.004249334442407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0283134613820432">
                <text:p>0.00283134613820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0160489617954521">
                <text:p>0.001604896179545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0078216398569762">
                <text:p>0.000782163985697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00231411579553703">
                <text:p>0.0002314115795537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000115221267021423">
                <text:p>0.0000115221267021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00104527229472348">
                <text:p>0.0001045272294723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00517256386071333">
                <text:p>0.000517256386071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0127895252584757">
                <text:p>0.001278952525847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0233507087815219">
                <text:p>0.002335070878152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0360298495645784">
                <text:p>0.003602984956457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0530494122422537">
                <text:p>0.005304941224225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0717105023430547">
                <text:p>0.00717105023430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0928219501545011">
                <text:p>0.009282195015450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119070435920123">
                <text:p>0.0119070435920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146321367802835">
                <text:p>0.01463213678028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175899055330055">
                <text:p>0.0175899055330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21068569407576">
                <text:p>0.021068569407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248462040106844">
                <text:p>0.02484620401068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286804823550249">
                <text:p>0.0286804823550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326290941765458">
                <text:p>0.03262909417654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37435454665207">
                <text:p>0.0374354546652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420018061038047">
                <text:p>0.0420018061038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467688683214997">
                <text:p>0.04676886832149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522567061989416">
                <text:p>0.05225670619894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580302397646421">
                <text:p>0.05803023976464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634920516336112">
                <text:p>0.06349205163361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696742962512405">
                <text:p>0.06967429625124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762395951701754">
                <text:p>0.07623959517017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825196143822113">
                <text:p>0.08251961438221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89069676888667">
                <text:p>0.089069676888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956646387917821">
                <text:p>0.09566463879178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102481753569537">
                <text:p>0.1024817535695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109297153162659">
                <text:p>0.1092971531626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116443710704312">
                <text:p>0.1164437107043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123893054431549">
                <text:p>0.1238930544315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131230077253636">
                <text:p>0.131230077253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139294140132167">
                <text:p>0.1392941401321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147863942879796">
                <text:p>0.1478639428797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156024897993115">
                <text:p>0.1560248979931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164901182656472">
                <text:p>0.1649011826564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173471839068823">
                <text:p>0.1734718390688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182647061997881">
                <text:p>0.1826470619978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191227431272071">
                <text:p>0.1912274312720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200184610370513">
                <text:p>0.2001846103705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209289768117574">
                <text:p>0.2092897681175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218890760076312">
                <text:p>0.2188907600763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228265858314395">
                <text:p>0.228265858314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37915121826156">
                <text:p>0.2379151218261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247410776221737">
                <text:p>0.247410776221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56816720573135">
                <text:p>0.256816720573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66426813068414">
                <text:p>0.2664268130684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76260754703576">
                <text:p>0.2762607547035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86391298303905">
                <text:p>0.286391298303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107242265204">
                <text:p>0.296107242265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305886666680366">
                <text:p>0.3058866666803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315800045663299">
                <text:p>0.3158000456632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325796358510942">
                <text:p>0.3257963585109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36294957952757">
                <text:p>0.3362949579527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346266024854739">
                <text:p>0.3462660248547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355969987613794">
                <text:p>0.3559699876137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365761178083612">
                <text:p>0.3657611780836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373704552167331">
                <text:p>0.3737045521673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383641844354037">
                <text:p>0.3836418443540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393021686645521">
                <text:p>0.3930216866455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402477294111308">
                <text:p>0.4024772941113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411808100778299">
                <text:p>0.4118081007782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421123514913355">
                <text:p>0.421123514913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430482032031792">
                <text:p>0.4304820320317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439548608818476">
                <text:p>0.439548608818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448463926906794">
                <text:p>0.4484639269067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456702089467584">
                <text:p>0.4567020894675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465202613899452">
                <text:p>0.4652026138994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473521196683089">
                <text:p>0.4735211966830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481633158046658">
                <text:p>0.4816331580466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489818278817065">
                <text:p>0.4898182788170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496155558910062">
                <text:p>0.4961555589100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503580548845952">
                <text:p>0.503580548845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511142693547278">
                <text:p>0.5111426935472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518533860092351">
                <text:p>0.518533860092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525103491106967">
                <text:p>0.5251034911069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532028744161916">
                <text:p>0.5320287441619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537906991033727">
                <text:p>0.537906991033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543495224404512">
                <text:p>0.5434952244045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548554334471599">
                <text:p>0.548554334471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553781521713085">
                <text:p>0.5537815217130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557114039300087">
                <text:p>0.557114039300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562528373626655">
                <text:p>0.5625283736266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566698690517332">
                <text:p>0.5666986905173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570813325190705">
                <text:p>0.5708133251907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574512991187367">
                <text:p>0.5745129911873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577682534082538">
                <text:p>0.5776825340825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580010351572924">
                <text:p>0.5800103515729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582609845269225">
                <text:p>0.5826098452692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584828060974247">
                <text:p>0.5848280609742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586595999753233">
                <text:p>0.586595999753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588097963282909">
                <text:p>0.5880979632829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589259216834705">
                <text:p>0.5892592168347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590054829658194">
                <text:p>0.590054829658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590389744253202">
                <text:p>0.5903897442532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590367279588123">
                <text:p>0.5903672795881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589458107361667">
                <text:p>0.589458107361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58865112535138">
                <text:p>0.588651125351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587552400846389">
                <text:p>0.5875524008463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586097214402564">
                <text:p>0.5860972144025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584283674123345">
                <text:p>0.584283674123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580601556075322">
                <text:p>0.5806015560753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577950964699605">
                <text:p>0.5779509646996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574904439625717">
                <text:p>0.5749044396257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571680029956818">
                <text:p>0.5716800299568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566441992640716">
                <text:p>0.5664419926407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562387586647427">
                <text:p>0.5623875866474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558143020628205">
                <text:p>0.5581430206282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55357789020903">
                <text:p>0.553577890209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548461804687947">
                <text:p>0.5484618046879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542565212627256">
                <text:p>0.5425652126272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536687324513855">
                <text:p>0.536687324513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53432028362695">
                <text:p>0.534320283626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533402057996291">
                <text:p>0.5334020579962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526423991167328">
                <text:p>0.5264239911673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529338654331868">
                <text:p>0.5293386543318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519670061039237">
                <text:p>0.5196700610392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54070464221926">
                <text:p>0.540704642219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585257201303045">
                <text:p>0.585257201303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732318416574209">
                <text:p>0.7323184165742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986503199134572">
                <text:p>0.9865031991345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965531379138318">
                <text:p>0.9655313791383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943894827043503">
                <text:p>0.9438948270435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921763537658649">
                <text:p>0.9217635376586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890540703447317">
                <text:p>0.8905407034473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223703812492008">
                <text:p>0.2237038124920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28326965110086">
                <text:p>0.1283269651100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948558746612266">
                <text:p>0.09485587466122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861193578246256">
                <text:p>0.08611935782462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742287185678783">
                <text:p>0.07422871856787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686801566695613">
                <text:p>0.06868015666956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664107161138586">
                <text:p>0.06641071611385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621022392898478">
                <text:p>0.06210223928984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585056742265452">
                <text:p>0.05850567422654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566240487789995">
                <text:p>0.05662404877899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541942888725183">
                <text:p>0.05419428887251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509692747024031">
                <text:p>0.05096927470240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483762326664812">
                <text:p>0.04837623266648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460706589386899">
                <text:p>0.04607065893868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415147302657519">
                <text:p>0.0415147302657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8820914240829">
                <text:p>0.0388209142408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61684550277774">
                <text:p>0.03616845502777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32897641381613">
                <text:p>0.0328976413816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0850380202441">
                <text:p>0.0308503802024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294429223032368">
                <text:p>0.02944292230323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269845343067314">
                <text:p>0.02698453430673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241618277326665">
                <text:p>0.02416182773266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220480671059503">
                <text:p>0.02204806710595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202152827419206">
                <text:p>0.02021528274192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182024601369611">
                <text:p>0.01820246013696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16849387082544">
                <text:p>0.0168493870825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155670237389854">
                <text:p>0.01556702373898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142978469932703">
                <text:p>0.01429784699327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128651668725707">
                <text:p>0.01286516687257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116191843860599">
                <text:p>0.01161918438605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105130738491616">
                <text:p>0.01051307384916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0953849967927763">
                <text:p>0.009538499679277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0844706608269842">
                <text:p>0.008447066082698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0756373738437818">
                <text:p>0.007563737384378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0664602537543045">
                <text:p>0.006646025375430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056282510624701">
                <text:p>0.00562825106247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0485782048856162">
                <text:p>0.004857820488561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0410868242727662">
                <text:p>0.004108682427276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0349299417058396">
                <text:p>0.003492994170583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028868015623706">
                <text:p>0.00288680156237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0231715532072959">
                <text:p>0.002317155320729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0179625275825362">
                <text:p>0.001796252758253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0142324183407902">
                <text:p>0.001423241834079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0101327175357159">
                <text:p>0.001013271753571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0073052942401185">
                <text:p>0.000730529424011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00473314922570621">
                <text:p>0.0004733149225706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0027212135646889">
                <text:p>0.000272121356468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00144304048291172">
                <text:p>0.0001443040482911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000536166591558072">
                <text:p>0.00005361665915580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000277483968142941">
                <text:p>0.00002774839681429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000468647005123616">
                <text:p>0.00004686470051236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0012230468601762">
                <text:p>0.000122304686017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00260569462534861">
                <text:p>0.0002605694625348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0439620247586305">
                <text:p>0.0004396202475863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00703647738146178">
                <text:p>0.0007036477381461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0101009982736252">
                <text:p>0.001010099827362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0133906254665917">
                <text:p>0.001339062546659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0176709285618888">
                <text:p>0.001767092856188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0228765004304001">
                <text:p>0.00228765004304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0282168837928764">
                <text:p>0.002821688379287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0336835215787474">
                <text:p>0.003368352157874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0405551316258485">
                <text:p>0.004055513162584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0473480726830754">
                <text:p>0.004734807268307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0537671445887288">
                <text:p>0.005376714458872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0625526993836138">
                <text:p>0.006255269938361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0700583832019876">
                <text:p>0.007005838320198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0775566957635144">
                <text:p>0.007755669576351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0876662779203827">
                <text:p>0.008766627792038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0980699260012832">
                <text:p>0.009806992600128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108761043872517">
                <text:p>0.01087610438725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117856816064898">
                <text:p>0.01178568160648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130269154543677">
                <text:p>0.01302691545436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142333764986365">
                <text:p>0.01423337649863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153035075771609">
                <text:p>0.01530350757716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166051318961932">
                <text:p>0.01660513189619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17966851084756">
                <text:p>0.0179668510847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188730153097241">
                <text:p>0.01887301530972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203077480122006">
                <text:p>0.02030774801220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218050360925498">
                <text:p>0.02180503609254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230977439860233">
                <text:p>0.02309774398602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246124263424628">
                <text:p>0.02461242634246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259830300983237">
                <text:p>0.02598303009832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274034566313363">
                <text:p>0.02740345663133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286884754157508">
                <text:p>0.02868847541575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301745983082557">
                <text:p>0.03017459830825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3178516946385">
                <text:p>0.031785169463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330672517630396">
                <text:p>0.03306725176303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34664147716061">
                <text:p>0.0346641477160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364578592517369">
                <text:p>0.03645785925173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